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-morph-nmbs-1" table:style-name="ta1">
        <table:shapes>
          <draw:frame draw:z-index="0" draw:style-name="gr1" draw:text-style-name="P1" svg:width="6.2988in" svg:height="3.5429in" svg:x="6.0724in" svg:y="0.7504in">
            <draw:object draw:notify-on-update-of-ranges="'bench-morph-nmbs-1'.B1:'bench-morph-nmbs-1'.B1 'bench-morph-nmbs-1'.B2:'bench-morph-nmbs-1'.B1264 'bench-morph-nmbs-1'.C1:'bench-morph-nmbs-1'.C1 'bench-morph-nmbs-1'.C2:'bench-morph-nmbs-1'.C1264 'bench-morph-nmbs-1'.D1:'bench-morph-nmbs-1'.D1 'bench-morph-nmbs-1'.D2:'bench-morph-nmbs-1'.D12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PU %</text:p>
          </table:table-cell>
          <table:table-cell office:value-type="string" calcext:value-type="string">
            <text:p>Memory %</text:p>
          </table:table-cell>
          <table:table-cell office:value-type="string" calcext:value-type="string">
            <text:p>Memory Bytes</text:p>
          </table:table-cell>
          <table:table-cell office:value-type="string" calcext:value-type="string">
            <text:p>Wchan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" calcext:value-type="float">
            <text:p>16</text:p>
          </table:table-cell>
          <table:table-cell office:value-type="float" office:value="52.4" calcext:value-type="float">
            <text:p>52.4</text:p>
          </table:table-cell>
          <table:table-cell office:value-type="float" office:value="0.1" calcext:value-type="float">
            <text:p>0.1</text:p>
          </table:table-cell>
          <table:table-cell office:value-type="float" office:value="43752" calcext:value-type="float">
            <text:p>437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2" calcext:value-type="float">
            <text:p>362</text:p>
          </table:table-cell>
          <table:table-cell office:value-type="float" office:value="59.1" calcext:value-type="float">
            <text:p>59.1</text:p>
          </table:table-cell>
          <table:table-cell office:value-type="float" office:value="0.2" calcext:value-type="float">
            <text:p>0.2</text:p>
          </table:table-cell>
          <table:table-cell office:value-type="float" office:value="78492" calcext:value-type="float">
            <text:p>78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77" calcext:value-type="float">
            <text:p>677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114916" calcext:value-type="float">
            <text:p>1149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79" calcext:value-type="float">
            <text:p>979</text:p>
          </table:table-cell>
          <table:table-cell office:value-type="float" office:value="95.2" calcext:value-type="float">
            <text:p>95.2</text:p>
          </table:table-cell>
          <table:table-cell office:value-type="float" office:value="0.4" calcext:value-type="float">
            <text:p>0.4</text:p>
          </table:table-cell>
          <table:table-cell office:value-type="float" office:value="121780" calcext:value-type="float">
            <text:p>121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86" calcext:value-type="float">
            <text:p>1286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1780" calcext:value-type="float">
            <text:p>121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11" calcext:value-type="float">
            <text:p>1611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  <table:table-cell office:value-type="float" office:value="144448" calcext:value-type="float">
            <text:p>1444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11" calcext:value-type="float">
            <text:p>1911</text:p>
          </table:table-cell>
          <table:table-cell office:value-type="float" office:value="95.2" calcext:value-type="float">
            <text:p>95.2</text:p>
          </table:table-cell>
          <table:table-cell office:value-type="float" office:value="0.5" calcext:value-type="float">
            <text:p>0.5</text:p>
          </table:table-cell>
          <table:table-cell office:value-type="float" office:value="170864" calcext:value-type="float">
            <text:p>1708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12" calcext:value-type="float">
            <text:p>2212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6976" calcext:value-type="float">
            <text:p>2069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19" calcext:value-type="float">
            <text:p>2519</text:p>
          </table:table-cell>
          <table:table-cell office:value-type="float" office:value="95.2" calcext:value-type="float">
            <text:p>95.2</text:p>
          </table:table-cell>
          <table:table-cell office:value-type="float" office:value="0.8" calcext:value-type="float">
            <text:p>0.8</text:p>
          </table:table-cell>
          <table:table-cell office:value-type="float" office:value="255304" calcext:value-type="float">
            <text:p>2553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25" calcext:value-type="float">
            <text:p>2825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76240" calcext:value-type="float">
            <text:p>376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28" calcext:value-type="float">
            <text:p>3128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2732" calcext:value-type="float">
            <text:p>3227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27" calcext:value-type="float">
            <text:p>3427</text:p>
          </table:table-cell>
          <table:table-cell office:value-type="float" office:value="95.2" calcext:value-type="float">
            <text:p>95.2</text:p>
          </table:table-cell>
          <table:table-cell office:value-type="float" office:value="1" calcext:value-type="float">
            <text:p>1</text:p>
          </table:table-cell>
          <table:table-cell office:value-type="float" office:value="336440" calcext:value-type="float">
            <text:p>3364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39" calcext:value-type="float">
            <text:p>3739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13980" calcext:value-type="float">
            <text:p>4139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057" calcext:value-type="float">
            <text:p>4057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602316" calcext:value-type="float">
            <text:p>602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364" calcext:value-type="float">
            <text:p>4364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44892" calcext:value-type="float">
            <text:p>4448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670" calcext:value-type="float">
            <text:p>4670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62840" calcext:value-type="float">
            <text:p>4628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974" calcext:value-type="float">
            <text:p>4974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73020" calcext:value-type="float">
            <text:p>473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278" calcext:value-type="float">
            <text:p>5278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86920" calcext:value-type="float">
            <text:p>4869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577" calcext:value-type="float">
            <text:p>5577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66848" calcext:value-type="float">
            <text:p>566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880" calcext:value-type="float">
            <text:p>5880</text:p>
          </table:table-cell>
          <table:table-cell office:value-type="float" office:value="95.2" calcext:value-type="float">
            <text:p>95.2</text:p>
          </table:table-cell>
          <table:table-cell office:value-type="float" office:value="1.9" calcext:value-type="float">
            <text:p>1.9</text:p>
          </table:table-cell>
          <table:table-cell office:value-type="float" office:value="637852" calcext:value-type="float">
            <text:p>637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186" calcext:value-type="float">
            <text:p>6186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77032" calcext:value-type="float">
            <text:p>6770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493" calcext:value-type="float">
            <text:p>6493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77032" calcext:value-type="float">
            <text:p>6770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800" calcext:value-type="float">
            <text:p>6800</text:p>
          </table:table-cell>
          <table:table-cell office:value-type="float" office:value="95.2" calcext:value-type="float">
            <text:p>95.2</text:p>
          </table:table-cell>
          <table:table-cell office:value-type="float" office:value="2.1" calcext:value-type="float">
            <text:p>2.1</text:p>
          </table:table-cell>
          <table:table-cell office:value-type="float" office:value="678352" calcext:value-type="float">
            <text:p>678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106" calcext:value-type="float">
            <text:p>7106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9484" calcext:value-type="float">
            <text:p>7694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436" calcext:value-type="float">
            <text:p>7436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89052" calcext:value-type="float">
            <text:p>6890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741" calcext:value-type="float">
            <text:p>7741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7888" calcext:value-type="float">
            <text:p>727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049" calcext:value-type="float">
            <text:p>8049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7888" calcext:value-type="float">
            <text:p>727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353" calcext:value-type="float">
            <text:p>8353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768" calcext:value-type="float">
            <text:p>805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668" calcext:value-type="float">
            <text:p>8668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77032" calcext:value-type="float">
            <text:p>8770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981" calcext:value-type="float">
            <text:p>8981</text:p>
          </table:table-cell>
          <table:table-cell office:value-type="float" office:value="95.2" calcext:value-type="float">
            <text:p>95.2</text:p>
          </table:table-cell>
          <table:table-cell office:value-type="float" office:value="2.7" calcext:value-type="float">
            <text:p>2.7</text:p>
          </table:table-cell>
          <table:table-cell office:value-type="float" office:value="876360" calcext:value-type="float">
            <text:p>8763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287" calcext:value-type="float">
            <text:p>9287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6248" calcext:value-type="float">
            <text:p>8362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601" calcext:value-type="float">
            <text:p>9601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5660" calcext:value-type="float">
            <text:p>6556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896" calcext:value-type="float">
            <text:p>9896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5660" calcext:value-type="float">
            <text:p>6556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199" calcext:value-type="float">
            <text:p>10199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2832" calcext:value-type="float">
            <text:p>6928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503" calcext:value-type="float">
            <text:p>10503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37840" calcext:value-type="float">
            <text:p>7378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806" calcext:value-type="float">
            <text:p>10806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98628" calcext:value-type="float">
            <text:p>7986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117" calcext:value-type="float">
            <text:p>1111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1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423" calcext:value-type="float">
            <text:p>1142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9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736" calcext:value-type="float">
            <text:p>11736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52656" calcext:value-type="float">
            <text:p>9526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036" calcext:value-type="float">
            <text:p>12036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52656" calcext:value-type="float">
            <text:p>9526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336" calcext:value-type="float">
            <text:p>12336</text:p>
          </table:table-cell>
          <table:table-cell office:value-type="float" office:value="95" calcext:value-type="float">
            <text:p>95</text:p>
          </table:table-cell>
          <table:table-cell office:value-type="float" office:value="2.7" calcext:value-type="float">
            <text:p>2.7</text:p>
          </table:table-cell>
          <table:table-cell office:value-type="float" office:value="878880" calcext:value-type="float">
            <text:p>8788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642" calcext:value-type="float">
            <text:p>12642</text:p>
          </table:table-cell>
          <table:table-cell office:value-type="float" office:value="80" calcext:value-type="float">
            <text:p>80</text:p>
          </table:table-cell>
          <table:table-cell office:value-type="float" office:value="2.7" calcext:value-type="float">
            <text:p>2.7</text:p>
          </table:table-cell>
          <table:table-cell office:value-type="float" office:value="878880" calcext:value-type="float">
            <text:p>8788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941" calcext:value-type="float">
            <text:p>12941</text:p>
          </table:table-cell>
          <table:table-cell office:value-type="float" office:value="76.2" calcext:value-type="float">
            <text:p>76.2</text:p>
          </table:table-cell>
          <table:table-cell office:value-type="float" office:value="2.7" calcext:value-type="float">
            <text:p>2.7</text:p>
          </table:table-cell>
          <table:table-cell office:value-type="float" office:value="878880" calcext:value-type="float">
            <text:p>8788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243" calcext:value-type="float">
            <text:p>13243</text:p>
          </table:table-cell>
          <table:table-cell office:value-type="float" office:value="85" calcext:value-type="float">
            <text:p>85</text:p>
          </table:table-cell>
          <table:table-cell office:value-type="float" office:value="2.7" calcext:value-type="float">
            <text:p>2.7</text:p>
          </table:table-cell>
          <table:table-cell office:value-type="float" office:value="881616" calcext:value-type="float">
            <text:p>881616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546" calcext:value-type="float">
            <text:p>13546</text:p>
          </table:table-cell>
          <table:table-cell office:value-type="float" office:value="85" calcext:value-type="float">
            <text:p>85</text:p>
          </table:table-cell>
          <table:table-cell office:value-type="float" office:value="2.7" calcext:value-type="float">
            <text:p>2.7</text:p>
          </table:table-cell>
          <table:table-cell office:value-type="float" office:value="885312" calcext:value-type="float">
            <text:p>885312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855" calcext:value-type="float">
            <text:p>13855</text:p>
          </table:table-cell>
          <table:table-cell office:value-type="float" office:value="85" calcext:value-type="float">
            <text:p>85</text:p>
          </table:table-cell>
          <table:table-cell office:value-type="float" office:value="2.7" calcext:value-type="float">
            <text:p>2.7</text:p>
          </table:table-cell>
          <table:table-cell office:value-type="float" office:value="896928" calcext:value-type="float">
            <text:p>8969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160" calcext:value-type="float">
            <text:p>14160</text:p>
          </table:table-cell>
          <table:table-cell office:value-type="float" office:value="76.2" calcext:value-type="float">
            <text:p>76.2</text:p>
          </table:table-cell>
          <table:table-cell office:value-type="float" office:value="2.8" calcext:value-type="float">
            <text:p>2.8</text:p>
          </table:table-cell>
          <table:table-cell office:value-type="float" office:value="907752" calcext:value-type="float">
            <text:p>9077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466" calcext:value-type="float">
            <text:p>14466</text:p>
          </table:table-cell>
          <table:table-cell office:value-type="float" office:value="80" calcext:value-type="float">
            <text:p>80</text:p>
          </table:table-cell>
          <table:table-cell office:value-type="float" office:value="2.8" calcext:value-type="float">
            <text:p>2.8</text:p>
          </table:table-cell>
          <table:table-cell office:value-type="float" office:value="918048" calcext:value-type="float">
            <text:p>9180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772" calcext:value-type="float">
            <text:p>14772</text:p>
          </table:table-cell>
          <table:table-cell office:value-type="float" office:value="76.2" calcext:value-type="float">
            <text:p>76.2</text:p>
          </table:table-cell>
          <table:table-cell office:value-type="float" office:value="2.8" calcext:value-type="float">
            <text:p>2.8</text:p>
          </table:table-cell>
          <table:table-cell office:value-type="float" office:value="929136" calcext:value-type="float">
            <text:p>929136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076" calcext:value-type="float">
            <text:p>15076</text:p>
          </table:table-cell>
          <table:table-cell office:value-type="float" office:value="90" calcext:value-type="float">
            <text:p>90</text:p>
          </table:table-cell>
          <table:table-cell office:value-type="float" office:value="2.9" calcext:value-type="float">
            <text:p>2.9</text:p>
          </table:table-cell>
          <table:table-cell office:value-type="float" office:value="940488" calcext:value-type="float">
            <text:p>9404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375" calcext:value-type="float">
            <text:p>15375</text:p>
          </table:table-cell>
          <table:table-cell office:value-type="float" office:value="80" calcext:value-type="float">
            <text:p>80</text:p>
          </table:table-cell>
          <table:table-cell office:value-type="float" office:value="2.9" calcext:value-type="float">
            <text:p>2.9</text:p>
          </table:table-cell>
          <table:table-cell office:value-type="float" office:value="951840" calcext:value-type="float">
            <text:p>9518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681" calcext:value-type="float">
            <text:p>15681</text:p>
          </table:table-cell>
          <table:table-cell office:value-type="float" office:value="85" calcext:value-type="float">
            <text:p>85</text:p>
          </table:table-cell>
          <table:table-cell office:value-type="float" office:value="2.9" calcext:value-type="float">
            <text:p>2.9</text:p>
          </table:table-cell>
          <table:table-cell office:value-type="float" office:value="962136" calcext:value-type="float">
            <text:p>9621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981" calcext:value-type="float">
            <text:p>15981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974544" calcext:value-type="float">
            <text:p>9745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300" calcext:value-type="float">
            <text:p>1630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86160" calcext:value-type="float">
            <text:p>9861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595" calcext:value-type="float">
            <text:p>1659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96456" calcext:value-type="float">
            <text:p>9964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897" calcext:value-type="float">
            <text:p>16897</text:p>
          </table:table-cell>
          <table:table-cell office:value-type="float" office:value="85" calcext:value-type="float">
            <text:p>85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2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202" calcext:value-type="float">
            <text:p>17202</text:p>
          </table:table-cell>
          <table:table-cell office:value-type="float" office:value="76.2" calcext:value-type="float">
            <text:p>76.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5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510" calcext:value-type="float">
            <text:p>17510</text:p>
          </table:table-cell>
          <table:table-cell office:value-type="float" office:value="85.7" calcext:value-type="float">
            <text:p>85.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821" calcext:value-type="float">
            <text:p>17821</text:p>
          </table:table-cell>
          <table:table-cell office:value-type="float" office:value="76.2" calcext:value-type="float">
            <text:p>76.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125" calcext:value-type="float">
            <text:p>18125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431" calcext:value-type="float">
            <text:p>18431</text:p>
          </table:table-cell>
          <table:table-cell office:value-type="float" office:value="95.2" calcext:value-type="float">
            <text:p>95.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743" calcext:value-type="float">
            <text:p>18743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043" calcext:value-type="float">
            <text:p>19043</text:p>
          </table:table-cell>
          <table:table-cell office:value-type="float" office:value="95.2" calcext:value-type="float">
            <text:p>95.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354" calcext:value-type="float">
            <text:p>19354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652" calcext:value-type="float">
            <text:p>19652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956" calcext:value-type="float">
            <text:p>19956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259" calcext:value-type="float">
            <text:p>20259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573" calcext:value-type="float">
            <text:p>20573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877" calcext:value-type="float">
            <text:p>20877</text:p>
          </table:table-cell>
          <table:table-cell office:value-type="float" office:value="95" calcext:value-type="float">
            <text:p>95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179" calcext:value-type="float">
            <text:p>21179</text:p>
          </table:table-cell>
          <table:table-cell office:value-type="float" office:value="95.2" calcext:value-type="float">
            <text:p>95.2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488" calcext:value-type="float">
            <text:p>21488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795" calcext:value-type="float">
            <text:p>21795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102" calcext:value-type="float">
            <text:p>22102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409" calcext:value-type="float">
            <text:p>22409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711" calcext:value-type="float">
            <text:p>22711</text:p>
          </table:table-cell>
          <table:table-cell office:value-type="float" office:value="90.5" calcext:value-type="float">
            <text:p>90.5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015" calcext:value-type="float">
            <text:p>23015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325" calcext:value-type="float">
            <text:p>23325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626" calcext:value-type="float">
            <text:p>23626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928" calcext:value-type="float">
            <text:p>23928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243" calcext:value-type="float">
            <text:p>24243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578" calcext:value-type="float">
            <text:p>24578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880" calcext:value-type="float">
            <text:p>24880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185" calcext:value-type="float">
            <text:p>25185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487" calcext:value-type="float">
            <text:p>25487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786" calcext:value-type="float">
            <text:p>25786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088" calcext:value-type="float">
            <text:p>26088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384" calcext:value-type="float">
            <text:p>26384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681" calcext:value-type="float">
            <text:p>26681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980" calcext:value-type="float">
            <text:p>26980</text:p>
          </table:table-cell>
          <table:table-cell office:value-type="float" office:value="95.2" calcext:value-type="float">
            <text:p>95.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283" calcext:value-type="float">
            <text:p>27283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595" calcext:value-type="float">
            <text:p>27595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893" calcext:value-type="float">
            <text:p>27893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192" calcext:value-type="float">
            <text:p>28192</text:p>
          </table:table-cell>
          <table:table-cell office:value-type="float" office:value="95.2" calcext:value-type="float">
            <text:p>95.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492" calcext:value-type="float">
            <text:p>28492</text:p>
          </table:table-cell>
          <table:table-cell office:value-type="float" office:value="95.2" calcext:value-type="float">
            <text:p>95.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797" calcext:value-type="float">
            <text:p>28797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109" calcext:value-type="float">
            <text:p>29109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416" calcext:value-type="float">
            <text:p>29416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713" calcext:value-type="float">
            <text:p>29713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021" calcext:value-type="float">
            <text:p>30021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322" calcext:value-type="float">
            <text:p>30322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633" calcext:value-type="float">
            <text:p>30633</text:p>
          </table:table-cell>
          <table:table-cell office:value-type="float" office:value="90.5" calcext:value-type="float">
            <text:p>90.5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933" calcext:value-type="float">
            <text:p>30933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241" calcext:value-type="float">
            <text:p>31241</text:p>
          </table:table-cell>
          <table:table-cell office:value-type="float" office:value="95.2" calcext:value-type="float">
            <text:p>95.2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549" calcext:value-type="float">
            <text:p>31549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855" calcext:value-type="float">
            <text:p>31855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156" calcext:value-type="float">
            <text:p>32156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458" calcext:value-type="float">
            <text:p>32458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757" calcext:value-type="float">
            <text:p>32757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056" calcext:value-type="float">
            <text:p>33056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366" calcext:value-type="float">
            <text:p>33366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682" calcext:value-type="float">
            <text:p>33682</text:p>
          </table:table-cell>
          <table:table-cell office:value-type="float" office:value="95.2" calcext:value-type="float">
            <text:p>95.2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986" calcext:value-type="float">
            <text:p>33986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294" calcext:value-type="float">
            <text:p>34294</text:p>
          </table:table-cell>
          <table:table-cell office:value-type="float" office:value="95.2" calcext:value-type="float">
            <text:p>95.2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601" calcext:value-type="float">
            <text:p>34601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916" calcext:value-type="float">
            <text:p>34916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220" calcext:value-type="float">
            <text:p>35220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526" calcext:value-type="float">
            <text:p>35526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836" calcext:value-type="float">
            <text:p>35836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155" calcext:value-type="float">
            <text:p>36155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472" calcext:value-type="float">
            <text:p>36472</text:p>
          </table:table-cell>
          <table:table-cell office:value-type="float" office:value="95.2" calcext:value-type="float">
            <text:p>95.2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781" calcext:value-type="float">
            <text:p>36781</text:p>
          </table:table-cell>
          <table:table-cell office:value-type="float" office:value="85.7" calcext:value-type="float">
            <text:p>85.7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089" calcext:value-type="float">
            <text:p>37089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397" calcext:value-type="float">
            <text:p>37397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700" calcext:value-type="float">
            <text:p>37700</text:p>
          </table:table-cell>
          <table:table-cell office:value-type="float" office:value="95.2" calcext:value-type="float">
            <text:p>95.2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8008" calcext:value-type="float">
            <text:p>38008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8314" calcext:value-type="float">
            <text:p>38314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8612" calcext:value-type="float">
            <text:p>38612</text:p>
          </table:table-cell>
          <table:table-cell office:value-type="float" office:value="95.2" calcext:value-type="float">
            <text:p>95.2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8917" calcext:value-type="float">
            <text:p>38917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9224" calcext:value-type="float">
            <text:p>39224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9529" calcext:value-type="float">
            <text:p>39529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9835" calcext:value-type="float">
            <text:p>39835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0137" calcext:value-type="float">
            <text:p>40137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0450" calcext:value-type="float">
            <text:p>40450</text:p>
          </table:table-cell>
          <table:table-cell office:value-type="float" office:value="95.2" calcext:value-type="float">
            <text:p>95.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0755" calcext:value-type="float">
            <text:p>40755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1057" calcext:value-type="float">
            <text:p>41057</text:p>
          </table:table-cell>
          <table:table-cell office:value-type="float" office:value="95" calcext:value-type="float">
            <text:p>95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1357" calcext:value-type="float">
            <text:p>41357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1670" calcext:value-type="float">
            <text:p>41670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1976" calcext:value-type="float">
            <text:p>41976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2282" calcext:value-type="float">
            <text:p>42282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2587" calcext:value-type="float">
            <text:p>42587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2895" calcext:value-type="float">
            <text:p>42895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3203" calcext:value-type="float">
            <text:p>43203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3509" calcext:value-type="float">
            <text:p>43509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3813" calcext:value-type="float">
            <text:p>43813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4121" calcext:value-type="float">
            <text:p>44121</text:p>
          </table:table-cell>
          <table:table-cell office:value-type="float" office:value="95.2" calcext:value-type="float">
            <text:p>95.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4428" calcext:value-type="float">
            <text:p>44428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4733" calcext:value-type="float">
            <text:p>44733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5035" calcext:value-type="float">
            <text:p>45035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5337" calcext:value-type="float">
            <text:p>45337</text:p>
          </table:table-cell>
          <table:table-cell office:value-type="float" office:value="95.2" calcext:value-type="float">
            <text:p>95.2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5649" calcext:value-type="float">
            <text:p>45649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5954" calcext:value-type="float">
            <text:p>45954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6270" calcext:value-type="float">
            <text:p>46270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6575" calcext:value-type="float">
            <text:p>46575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6881" calcext:value-type="float">
            <text:p>46881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7185" calcext:value-type="float">
            <text:p>47185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7484" calcext:value-type="float">
            <text:p>47484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7791" calcext:value-type="float">
            <text:p>47791</text:p>
          </table:table-cell>
          <table:table-cell office:value-type="float" office:value="95.2" calcext:value-type="float">
            <text:p>95.2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8093" calcext:value-type="float">
            <text:p>48093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8393" calcext:value-type="float">
            <text:p>48393</text:p>
          </table:table-cell>
          <table:table-cell office:value-type="float" office:value="95.2" calcext:value-type="float">
            <text:p>95.2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8693" calcext:value-type="float">
            <text:p>48693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8999" calcext:value-type="float">
            <text:p>48999</text:p>
          </table:table-cell>
          <table:table-cell office:value-type="float" office:value="95.2" calcext:value-type="float">
            <text:p>95.2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9301" calcext:value-type="float">
            <text:p>49301</text:p>
          </table:table-cell>
          <table:table-cell office:value-type="float" office:value="95.2" calcext:value-type="float">
            <text:p>95.2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9608" calcext:value-type="float">
            <text:p>49608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49918" calcext:value-type="float">
            <text:p>49918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0232" calcext:value-type="float">
            <text:p>50232</text:p>
          </table:table-cell>
          <table:table-cell office:value-type="float" office:value="95.2" calcext:value-type="float">
            <text:p>95.2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0533" calcext:value-type="float">
            <text:p>50533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0843" calcext:value-type="float">
            <text:p>50843</text:p>
          </table:table-cell>
          <table:table-cell office:value-type="float" office:value="95.2" calcext:value-type="float">
            <text:p>95.2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1154" calcext:value-type="float">
            <text:p>51154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1459" calcext:value-type="float">
            <text:p>51459</text:p>
          </table:table-cell>
          <table:table-cell office:value-type="float" office:value="95.2" calcext:value-type="float">
            <text:p>95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1765" calcext:value-type="float">
            <text:p>51765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2066" calcext:value-type="float">
            <text:p>52066</text:p>
          </table:table-cell>
          <table:table-cell office:value-type="float" office:value="95.2" calcext:value-type="float">
            <text:p>95.2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2378" calcext:value-type="float">
            <text:p>52378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2676" calcext:value-type="float">
            <text:p>52676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2979" calcext:value-type="float">
            <text:p>52979</text:p>
          </table:table-cell>
          <table:table-cell office:value-type="float" office:value="95.2" calcext:value-type="float">
            <text:p>95.2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3280" calcext:value-type="float">
            <text:p>53280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3586" calcext:value-type="float">
            <text:p>53586</text:p>
          </table:table-cell>
          <table:table-cell office:value-type="float" office:value="95" calcext:value-type="float">
            <text:p>95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3887" calcext:value-type="float">
            <text:p>53887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4199" calcext:value-type="float">
            <text:p>54199</text:p>
          </table:table-cell>
          <table:table-cell office:value-type="float" office:value="95" calcext:value-type="float">
            <text:p>9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4494" calcext:value-type="float">
            <text:p>54494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4796" calcext:value-type="float">
            <text:p>54796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5096" calcext:value-type="float">
            <text:p>55096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5403" calcext:value-type="float">
            <text:p>55403</text:p>
          </table:table-cell>
          <table:table-cell office:value-type="float" office:value="95.2" calcext:value-type="float">
            <text:p>95.2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5702" calcext:value-type="float">
            <text:p>55702</text:p>
          </table:table-cell>
          <table:table-cell office:value-type="float" office:value="95.2" calcext:value-type="float">
            <text:p>95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6001" calcext:value-type="float">
            <text:p>56001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6299" calcext:value-type="float">
            <text:p>56299</text:p>
          </table:table-cell>
          <table:table-cell office:value-type="float" office:value="95.2" calcext:value-type="float">
            <text:p>95.2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6600" calcext:value-type="float">
            <text:p>56600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6903" calcext:value-type="float">
            <text:p>56903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7205" calcext:value-type="float">
            <text:p>57205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7502" calcext:value-type="float">
            <text:p>57502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7800" calcext:value-type="float">
            <text:p>57800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8103" calcext:value-type="float">
            <text:p>58103</text:p>
          </table:table-cell>
          <table:table-cell office:value-type="float" office:value="95.2" calcext:value-type="float">
            <text:p>95.2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8408" calcext:value-type="float">
            <text:p>58408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8705" calcext:value-type="float">
            <text:p>58705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9011" calcext:value-type="float">
            <text:p>59011</text:p>
          </table:table-cell>
          <table:table-cell office:value-type="float" office:value="95.2" calcext:value-type="float">
            <text:p>95.2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9316" calcext:value-type="float">
            <text:p>59316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9616" calcext:value-type="float">
            <text:p>59616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59919" calcext:value-type="float">
            <text:p>59919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0221" calcext:value-type="float">
            <text:p>60221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0525" calcext:value-type="float">
            <text:p>60525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0832" calcext:value-type="float">
            <text:p>60832</text:p>
          </table:table-cell>
          <table:table-cell office:value-type="float" office:value="95.2" calcext:value-type="float">
            <text:p>95.2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1135" calcext:value-type="float">
            <text:p>61135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1441" calcext:value-type="float">
            <text:p>61441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1746" calcext:value-type="float">
            <text:p>61746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2048" calcext:value-type="float">
            <text:p>62048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2348" calcext:value-type="float">
            <text:p>62348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2645" calcext:value-type="float">
            <text:p>62645</text:p>
          </table:table-cell>
          <table:table-cell office:value-type="float" office:value="99.9" calcext:value-type="float">
            <text:p>99.9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2940" calcext:value-type="float">
            <text:p>62940</text:p>
          </table:table-cell>
          <table:table-cell office:value-type="float" office:value="95.2" calcext:value-type="float">
            <text:p>95.2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3249" calcext:value-type="float">
            <text:p>63249</text:p>
          </table:table-cell>
          <table:table-cell office:value-type="float" office:value="95.2" calcext:value-type="float">
            <text:p>95.2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3557" calcext:value-type="float">
            <text:p>63557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3866" calcext:value-type="float">
            <text:p>63866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4172" calcext:value-type="float">
            <text:p>64172</text:p>
          </table:table-cell>
          <table:table-cell office:value-type="float" office:value="95.2" calcext:value-type="float">
            <text:p>95.2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4474" calcext:value-type="float">
            <text:p>64474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4773" calcext:value-type="float">
            <text:p>64773</text:p>
          </table:table-cell>
          <table:table-cell office:value-type="float" office:value="95.2" calcext:value-type="float">
            <text:p>95.2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5084" calcext:value-type="float">
            <text:p>65084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5384" calcext:value-type="float">
            <text:p>65384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5692" calcext:value-type="float">
            <text:p>65692</text:p>
          </table:table-cell>
          <table:table-cell office:value-type="float" office:value="95.2" calcext:value-type="float">
            <text:p>95.2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5997" calcext:value-type="float">
            <text:p>65997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6299" calcext:value-type="float">
            <text:p>66299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6598" calcext:value-type="float">
            <text:p>66598</text:p>
          </table:table-cell>
          <table:table-cell office:value-type="float" office:value="95" calcext:value-type="float">
            <text:p>9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6894" calcext:value-type="float">
            <text:p>66894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7196" calcext:value-type="float">
            <text:p>67196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7497" calcext:value-type="float">
            <text:p>67497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7794" calcext:value-type="float">
            <text:p>67794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8094" calcext:value-type="float">
            <text:p>68094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8394" calcext:value-type="float">
            <text:p>68394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8687" calcext:value-type="float">
            <text:p>68687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8988" calcext:value-type="float">
            <text:p>68988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9291" calcext:value-type="float">
            <text:p>69291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9587" calcext:value-type="float">
            <text:p>69587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69894" calcext:value-type="float">
            <text:p>69894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0211" calcext:value-type="float">
            <text:p>70211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0523" calcext:value-type="float">
            <text:p>70523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0831" calcext:value-type="float">
            <text:p>70831</text:p>
          </table:table-cell>
          <table:table-cell office:value-type="float" office:value="95.2" calcext:value-type="float">
            <text:p>95.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1135" calcext:value-type="float">
            <text:p>71135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1442" calcext:value-type="float">
            <text:p>71442</text:p>
          </table:table-cell>
          <table:table-cell office:value-type="float" office:value="95.2" calcext:value-type="float">
            <text:p>95.2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1744" calcext:value-type="float">
            <text:p>71744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2046" calcext:value-type="float">
            <text:p>72046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2353" calcext:value-type="float">
            <text:p>72353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2649" calcext:value-type="float">
            <text:p>72649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2947" calcext:value-type="float">
            <text:p>72947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3251" calcext:value-type="float">
            <text:p>73251</text:p>
          </table:table-cell>
          <table:table-cell office:value-type="float" office:value="95.2" calcext:value-type="float">
            <text:p>95.2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3553" calcext:value-type="float">
            <text:p>73553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3860" calcext:value-type="float">
            <text:p>73860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4168" calcext:value-type="float">
            <text:p>74168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4475" calcext:value-type="float">
            <text:p>74475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4780" calcext:value-type="float">
            <text:p>74780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5083" calcext:value-type="float">
            <text:p>75083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5388" calcext:value-type="float">
            <text:p>75388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5702" calcext:value-type="float">
            <text:p>75702</text:p>
          </table:table-cell>
          <table:table-cell office:value-type="float" office:value="95.2" calcext:value-type="float">
            <text:p>95.2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6002" calcext:value-type="float">
            <text:p>76002</text:p>
          </table:table-cell>
          <table:table-cell office:value-type="float" office:value="95.2" calcext:value-type="float">
            <text:p>95.2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6303" calcext:value-type="float">
            <text:p>76303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6605" calcext:value-type="float">
            <text:p>76605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6909" calcext:value-type="float">
            <text:p>76909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7208" calcext:value-type="float">
            <text:p>77208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7509" calcext:value-type="float">
            <text:p>77509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7821" calcext:value-type="float">
            <text:p>77821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8124" calcext:value-type="float">
            <text:p>78124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8428" calcext:value-type="float">
            <text:p>78428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8735" calcext:value-type="float">
            <text:p>78735</text:p>
          </table:table-cell>
          <table:table-cell office:value-type="float" office:value="95" calcext:value-type="float">
            <text:p>95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9035" calcext:value-type="float">
            <text:p>79035</text:p>
          </table:table-cell>
          <table:table-cell office:value-type="float" office:value="95.2" calcext:value-type="float">
            <text:p>95.2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9346" calcext:value-type="float">
            <text:p>79346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9647" calcext:value-type="float">
            <text:p>79647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79955" calcext:value-type="float">
            <text:p>79955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0261" calcext:value-type="float">
            <text:p>80261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0565" calcext:value-type="float">
            <text:p>80565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0864" calcext:value-type="float">
            <text:p>80864</text:p>
          </table:table-cell>
          <table:table-cell office:value-type="float" office:value="95" calcext:value-type="float">
            <text:p>95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1163" calcext:value-type="float">
            <text:p>81163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1464" calcext:value-type="float">
            <text:p>81464</text:p>
          </table:table-cell>
          <table:table-cell office:value-type="float" office:value="95.2" calcext:value-type="float">
            <text:p>95.2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1779" calcext:value-type="float">
            <text:p>81779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2082" calcext:value-type="float">
            <text:p>82082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2393" calcext:value-type="float">
            <text:p>82393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2696" calcext:value-type="float">
            <text:p>82696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3000" calcext:value-type="float">
            <text:p>83000</text:p>
          </table:table-cell>
          <table:table-cell office:value-type="float" office:value="95" calcext:value-type="float">
            <text:p>95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3299" calcext:value-type="float">
            <text:p>83299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3600" calcext:value-type="float">
            <text:p>83600</text:p>
          </table:table-cell>
          <table:table-cell office:value-type="float" office:value="95.2" calcext:value-type="float">
            <text:p>95.2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3904" calcext:value-type="float">
            <text:p>83904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4208" calcext:value-type="float">
            <text:p>84208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4505" calcext:value-type="float">
            <text:p>84505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4805" calcext:value-type="float">
            <text:p>84805</text:p>
          </table:table-cell>
          <table:table-cell office:value-type="float" office:value="95" calcext:value-type="float">
            <text:p>95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5102" calcext:value-type="float">
            <text:p>85102</text:p>
          </table:table-cell>
          <table:table-cell office:value-type="float" office:value="95.2" calcext:value-type="float">
            <text:p>95.2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5404" calcext:value-type="float">
            <text:p>85404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5709" calcext:value-type="float">
            <text:p>85709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6022" calcext:value-type="float">
            <text:p>86022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6321" calcext:value-type="float">
            <text:p>86321</text:p>
          </table:table-cell>
          <table:table-cell office:value-type="float" office:value="95.2" calcext:value-type="float">
            <text:p>95.2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6622" calcext:value-type="float">
            <text:p>86622</text:p>
          </table:table-cell>
          <table:table-cell office:value-type="float" office:value="95.2" calcext:value-type="float">
            <text:p>95.2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6928" calcext:value-type="float">
            <text:p>86928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7231" calcext:value-type="float">
            <text:p>87231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7536" calcext:value-type="float">
            <text:p>87536</text:p>
          </table:table-cell>
          <table:table-cell office:value-type="float" office:value="99.9" calcext:value-type="float">
            <text:p>99.9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7836" calcext:value-type="float">
            <text:p>87836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8137" calcext:value-type="float">
            <text:p>88137</text:p>
          </table:table-cell>
          <table:table-cell office:value-type="float" office:value="99.9" calcext:value-type="float">
            <text:p>99.9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8440" calcext:value-type="float">
            <text:p>88440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8746" calcext:value-type="float">
            <text:p>88746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9045" calcext:value-type="float">
            <text:p>89045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9349" calcext:value-type="float">
            <text:p>89349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9657" calcext:value-type="float">
            <text:p>89657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89962" calcext:value-type="float">
            <text:p>89962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0267" calcext:value-type="float">
            <text:p>90267</text:p>
          </table:table-cell>
          <table:table-cell office:value-type="float" office:value="99.9" calcext:value-type="float">
            <text:p>99.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0561" calcext:value-type="float">
            <text:p>90561</text:p>
          </table:table-cell>
          <table:table-cell office:value-type="float" office:value="95.2" calcext:value-type="float">
            <text:p>95.2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0867" calcext:value-type="float">
            <text:p>90867</text:p>
          </table:table-cell>
          <table:table-cell office:value-type="float" office:value="95" calcext:value-type="float">
            <text:p>95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1170" calcext:value-type="float">
            <text:p>91170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1471" calcext:value-type="float">
            <text:p>91471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1777" calcext:value-type="float">
            <text:p>91777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2080" calcext:value-type="float">
            <text:p>92080</text:p>
          </table:table-cell>
          <table:table-cell office:value-type="float" office:value="99.9" calcext:value-type="float">
            <text:p>99.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2402" calcext:value-type="float">
            <text:p>92402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2704" calcext:value-type="float">
            <text:p>92704</text:p>
          </table:table-cell>
          <table:table-cell office:value-type="float" office:value="95" calcext:value-type="float">
            <text:p>95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3010" calcext:value-type="float">
            <text:p>93010</text:p>
          </table:table-cell>
          <table:table-cell office:value-type="float" office:value="95.2" calcext:value-type="float">
            <text:p>95.2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3316" calcext:value-type="float">
            <text:p>93316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3620" calcext:value-type="float">
            <text:p>93620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3929" calcext:value-type="float">
            <text:p>93929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4235" calcext:value-type="float">
            <text:p>94235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4541" calcext:value-type="float">
            <text:p>94541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4856" calcext:value-type="float">
            <text:p>94856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5157" calcext:value-type="float">
            <text:p>95157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5459" calcext:value-type="float">
            <text:p>95459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5763" calcext:value-type="float">
            <text:p>95763</text:p>
          </table:table-cell>
          <table:table-cell office:value-type="float" office:value="95.2" calcext:value-type="float">
            <text:p>95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6065" calcext:value-type="float">
            <text:p>96065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6367" calcext:value-type="float">
            <text:p>96367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6671" calcext:value-type="float">
            <text:p>96671</text:p>
          </table:table-cell>
          <table:table-cell office:value-type="float" office:value="95.2" calcext:value-type="float">
            <text:p>95.2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6977" calcext:value-type="float">
            <text:p>96977</text:p>
          </table:table-cell>
          <table:table-cell office:value-type="float" office:value="95.2" calcext:value-type="float">
            <text:p>95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7286" calcext:value-type="float">
            <text:p>97286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7583" calcext:value-type="float">
            <text:p>97583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7884" calcext:value-type="float">
            <text:p>97884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8188" calcext:value-type="float">
            <text:p>98188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8494" calcext:value-type="float">
            <text:p>98494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8797" calcext:value-type="float">
            <text:p>98797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9106" calcext:value-type="float">
            <text:p>99106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9409" calcext:value-type="float">
            <text:p>99409</text:p>
          </table:table-cell>
          <table:table-cell office:value-type="float" office:value="95.2" calcext:value-type="float">
            <text:p>95.2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99716" calcext:value-type="float">
            <text:p>99716</text:p>
          </table:table-cell>
          <table:table-cell office:value-type="float" office:value="99.9" calcext:value-type="float">
            <text:p>99.9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0018" calcext:value-type="float">
            <text:p>100018</text:p>
          </table:table-cell>
          <table:table-cell office:value-type="float" office:value="95.5" calcext:value-type="float">
            <text:p>95.5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0335" calcext:value-type="float">
            <text:p>100335</text:p>
          </table:table-cell>
          <table:table-cell office:value-type="float" office:value="99.9" calcext:value-type="float">
            <text:p>99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0636" calcext:value-type="float">
            <text:p>100636</text:p>
          </table:table-cell>
          <table:table-cell office:value-type="float" office:value="99.9" calcext:value-type="float">
            <text:p>99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0943" calcext:value-type="float">
            <text:p>100943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1250" calcext:value-type="float">
            <text:p>101250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1549" calcext:value-type="float">
            <text:p>101549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1850" calcext:value-type="float">
            <text:p>101850</text:p>
          </table:table-cell>
          <table:table-cell office:value-type="float" office:value="95" calcext:value-type="float">
            <text:p>95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2155" calcext:value-type="float">
            <text:p>102155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2461" calcext:value-type="float">
            <text:p>102461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2760" calcext:value-type="float">
            <text:p>102760</text:p>
          </table:table-cell>
          <table:table-cell office:value-type="float" office:value="95.2" calcext:value-type="float">
            <text:p>95.2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3066" calcext:value-type="float">
            <text:p>103066</text:p>
          </table:table-cell>
          <table:table-cell office:value-type="float" office:value="99.9" calcext:value-type="float">
            <text:p>99.9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3364" calcext:value-type="float">
            <text:p>103364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3660" calcext:value-type="float">
            <text:p>103660</text:p>
          </table:table-cell>
          <table:table-cell office:value-type="float" office:value="95.2" calcext:value-type="float">
            <text:p>95.2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3961" calcext:value-type="float">
            <text:p>103961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4262" calcext:value-type="float">
            <text:p>104262</text:p>
          </table:table-cell>
          <table:table-cell office:value-type="float" office:value="99.9" calcext:value-type="float">
            <text:p>99.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4559" calcext:value-type="float">
            <text:p>104559</text:p>
          </table:table-cell>
          <table:table-cell office:value-type="float" office:value="95.2" calcext:value-type="float">
            <text:p>95.2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4862" calcext:value-type="float">
            <text:p>104862</text:p>
          </table:table-cell>
          <table:table-cell office:value-type="float" office:value="99.9" calcext:value-type="float">
            <text:p>99.9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5165" calcext:value-type="float">
            <text:p>105165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5467" calcext:value-type="float">
            <text:p>105467</text:p>
          </table:table-cell>
          <table:table-cell office:value-type="float" office:value="99.9" calcext:value-type="float">
            <text:p>99.9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5786" calcext:value-type="float">
            <text:p>105786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6084" calcext:value-type="float">
            <text:p>106084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6387" calcext:value-type="float">
            <text:p>106387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6692" calcext:value-type="float">
            <text:p>106692</text:p>
          </table:table-cell>
          <table:table-cell office:value-type="float" office:value="95.2" calcext:value-type="float">
            <text:p>95.2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6997" calcext:value-type="float">
            <text:p>106997</text:p>
          </table:table-cell>
          <table:table-cell office:value-type="float" office:value="99.9" calcext:value-type="float">
            <text:p>99.9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7299" calcext:value-type="float">
            <text:p>107299</text:p>
          </table:table-cell>
          <table:table-cell office:value-type="float" office:value="99.9" calcext:value-type="float">
            <text:p>99.9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7599" calcext:value-type="float">
            <text:p>107599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7898" calcext:value-type="float">
            <text:p>107898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8195" calcext:value-type="float">
            <text:p>108195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8496" calcext:value-type="float">
            <text:p>108496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8800" calcext:value-type="float">
            <text:p>108800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9102" calcext:value-type="float">
            <text:p>109102</text:p>
          </table:table-cell>
          <table:table-cell office:value-type="float" office:value="95.2" calcext:value-type="float">
            <text:p>95.2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9405" calcext:value-type="float">
            <text:p>109405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09712" calcext:value-type="float">
            <text:p>109712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0013" calcext:value-type="float">
            <text:p>110013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0317" calcext:value-type="float">
            <text:p>110317</text:p>
          </table:table-cell>
          <table:table-cell office:value-type="float" office:value="99.9" calcext:value-type="float">
            <text:p>99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0624" calcext:value-type="float">
            <text:p>110624</text:p>
          </table:table-cell>
          <table:table-cell office:value-type="float" office:value="99.9" calcext:value-type="float">
            <text:p>99.9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0938" calcext:value-type="float">
            <text:p>110938</text:p>
          </table:table-cell>
          <table:table-cell office:value-type="float" office:value="95.2" calcext:value-type="float">
            <text:p>95.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1260" calcext:value-type="float">
            <text:p>111260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1570" calcext:value-type="float">
            <text:p>111570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1882" calcext:value-type="float">
            <text:p>111882</text:p>
          </table:table-cell>
          <table:table-cell office:value-type="float" office:value="90.9" calcext:value-type="float">
            <text:p>90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2197" calcext:value-type="float">
            <text:p>112197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2503" calcext:value-type="float">
            <text:p>112503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2804" calcext:value-type="float">
            <text:p>112804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3100" calcext:value-type="float">
            <text:p>113100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3396" calcext:value-type="float">
            <text:p>113396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3699" calcext:value-type="float">
            <text:p>113699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3999" calcext:value-type="float">
            <text:p>113999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4300" calcext:value-type="float">
            <text:p>114300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4598" calcext:value-type="float">
            <text:p>114598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4902" calcext:value-type="float">
            <text:p>114902</text:p>
          </table:table-cell>
          <table:table-cell office:value-type="float" office:value="95.2" calcext:value-type="float">
            <text:p>95.2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5201" calcext:value-type="float">
            <text:p>115201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5495" calcext:value-type="float">
            <text:p>115495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5793" calcext:value-type="float">
            <text:p>115793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6093" calcext:value-type="float">
            <text:p>116093</text:p>
          </table:table-cell>
          <table:table-cell office:value-type="float" office:value="95.2" calcext:value-type="float">
            <text:p>95.2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6396" calcext:value-type="float">
            <text:p>116396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6704" calcext:value-type="float">
            <text:p>116704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7007" calcext:value-type="float">
            <text:p>117007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7316" calcext:value-type="float">
            <text:p>117316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7613" calcext:value-type="float">
            <text:p>117613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7915" calcext:value-type="float">
            <text:p>117915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8225" calcext:value-type="float">
            <text:p>118225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8533" calcext:value-type="float">
            <text:p>118533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8839" calcext:value-type="float">
            <text:p>118839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9142" calcext:value-type="float">
            <text:p>119142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9440" calcext:value-type="float">
            <text:p>119440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19744" calcext:value-type="float">
            <text:p>119744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0048" calcext:value-type="float">
            <text:p>120048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0349" calcext:value-type="float">
            <text:p>120349</text:p>
          </table:table-cell>
          <table:table-cell office:value-type="float" office:value="95.2" calcext:value-type="float">
            <text:p>95.2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0653" calcext:value-type="float">
            <text:p>120653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0965" calcext:value-type="float">
            <text:p>120965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1264" calcext:value-type="float">
            <text:p>121264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1563" calcext:value-type="float">
            <text:p>121563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1873" calcext:value-type="float">
            <text:p>121873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2177" calcext:value-type="float">
            <text:p>122177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2476" calcext:value-type="float">
            <text:p>122476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2779" calcext:value-type="float">
            <text:p>122779</text:p>
          </table:table-cell>
          <table:table-cell office:value-type="float" office:value="95.2" calcext:value-type="float">
            <text:p>95.2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3082" calcext:value-type="float">
            <text:p>123082</text:p>
          </table:table-cell>
          <table:table-cell office:value-type="float" office:value="95.2" calcext:value-type="float">
            <text:p>95.2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3382" calcext:value-type="float">
            <text:p>123382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3679" calcext:value-type="float">
            <text:p>123679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3978" calcext:value-type="float">
            <text:p>123978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4280" calcext:value-type="float">
            <text:p>124280</text:p>
          </table:table-cell>
          <table:table-cell office:value-type="float" office:value="99.9" calcext:value-type="float">
            <text:p>99.9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4584" calcext:value-type="float">
            <text:p>124584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4882" calcext:value-type="float">
            <text:p>124882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5184" calcext:value-type="float">
            <text:p>125184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5487" calcext:value-type="float">
            <text:p>125487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5791" calcext:value-type="float">
            <text:p>125791</text:p>
          </table:table-cell>
          <table:table-cell office:value-type="float" office:value="95.2" calcext:value-type="float">
            <text:p>95.2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6091" calcext:value-type="float">
            <text:p>126091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6412" calcext:value-type="float">
            <text:p>126412</text:p>
          </table:table-cell>
          <table:table-cell office:value-type="float" office:value="90.5" calcext:value-type="float">
            <text:p>90.5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6716" calcext:value-type="float">
            <text:p>126716</text:p>
          </table:table-cell>
          <table:table-cell office:value-type="float" office:value="99.9" calcext:value-type="float">
            <text:p>99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7015" calcext:value-type="float">
            <text:p>127015</text:p>
          </table:table-cell>
          <table:table-cell office:value-type="float" office:value="95" calcext:value-type="float">
            <text:p>95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7317" calcext:value-type="float">
            <text:p>127317</text:p>
          </table:table-cell>
          <table:table-cell office:value-type="float" office:value="99.9" calcext:value-type="float">
            <text:p>99.9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7629" calcext:value-type="float">
            <text:p>127629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7941" calcext:value-type="float">
            <text:p>127941</text:p>
          </table:table-cell>
          <table:table-cell office:value-type="float" office:value="95.2" calcext:value-type="float">
            <text:p>95.2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8249" calcext:value-type="float">
            <text:p>128249</text:p>
          </table:table-cell>
          <table:table-cell office:value-type="float" office:value="95.2" calcext:value-type="float">
            <text:p>95.2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8552" calcext:value-type="float">
            <text:p>128552</text:p>
          </table:table-cell>
          <table:table-cell office:value-type="float" office:value="95.2" calcext:value-type="float">
            <text:p>95.2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8853" calcext:value-type="float">
            <text:p>128853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9154" calcext:value-type="float">
            <text:p>129154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9456" calcext:value-type="float">
            <text:p>129456</text:p>
          </table:table-cell>
          <table:table-cell office:value-type="float" office:value="95.2" calcext:value-type="float">
            <text:p>95.2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29763" calcext:value-type="float">
            <text:p>129763</text:p>
          </table:table-cell>
          <table:table-cell office:value-type="float" office:value="99.9" calcext:value-type="float">
            <text:p>99.9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0066" calcext:value-type="float">
            <text:p>130066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0366" calcext:value-type="float">
            <text:p>130366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0663" calcext:value-type="float">
            <text:p>130663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0966" calcext:value-type="float">
            <text:p>130966</text:p>
          </table:table-cell>
          <table:table-cell office:value-type="float" office:value="99.9" calcext:value-type="float">
            <text:p>99.9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1269" calcext:value-type="float">
            <text:p>131269</text:p>
          </table:table-cell>
          <table:table-cell office:value-type="float" office:value="95.2" calcext:value-type="float">
            <text:p>95.2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1570" calcext:value-type="float">
            <text:p>131570</text:p>
          </table:table-cell>
          <table:table-cell office:value-type="float" office:value="99.9" calcext:value-type="float">
            <text:p>99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1874" calcext:value-type="float">
            <text:p>131874</text:p>
          </table:table-cell>
          <table:table-cell office:value-type="float" office:value="99.9" calcext:value-type="float">
            <text:p>99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2171" calcext:value-type="float">
            <text:p>132171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2473" calcext:value-type="float">
            <text:p>132473</text:p>
          </table:table-cell>
          <table:table-cell office:value-type="float" office:value="99.9" calcext:value-type="float">
            <text:p>99.9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2794" calcext:value-type="float">
            <text:p>132794</text:p>
          </table:table-cell>
          <table:table-cell office:value-type="float" office:value="99.9" calcext:value-type="float">
            <text:p>99.9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3096" calcext:value-type="float">
            <text:p>133096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3396" calcext:value-type="float">
            <text:p>133396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3693" calcext:value-type="float">
            <text:p>133693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3987" calcext:value-type="float">
            <text:p>133987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4291" calcext:value-type="float">
            <text:p>134291</text:p>
          </table:table-cell>
          <table:table-cell office:value-type="float" office:value="99.9" calcext:value-type="float">
            <text:p>99.9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4601" calcext:value-type="float">
            <text:p>134601</text:p>
          </table:table-cell>
          <table:table-cell office:value-type="float" office:value="95.2" calcext:value-type="float">
            <text:p>95.2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4906" calcext:value-type="float">
            <text:p>134906</text:p>
          </table:table-cell>
          <table:table-cell office:value-type="float" office:value="99.9" calcext:value-type="float">
            <text:p>99.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5214" calcext:value-type="float">
            <text:p>135214</text:p>
          </table:table-cell>
          <table:table-cell office:value-type="float" office:value="99.9" calcext:value-type="float">
            <text:p>99.9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5529" calcext:value-type="float">
            <text:p>135529</text:p>
          </table:table-cell>
          <table:table-cell office:value-type="float" office:value="95" calcext:value-type="float">
            <text:p>95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5828" calcext:value-type="float">
            <text:p>135828</text:p>
          </table:table-cell>
          <table:table-cell office:value-type="float" office:value="99.9" calcext:value-type="float">
            <text:p>99.9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6132" calcext:value-type="float">
            <text:p>136132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6434" calcext:value-type="float">
            <text:p>136434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6732" calcext:value-type="float">
            <text:p>136732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7036" calcext:value-type="float">
            <text:p>137036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7338" calcext:value-type="float">
            <text:p>137338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7642" calcext:value-type="float">
            <text:p>137642</text:p>
          </table:table-cell>
          <table:table-cell office:value-type="float" office:value="95.2" calcext:value-type="float">
            <text:p>95.2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7946" calcext:value-type="float">
            <text:p>137946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8259" calcext:value-type="float">
            <text:p>138259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8560" calcext:value-type="float">
            <text:p>138560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8856" calcext:value-type="float">
            <text:p>138856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9158" calcext:value-type="float">
            <text:p>139158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9462" calcext:value-type="float">
            <text:p>139462</text:p>
          </table:table-cell>
          <table:table-cell office:value-type="float" office:value="99.9" calcext:value-type="float">
            <text:p>99.9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39768" calcext:value-type="float">
            <text:p>139768</text:p>
          </table:table-cell>
          <table:table-cell office:value-type="float" office:value="99.9" calcext:value-type="float">
            <text:p>99.9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0068" calcext:value-type="float">
            <text:p>140068</text:p>
          </table:table-cell>
          <table:table-cell office:value-type="float" office:value="99.9" calcext:value-type="float">
            <text:p>99.9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0373" calcext:value-type="float">
            <text:p>140373</text:p>
          </table:table-cell>
          <table:table-cell office:value-type="float" office:value="95.2" calcext:value-type="float">
            <text:p>95.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0678" calcext:value-type="float">
            <text:p>140678</text:p>
          </table:table-cell>
          <table:table-cell office:value-type="float" office:value="99.9" calcext:value-type="float">
            <text:p>99.9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0986" calcext:value-type="float">
            <text:p>140986</text:p>
          </table:table-cell>
          <table:table-cell office:value-type="float" office:value="99.9" calcext:value-type="float">
            <text:p>99.9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1290" calcext:value-type="float">
            <text:p>141290</text:p>
          </table:table-cell>
          <table:table-cell office:value-type="float" office:value="95.2" calcext:value-type="float">
            <text:p>95.2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1595" calcext:value-type="float">
            <text:p>141595</text:p>
          </table:table-cell>
          <table:table-cell office:value-type="float" office:value="99.9" calcext:value-type="float">
            <text:p>99.9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1905" calcext:value-type="float">
            <text:p>141905</text:p>
          </table:table-cell>
          <table:table-cell office:value-type="float" office:value="99.9" calcext:value-type="float">
            <text:p>99.9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2211" calcext:value-type="float">
            <text:p>142211</text:p>
          </table:table-cell>
          <table:table-cell office:value-type="float" office:value="99.9" calcext:value-type="float">
            <text:p>99.9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2520" calcext:value-type="float">
            <text:p>142520</text:p>
          </table:table-cell>
          <table:table-cell office:value-type="float" office:value="99.9" calcext:value-type="float">
            <text:p>99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2828" calcext:value-type="float">
            <text:p>142828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3139" calcext:value-type="float">
            <text:p>143139</text:p>
          </table:table-cell>
          <table:table-cell office:value-type="float" office:value="99.9" calcext:value-type="float">
            <text:p>99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3449" calcext:value-type="float">
            <text:p>143449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3749" calcext:value-type="float">
            <text:p>143749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4054" calcext:value-type="float">
            <text:p>144054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4353" calcext:value-type="float">
            <text:p>144353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4656" calcext:value-type="float">
            <text:p>144656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4953" calcext:value-type="float">
            <text:p>144953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5265" calcext:value-type="float">
            <text:p>145265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5569" calcext:value-type="float">
            <text:p>145569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5862" calcext:value-type="float">
            <text:p>145862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6166" calcext:value-type="float">
            <text:p>146166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6466" calcext:value-type="float">
            <text:p>146466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6766" calcext:value-type="float">
            <text:p>146766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7069" calcext:value-type="float">
            <text:p>147069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7371" calcext:value-type="float">
            <text:p>147371</text:p>
          </table:table-cell>
          <table:table-cell office:value-type="float" office:value="95.2" calcext:value-type="float">
            <text:p>95.2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7675" calcext:value-type="float">
            <text:p>147675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7977" calcext:value-type="float">
            <text:p>147977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8278" calcext:value-type="float">
            <text:p>148278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8576" calcext:value-type="float">
            <text:p>148576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8873" calcext:value-type="float">
            <text:p>148873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9172" calcext:value-type="float">
            <text:p>149172</text:p>
          </table:table-cell>
          <table:table-cell office:value-type="float" office:value="95.2" calcext:value-type="float">
            <text:p>95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9479" calcext:value-type="float">
            <text:p>149479</text:p>
          </table:table-cell>
          <table:table-cell office:value-type="float" office:value="99.9" calcext:value-type="float">
            <text:p>99.9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49779" calcext:value-type="float">
            <text:p>149779</text:p>
          </table:table-cell>
          <table:table-cell office:value-type="float" office:value="99.9" calcext:value-type="float">
            <text:p>99.9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0082" calcext:value-type="float">
            <text:p>150082</text:p>
          </table:table-cell>
          <table:table-cell office:value-type="float" office:value="99.9" calcext:value-type="float">
            <text:p>99.9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0388" calcext:value-type="float">
            <text:p>150388</text:p>
          </table:table-cell>
          <table:table-cell office:value-type="float" office:value="99.9" calcext:value-type="float">
            <text:p>99.9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0693" calcext:value-type="float">
            <text:p>150693</text:p>
          </table:table-cell>
          <table:table-cell office:value-type="float" office:value="95.2" calcext:value-type="float">
            <text:p>95.2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0991" calcext:value-type="float">
            <text:p>150991</text:p>
          </table:table-cell>
          <table:table-cell office:value-type="float" office:value="95.2" calcext:value-type="float">
            <text:p>95.2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1295" calcext:value-type="float">
            <text:p>151295</text:p>
          </table:table-cell>
          <table:table-cell office:value-type="float" office:value="99.9" calcext:value-type="float">
            <text:p>99.9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1591" calcext:value-type="float">
            <text:p>151591</text:p>
          </table:table-cell>
          <table:table-cell office:value-type="float" office:value="95.2" calcext:value-type="float">
            <text:p>95.2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1893" calcext:value-type="float">
            <text:p>151893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2192" calcext:value-type="float">
            <text:p>152192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2507" calcext:value-type="float">
            <text:p>152507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2803" calcext:value-type="float">
            <text:p>152803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3103" calcext:value-type="float">
            <text:p>153103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3399" calcext:value-type="float">
            <text:p>153399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3705" calcext:value-type="float">
            <text:p>153705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4004" calcext:value-type="float">
            <text:p>154004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4303" calcext:value-type="float">
            <text:p>154303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4609" calcext:value-type="float">
            <text:p>154609</text:p>
          </table:table-cell>
          <table:table-cell office:value-type="float" office:value="95.2" calcext:value-type="float">
            <text:p>95.2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4915" calcext:value-type="float">
            <text:p>154915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5224" calcext:value-type="float">
            <text:p>155224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5525" calcext:value-type="float">
            <text:p>155525</text:p>
          </table:table-cell>
          <table:table-cell office:value-type="float" office:value="99.9" calcext:value-type="float">
            <text:p>99.9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5831" calcext:value-type="float">
            <text:p>155831</text:p>
          </table:table-cell>
          <table:table-cell office:value-type="float" office:value="99.9" calcext:value-type="float">
            <text:p>99.9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6132" calcext:value-type="float">
            <text:p>156132</text:p>
          </table:table-cell>
          <table:table-cell office:value-type="float" office:value="99.9" calcext:value-type="float">
            <text:p>99.9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6434" calcext:value-type="float">
            <text:p>156434</text:p>
          </table:table-cell>
          <table:table-cell office:value-type="float" office:value="99.9" calcext:value-type="float">
            <text:p>99.9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6734" calcext:value-type="float">
            <text:p>156734</text:p>
          </table:table-cell>
          <table:table-cell office:value-type="float" office:value="99.9" calcext:value-type="float">
            <text:p>99.9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7031" calcext:value-type="float">
            <text:p>157031</text:p>
          </table:table-cell>
          <table:table-cell office:value-type="float" office:value="99.9" calcext:value-type="float">
            <text:p>99.9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7329" calcext:value-type="float">
            <text:p>157329</text:p>
          </table:table-cell>
          <table:table-cell office:value-type="float" office:value="95.2" calcext:value-type="float">
            <text:p>95.2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7635" calcext:value-type="float">
            <text:p>157635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7934" calcext:value-type="float">
            <text:p>157934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8231" calcext:value-type="float">
            <text:p>158231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8527" calcext:value-type="float">
            <text:p>158527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8823" calcext:value-type="float">
            <text:p>158823</text:p>
          </table:table-cell>
          <table:table-cell office:value-type="float" office:value="95.2" calcext:value-type="float">
            <text:p>95.2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9125" calcext:value-type="float">
            <text:p>159125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9427" calcext:value-type="float">
            <text:p>159427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59733" calcext:value-type="float">
            <text:p>159733</text:p>
          </table:table-cell>
          <table:table-cell office:value-type="float" office:value="95.2" calcext:value-type="float">
            <text:p>95.2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0037" calcext:value-type="float">
            <text:p>160037</text:p>
          </table:table-cell>
          <table:table-cell office:value-type="float" office:value="99.9" calcext:value-type="float">
            <text:p>99.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0342" calcext:value-type="float">
            <text:p>160342</text:p>
          </table:table-cell>
          <table:table-cell office:value-type="float" office:value="99.9" calcext:value-type="float">
            <text:p>99.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0639" calcext:value-type="float">
            <text:p>160639</text:p>
          </table:table-cell>
          <table:table-cell office:value-type="float" office:value="99.9" calcext:value-type="float">
            <text:p>99.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0944" calcext:value-type="float">
            <text:p>160944</text:p>
          </table:table-cell>
          <table:table-cell office:value-type="float" office:value="99.9" calcext:value-type="float">
            <text:p>99.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1251" calcext:value-type="float">
            <text:p>161251</text:p>
          </table:table-cell>
          <table:table-cell office:value-type="float" office:value="99.9" calcext:value-type="float">
            <text:p>99.9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1560" calcext:value-type="float">
            <text:p>161560</text:p>
          </table:table-cell>
          <table:table-cell office:value-type="float" office:value="95.2" calcext:value-type="float">
            <text:p>95.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1867" calcext:value-type="float">
            <text:p>161867</text:p>
          </table:table-cell>
          <table:table-cell office:value-type="float" office:value="95.2" calcext:value-type="float">
            <text:p>95.2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2179" calcext:value-type="float">
            <text:p>162179</text:p>
          </table:table-cell>
          <table:table-cell office:value-type="float" office:value="99.9" calcext:value-type="float">
            <text:p>99.9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2481" calcext:value-type="float">
            <text:p>162481</text:p>
          </table:table-cell>
          <table:table-cell office:value-type="float" office:value="95.2" calcext:value-type="float">
            <text:p>95.2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2791" calcext:value-type="float">
            <text:p>162791</text:p>
          </table:table-cell>
          <table:table-cell office:value-type="float" office:value="95.2" calcext:value-type="float">
            <text:p>95.2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9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3100" calcext:value-type="float">
            <text:p>163100</text:p>
          </table:table-cell>
          <table:table-cell office:value-type="float" office:value="99.9" calcext:value-type="float">
            <text:p>99.9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3406" calcext:value-type="float">
            <text:p>163406</text:p>
          </table:table-cell>
          <table:table-cell office:value-type="float" office:value="99.9" calcext:value-type="float">
            <text:p>99.9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10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3713" calcext:value-type="float">
            <text:p>163713</text:p>
          </table:table-cell>
          <table:table-cell office:value-type="float" office:value="99.9" calcext:value-type="float">
            <text:p>99.9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1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4017" calcext:value-type="float">
            <text:p>164017</text:p>
          </table:table-cell>
          <table:table-cell office:value-type="float" office:value="99.9" calcext:value-type="float">
            <text:p>99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4321" calcext:value-type="float">
            <text:p>164321</text:p>
          </table:table-cell>
          <table:table-cell office:value-type="float" office:value="95.2" calcext:value-type="float">
            <text:p>95.2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1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4628" calcext:value-type="float">
            <text:p>164628</text:p>
          </table:table-cell>
          <table:table-cell office:value-type="float" office:value="99.9" calcext:value-type="float">
            <text:p>99.9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1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4930" calcext:value-type="float">
            <text:p>164930</text:p>
          </table:table-cell>
          <table:table-cell office:value-type="float" office:value="95.2" calcext:value-type="float">
            <text:p>95.2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5236" calcext:value-type="float">
            <text:p>165236</text:p>
          </table:table-cell>
          <table:table-cell office:value-type="float" office:value="99.9" calcext:value-type="float">
            <text:p>99.9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5539" calcext:value-type="float">
            <text:p>165539</text:p>
          </table:table-cell>
          <table:table-cell office:value-type="float" office:value="99.9" calcext:value-type="float">
            <text:p>99.9</text:p>
          </table:table-cell>
          <table:table-cell office:value-type="float" office:value="34.1" calcext:value-type="float">
            <text:p>34.1</text:p>
          </table:table-cell>
          <table:table-cell office:value-type="string" calcext:value-type="string">
            <text:p>10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5838" calcext:value-type="float">
            <text:p>165838</text:p>
          </table:table-cell>
          <table:table-cell office:value-type="float" office:value="99.9" calcext:value-type="float">
            <text:p>99.9</text:p>
          </table:table-cell>
          <table:table-cell office:value-type="float" office:value="36.8" calcext:value-type="float">
            <text:p>36.8</text:p>
          </table:table-cell>
          <table:table-cell office:value-type="string" calcext:value-type="string">
            <text:p>1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6134" calcext:value-type="float">
            <text:p>166134</text:p>
          </table:table-cell>
          <table:table-cell office:value-type="float" office:value="99.9" calcext:value-type="float">
            <text:p>99.9</text:p>
          </table:table-cell>
          <table:table-cell office:value-type="float" office:value="39.7" calcext:value-type="float">
            <text:p>39.7</text:p>
          </table:table-cell>
          <table:table-cell office:value-type="string" calcext:value-type="string">
            <text:p>1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6439" calcext:value-type="float">
            <text:p>166439</text:p>
          </table:table-cell>
          <table:table-cell office:value-type="float" office:value="99.9" calcext:value-type="float">
            <text:p>99.9</text:p>
          </table:table-cell>
          <table:table-cell office:value-type="float" office:value="42.8" calcext:value-type="float">
            <text:p>42.8</text:p>
          </table:table-cell>
          <table:table-cell office:value-type="string" calcext:value-type="string">
            <text:p>1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6745" calcext:value-type="float">
            <text:p>166745</text:p>
          </table:table-cell>
          <table:table-cell office:value-type="float" office:value="99.9" calcext:value-type="float">
            <text:p>99.9</text:p>
          </table:table-cell>
          <table:table-cell office:value-type="float" office:value="44.3" calcext:value-type="float">
            <text:p>44.3</text:p>
          </table:table-cell>
          <table:table-cell office:value-type="string" calcext:value-type="string">
            <text:p>1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7047" calcext:value-type="float">
            <text:p>167047</text:p>
          </table:table-cell>
          <table:table-cell office:value-type="float" office:value="99.9" calcext:value-type="float">
            <text:p>99.9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1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7350" calcext:value-type="float">
            <text:p>167350</text:p>
          </table:table-cell>
          <table:table-cell office:value-type="float" office:value="90.5" calcext:value-type="float">
            <text:p>90.5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1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7653" calcext:value-type="float">
            <text:p>167653</text:p>
          </table:table-cell>
          <table:table-cell office:value-type="float" office:value="99.9" calcext:value-type="float">
            <text:p>99.9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1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7960" calcext:value-type="float">
            <text:p>167960</text:p>
          </table:table-cell>
          <table:table-cell office:value-type="float" office:value="99.9" calcext:value-type="float">
            <text:p>99.9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1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8261" calcext:value-type="float">
            <text:p>168261</text:p>
          </table:table-cell>
          <table:table-cell office:value-type="float" office:value="95.2" calcext:value-type="float">
            <text:p>95.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8570" calcext:value-type="float">
            <text:p>168570</text:p>
          </table:table-cell>
          <table:table-cell office:value-type="float" office:value="95.2" calcext:value-type="float">
            <text:p>95.2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1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8874" calcext:value-type="float">
            <text:p>168874</text:p>
          </table:table-cell>
          <table:table-cell office:value-type="float" office:value="99.9" calcext:value-type="float">
            <text:p>99.9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1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9182" calcext:value-type="float">
            <text:p>169182</text:p>
          </table:table-cell>
          <table:table-cell office:value-type="float" office:value="99.9" calcext:value-type="float">
            <text:p>99.9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1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9493" calcext:value-type="float">
            <text:p>169493</text:p>
          </table:table-cell>
          <table:table-cell office:value-type="float" office:value="95.2" calcext:value-type="float">
            <text:p>95.2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1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69805" calcext:value-type="float">
            <text:p>169805</text:p>
          </table:table-cell>
          <table:table-cell office:value-type="float" office:value="95" calcext:value-type="float">
            <text:p>95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1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0106" calcext:value-type="float">
            <text:p>170106</text:p>
          </table:table-cell>
          <table:table-cell office:value-type="float" office:value="99.9" calcext:value-type="float">
            <text:p>99.9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1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0411" calcext:value-type="float">
            <text:p>170411</text:p>
          </table:table-cell>
          <table:table-cell office:value-type="float" office:value="99.9" calcext:value-type="float">
            <text:p>99.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0722" calcext:value-type="float">
            <text:p>170722</text:p>
          </table:table-cell>
          <table:table-cell office:value-type="float" office:value="99.9" calcext:value-type="float">
            <text:p>99.9</text:p>
          </table:table-cell>
          <table:table-cell office:value-type="float" office:value="43.3" calcext:value-type="float">
            <text:p>43.3</text:p>
          </table:table-cell>
          <table:table-cell office:value-type="string" calcext:value-type="string">
            <text:p>1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1023" calcext:value-type="float">
            <text:p>171023</text:p>
          </table:table-cell>
          <table:table-cell office:value-type="float" office:value="95.2" calcext:value-type="float">
            <text:p>95.2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1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1334" calcext:value-type="float">
            <text:p>171334</text:p>
          </table:table-cell>
          <table:table-cell office:value-type="float" office:value="95" calcext:value-type="float">
            <text:p>95</text:p>
          </table:table-cell>
          <table:table-cell office:value-type="float" office:value="38.3" calcext:value-type="float">
            <text:p>38.3</text:p>
          </table:table-cell>
          <table:table-cell office:value-type="string" calcext:value-type="string">
            <text:p>1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1639" calcext:value-type="float">
            <text:p>171639</text:p>
          </table:table-cell>
          <table:table-cell office:value-type="float" office:value="95.2" calcext:value-type="float">
            <text:p>95.2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1945" calcext:value-type="float">
            <text:p>171945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2249" calcext:value-type="float">
            <text:p>172249</text:p>
          </table:table-cell>
          <table:table-cell office:value-type="float" office:value="99.9" calcext:value-type="float">
            <text:p>99.9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2555" calcext:value-type="float">
            <text:p>172555</text:p>
          </table:table-cell>
          <table:table-cell office:value-type="float" office:value="99.9" calcext:value-type="float">
            <text:p>99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2858" calcext:value-type="float">
            <text:p>172858</text:p>
          </table:table-cell>
          <table:table-cell office:value-type="float" office:value="99.9" calcext:value-type="float">
            <text:p>99.9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3161" calcext:value-type="float">
            <text:p>173161</text:p>
          </table:table-cell>
          <table:table-cell office:value-type="float" office:value="95.2" calcext:value-type="float">
            <text:p>95.2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3462" calcext:value-type="float">
            <text:p>173462</text:p>
          </table:table-cell>
          <table:table-cell office:value-type="float" office:value="95.2" calcext:value-type="float">
            <text:p>95.2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3771" calcext:value-type="float">
            <text:p>173771</text:p>
          </table:table-cell>
          <table:table-cell office:value-type="float" office:value="99.9" calcext:value-type="float">
            <text:p>99.9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4072" calcext:value-type="float">
            <text:p>174072</text:p>
          </table:table-cell>
          <table:table-cell office:value-type="float" office:value="99.9" calcext:value-type="float">
            <text:p>99.9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4377" calcext:value-type="float">
            <text:p>174377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4681" calcext:value-type="float">
            <text:p>174681</text:p>
          </table:table-cell>
          <table:table-cell office:value-type="float" office:value="95.2" calcext:value-type="float">
            <text:p>95.2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10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4983" calcext:value-type="float">
            <text:p>174983</text:p>
          </table:table-cell>
          <table:table-cell office:value-type="float" office:value="95.2" calcext:value-type="float">
            <text:p>95.2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10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5287" calcext:value-type="float">
            <text:p>175287</text:p>
          </table:table-cell>
          <table:table-cell office:value-type="float" office:value="99.9" calcext:value-type="float">
            <text:p>99.9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10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5596" calcext:value-type="float">
            <text:p>175596</text:p>
          </table:table-cell>
          <table:table-cell office:value-type="float" office:value="99.9" calcext:value-type="float">
            <text:p>99.9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10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5903" calcext:value-type="float">
            <text:p>175903</text:p>
          </table:table-cell>
          <table:table-cell office:value-type="float" office:value="99.9" calcext:value-type="float">
            <text:p>99.9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10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6206" calcext:value-type="float">
            <text:p>176206</text:p>
          </table:table-cell>
          <table:table-cell office:value-type="float" office:value="99.9" calcext:value-type="float">
            <text:p>99.9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10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6510" calcext:value-type="float">
            <text:p>176510</text:p>
          </table:table-cell>
          <table:table-cell office:value-type="float" office:value="95.2" calcext:value-type="float">
            <text:p>95.2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6815" calcext:value-type="float">
            <text:p>176815</text:p>
          </table:table-cell>
          <table:table-cell office:value-type="float" office:value="99.9" calcext:value-type="float">
            <text:p>99.9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7117" calcext:value-type="float">
            <text:p>177117</text:p>
          </table:table-cell>
          <table:table-cell office:value-type="float" office:value="99.9" calcext:value-type="float">
            <text:p>99.9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7418" calcext:value-type="float">
            <text:p>177418</text:p>
          </table:table-cell>
          <table:table-cell office:value-type="float" office:value="99.9" calcext:value-type="float">
            <text:p>99.9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7722" calcext:value-type="float">
            <text:p>177722</text:p>
          </table:table-cell>
          <table:table-cell office:value-type="float" office:value="95.2" calcext:value-type="float">
            <text:p>95.2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8024" calcext:value-type="float">
            <text:p>178024</text:p>
          </table:table-cell>
          <table:table-cell office:value-type="float" office:value="99.9" calcext:value-type="float">
            <text:p>99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8328" calcext:value-type="float">
            <text:p>178328</text:p>
          </table:table-cell>
          <table:table-cell office:value-type="float" office:value="99.9" calcext:value-type="float">
            <text:p>99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8640" calcext:value-type="float">
            <text:p>178640</text:p>
          </table:table-cell>
          <table:table-cell office:value-type="float" office:value="99.9" calcext:value-type="float">
            <text:p>99.9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9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8949" calcext:value-type="float">
            <text:p>178949</text:p>
          </table:table-cell>
          <table:table-cell office:value-type="float" office:value="99.9" calcext:value-type="float">
            <text:p>99.9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9256" calcext:value-type="float">
            <text:p>179256</text:p>
          </table:table-cell>
          <table:table-cell office:value-type="float" office:value="99.9" calcext:value-type="float">
            <text:p>99.9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9563" calcext:value-type="float">
            <text:p>179563</text:p>
          </table:table-cell>
          <table:table-cell office:value-type="float" office:value="99.9" calcext:value-type="float">
            <text:p>99.9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79866" calcext:value-type="float">
            <text:p>179866</text:p>
          </table:table-cell>
          <table:table-cell office:value-type="float" office:value="99.9" calcext:value-type="float">
            <text:p>99.9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0162" calcext:value-type="float">
            <text:p>180162</text:p>
          </table:table-cell>
          <table:table-cell office:value-type="float" office:value="95.2" calcext:value-type="float">
            <text:p>95.2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0464" calcext:value-type="float">
            <text:p>180464</text:p>
          </table:table-cell>
          <table:table-cell office:value-type="float" office:value="95.2" calcext:value-type="float">
            <text:p>95.2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0780" calcext:value-type="float">
            <text:p>180780</text:p>
          </table:table-cell>
          <table:table-cell office:value-type="float" office:value="95.2" calcext:value-type="float">
            <text:p>95.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1084" calcext:value-type="float">
            <text:p>181084</text:p>
          </table:table-cell>
          <table:table-cell office:value-type="float" office:value="99.9" calcext:value-type="float">
            <text:p>99.9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1392" calcext:value-type="float">
            <text:p>181392</text:p>
          </table:table-cell>
          <table:table-cell office:value-type="float" office:value="99.9" calcext:value-type="float">
            <text:p>99.9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1694" calcext:value-type="float">
            <text:p>181694</text:p>
          </table:table-cell>
          <table:table-cell office:value-type="float" office:value="99.9" calcext:value-type="float">
            <text:p>99.9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1994" calcext:value-type="float">
            <text:p>181994</text:p>
          </table:table-cell>
          <table:table-cell office:value-type="float" office:value="99.9" calcext:value-type="float">
            <text:p>99.9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2292" calcext:value-type="float">
            <text:p>182292</text:p>
          </table:table-cell>
          <table:table-cell office:value-type="float" office:value="95.2" calcext:value-type="float">
            <text:p>95.2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2593" calcext:value-type="float">
            <text:p>182593</text:p>
          </table:table-cell>
          <table:table-cell office:value-type="float" office:value="99.9" calcext:value-type="float">
            <text:p>99.9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2897" calcext:value-type="float">
            <text:p>182897</text:p>
          </table:table-cell>
          <table:table-cell office:value-type="float" office:value="99.9" calcext:value-type="float">
            <text:p>99.9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3200" calcext:value-type="float">
            <text:p>183200</text:p>
          </table:table-cell>
          <table:table-cell office:value-type="float" office:value="99.9" calcext:value-type="float">
            <text:p>99.9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3498" calcext:value-type="float">
            <text:p>183498</text:p>
          </table:table-cell>
          <table:table-cell office:value-type="float" office:value="99.9" calcext:value-type="float">
            <text:p>99.9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3802" calcext:value-type="float">
            <text:p>183802</text:p>
          </table:table-cell>
          <table:table-cell office:value-type="float" office:value="95.2" calcext:value-type="float">
            <text:p>95.2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4107" calcext:value-type="float">
            <text:p>184107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4411" calcext:value-type="float">
            <text:p>184411</text:p>
          </table:table-cell>
          <table:table-cell office:value-type="float" office:value="95.2" calcext:value-type="float">
            <text:p>95.2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4719" calcext:value-type="float">
            <text:p>184719</text:p>
          </table:table-cell>
          <table:table-cell office:value-type="float" office:value="99.9" calcext:value-type="float">
            <text:p>99.9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5022" calcext:value-type="float">
            <text:p>185022</text:p>
          </table:table-cell>
          <table:table-cell office:value-type="float" office:value="99.9" calcext:value-type="float">
            <text:p>99.9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5326" calcext:value-type="float">
            <text:p>185326</text:p>
          </table:table-cell>
          <table:table-cell office:value-type="float" office:value="99.9" calcext:value-type="float">
            <text:p>99.9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5627" calcext:value-type="float">
            <text:p>185627</text:p>
          </table:table-cell>
          <table:table-cell office:value-type="float" office:value="99.9" calcext:value-type="float">
            <text:p>99.9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5927" calcext:value-type="float">
            <text:p>185927</text:p>
          </table:table-cell>
          <table:table-cell office:value-type="float" office:value="99.9" calcext:value-type="float">
            <text:p>99.9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6235" calcext:value-type="float">
            <text:p>186235</text:p>
          </table:table-cell>
          <table:table-cell office:value-type="float" office:value="99.9" calcext:value-type="float">
            <text:p>99.9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6537" calcext:value-type="float">
            <text:p>186537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6839" calcext:value-type="float">
            <text:p>186839</text:p>
          </table:table-cell>
          <table:table-cell office:value-type="float" office:value="95" calcext:value-type="float">
            <text:p>95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7139" calcext:value-type="float">
            <text:p>187139</text:p>
          </table:table-cell>
          <table:table-cell office:value-type="float" office:value="99.9" calcext:value-type="float">
            <text:p>99.9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7439" calcext:value-type="float">
            <text:p>187439</text:p>
          </table:table-cell>
          <table:table-cell office:value-type="float" office:value="99.9" calcext:value-type="float">
            <text:p>99.9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7742" calcext:value-type="float">
            <text:p>187742</text:p>
          </table:table-cell>
          <table:table-cell office:value-type="float" office:value="90.5" calcext:value-type="float">
            <text:p>90.5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8041" calcext:value-type="float">
            <text:p>188041</text:p>
          </table:table-cell>
          <table:table-cell office:value-type="float" office:value="90.5" calcext:value-type="float">
            <text:p>90.5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8347" calcext:value-type="float">
            <text:p>188347</text:p>
          </table:table-cell>
          <table:table-cell office:value-type="float" office:value="95" calcext:value-type="float">
            <text:p>95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8646" calcext:value-type="float">
            <text:p>188646</text:p>
          </table:table-cell>
          <table:table-cell office:value-type="float" office:value="99.9" calcext:value-type="float">
            <text:p>99.9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8953" calcext:value-type="float">
            <text:p>188953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9260" calcext:value-type="float">
            <text:p>189260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9560" calcext:value-type="float">
            <text:p>189560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89859" calcext:value-type="float">
            <text:p>189859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0159" calcext:value-type="float">
            <text:p>190159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0457" calcext:value-type="float">
            <text:p>190457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0762" calcext:value-type="float">
            <text:p>190762</text:p>
          </table:table-cell>
          <table:table-cell office:value-type="float" office:value="95.2" calcext:value-type="float">
            <text:p>95.2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1062" calcext:value-type="float">
            <text:p>191062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1368" calcext:value-type="float">
            <text:p>191368</text:p>
          </table:table-cell>
          <table:table-cell office:value-type="float" office:value="99.9" calcext:value-type="float">
            <text:p>99.9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1668" calcext:value-type="float">
            <text:p>191668</text:p>
          </table:table-cell>
          <table:table-cell office:value-type="float" office:value="99.9" calcext:value-type="float">
            <text:p>99.9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1972" calcext:value-type="float">
            <text:p>191972</text:p>
          </table:table-cell>
          <table:table-cell office:value-type="float" office:value="95.2" calcext:value-type="float">
            <text:p>95.2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2279" calcext:value-type="float">
            <text:p>192279</text:p>
          </table:table-cell>
          <table:table-cell office:value-type="float" office:value="99.9" calcext:value-type="float">
            <text:p>99.9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2579" calcext:value-type="float">
            <text:p>192579</text:p>
          </table:table-cell>
          <table:table-cell office:value-type="float" office:value="99.9" calcext:value-type="float">
            <text:p>99.9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2879" calcext:value-type="float">
            <text:p>192879</text:p>
          </table:table-cell>
          <table:table-cell office:value-type="float" office:value="99.9" calcext:value-type="float">
            <text:p>99.9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3184" calcext:value-type="float">
            <text:p>193184</text:p>
          </table:table-cell>
          <table:table-cell office:value-type="float" office:value="99.9" calcext:value-type="float">
            <text:p>99.9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10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3484" calcext:value-type="float">
            <text:p>193484</text:p>
          </table:table-cell>
          <table:table-cell office:value-type="float" office:value="99.9" calcext:value-type="float">
            <text:p>99.9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10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3791" calcext:value-type="float">
            <text:p>193791</text:p>
          </table:table-cell>
          <table:table-cell office:value-type="float" office:value="99.9" calcext:value-type="float">
            <text:p>99.9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1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4095" calcext:value-type="float">
            <text:p>194095</text:p>
          </table:table-cell>
          <table:table-cell office:value-type="float" office:value="99.9" calcext:value-type="float">
            <text:p>99.9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1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4410" calcext:value-type="float">
            <text:p>194410</text:p>
          </table:table-cell>
          <table:table-cell office:value-type="float" office:value="99.9" calcext:value-type="float">
            <text:p>99.9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1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4715" calcext:value-type="float">
            <text:p>194715</text:p>
          </table:table-cell>
          <table:table-cell office:value-type="float" office:value="99.9" calcext:value-type="float">
            <text:p>99.9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1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5017" calcext:value-type="float">
            <text:p>195017</text:p>
          </table:table-cell>
          <table:table-cell office:value-type="float" office:value="95" calcext:value-type="float">
            <text:p>95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5318" calcext:value-type="float">
            <text:p>195318</text:p>
          </table:table-cell>
          <table:table-cell office:value-type="float" office:value="99.9" calcext:value-type="float">
            <text:p>99.9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5615" calcext:value-type="float">
            <text:p>195615</text:p>
          </table:table-cell>
          <table:table-cell office:value-type="float" office:value="99.9" calcext:value-type="float">
            <text:p>99.9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5916" calcext:value-type="float">
            <text:p>195916</text:p>
          </table:table-cell>
          <table:table-cell office:value-type="float" office:value="99.9" calcext:value-type="float">
            <text:p>99.9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10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6233" calcext:value-type="float">
            <text:p>196233</text:p>
          </table:table-cell>
          <table:table-cell office:value-type="float" office:value="99.9" calcext:value-type="float">
            <text:p>99.9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6530" calcext:value-type="float">
            <text:p>196530</text:p>
          </table:table-cell>
          <table:table-cell office:value-type="float" office:value="99.9" calcext:value-type="float">
            <text:p>99.9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10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6838" calcext:value-type="float">
            <text:p>196838</text:p>
          </table:table-cell>
          <table:table-cell office:value-type="float" office:value="99.9" calcext:value-type="float">
            <text:p>99.9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1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7148" calcext:value-type="float">
            <text:p>197148</text:p>
          </table:table-cell>
          <table:table-cell office:value-type="float" office:value="99.9" calcext:value-type="float">
            <text:p>99.9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10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7446" calcext:value-type="float">
            <text:p>197446</text:p>
          </table:table-cell>
          <table:table-cell office:value-type="float" office:value="99.9" calcext:value-type="float">
            <text:p>99.9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7752" calcext:value-type="float">
            <text:p>197752</text:p>
          </table:table-cell>
          <table:table-cell office:value-type="float" office:value="95.2" calcext:value-type="float">
            <text:p>95.2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8059" calcext:value-type="float">
            <text:p>198059</text:p>
          </table:table-cell>
          <table:table-cell office:value-type="float" office:value="95" calcext:value-type="float">
            <text:p>95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8366" calcext:value-type="float">
            <text:p>198366</text:p>
          </table:table-cell>
          <table:table-cell office:value-type="float" office:value="99.9" calcext:value-type="float">
            <text:p>99.9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8670" calcext:value-type="float">
            <text:p>198670</text:p>
          </table:table-cell>
          <table:table-cell office:value-type="float" office:value="99.9" calcext:value-type="float">
            <text:p>99.9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8974" calcext:value-type="float">
            <text:p>198974</text:p>
          </table:table-cell>
          <table:table-cell office:value-type="float" office:value="95" calcext:value-type="float">
            <text:p>95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1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9277" calcext:value-type="float">
            <text:p>199277</text:p>
          </table:table-cell>
          <table:table-cell office:value-type="float" office:value="99.9" calcext:value-type="float">
            <text:p>99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9592" calcext:value-type="float">
            <text:p>199592</text:p>
          </table:table-cell>
          <table:table-cell office:value-type="float" office:value="99.9" calcext:value-type="float">
            <text:p>99.9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10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199898" calcext:value-type="float">
            <text:p>199898</text:p>
          </table:table-cell>
          <table:table-cell office:value-type="float" office:value="99.9" calcext:value-type="float">
            <text:p>99.9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10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0201" calcext:value-type="float">
            <text:p>200201</text:p>
          </table:table-cell>
          <table:table-cell office:value-type="float" office:value="95.2" calcext:value-type="float">
            <text:p>95.2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10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0504" calcext:value-type="float">
            <text:p>200504</text:p>
          </table:table-cell>
          <table:table-cell office:value-type="float" office:value="99.9" calcext:value-type="float">
            <text:p>99.9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10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0803" calcext:value-type="float">
            <text:p>200803</text:p>
          </table:table-cell>
          <table:table-cell office:value-type="float" office:value="99.9" calcext:value-type="float">
            <text:p>99.9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10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1113" calcext:value-type="float">
            <text:p>201113</text:p>
          </table:table-cell>
          <table:table-cell office:value-type="float" office:value="99.9" calcext:value-type="float">
            <text:p>99.9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10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1419" calcext:value-type="float">
            <text:p>201419</text:p>
          </table:table-cell>
          <table:table-cell office:value-type="float" office:value="99.9" calcext:value-type="float">
            <text:p>99.9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10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1721" calcext:value-type="float">
            <text:p>201721</text:p>
          </table:table-cell>
          <table:table-cell office:value-type="float" office:value="95.2" calcext:value-type="float">
            <text:p>95.2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2025" calcext:value-type="float">
            <text:p>202025</text:p>
          </table:table-cell>
          <table:table-cell office:value-type="float" office:value="99.9" calcext:value-type="float">
            <text:p>99.9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2336" calcext:value-type="float">
            <text:p>202336</text:p>
          </table:table-cell>
          <table:table-cell office:value-type="float" office:value="99.9" calcext:value-type="float">
            <text:p>99.9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2636" calcext:value-type="float">
            <text:p>202636</text:p>
          </table:table-cell>
          <table:table-cell office:value-type="float" office:value="99.9" calcext:value-type="float">
            <text:p>99.9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2934" calcext:value-type="float">
            <text:p>202934</text:p>
          </table:table-cell>
          <table:table-cell office:value-type="float" office:value="99.9" calcext:value-type="float">
            <text:p>99.9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3240" calcext:value-type="float">
            <text:p>203240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3545" calcext:value-type="float">
            <text:p>203545</text:p>
          </table:table-cell>
          <table:table-cell office:value-type="float" office:value="99.9" calcext:value-type="float">
            <text:p>99.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3844" calcext:value-type="float">
            <text:p>203844</text:p>
          </table:table-cell>
          <table:table-cell office:value-type="float" office:value="99.9" calcext:value-type="float">
            <text:p>99.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4152" calcext:value-type="float">
            <text:p>204152</text:p>
          </table:table-cell>
          <table:table-cell office:value-type="float" office:value="95.2" calcext:value-type="float">
            <text:p>95.2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4453" calcext:value-type="float">
            <text:p>204453</text:p>
          </table:table-cell>
          <table:table-cell office:value-type="float" office:value="99.9" calcext:value-type="float">
            <text:p>99.9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4757" calcext:value-type="float">
            <text:p>204757</text:p>
          </table:table-cell>
          <table:table-cell office:value-type="float" office:value="99.9" calcext:value-type="float">
            <text:p>99.9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5056" calcext:value-type="float">
            <text:p>205056</text:p>
          </table:table-cell>
          <table:table-cell office:value-type="float" office:value="99.9" calcext:value-type="float">
            <text:p>99.9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5360" calcext:value-type="float">
            <text:p>205360</text:p>
          </table:table-cell>
          <table:table-cell office:value-type="float" office:value="99.9" calcext:value-type="float">
            <text:p>99.9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5659" calcext:value-type="float">
            <text:p>205659</text:p>
          </table:table-cell>
          <table:table-cell office:value-type="float" office:value="99.9" calcext:value-type="float">
            <text:p>99.9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5958" calcext:value-type="float">
            <text:p>205958</text:p>
          </table:table-cell>
          <table:table-cell office:value-type="float" office:value="99.9" calcext:value-type="float">
            <text:p>99.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6263" calcext:value-type="float">
            <text:p>206263</text:p>
          </table:table-cell>
          <table:table-cell office:value-type="float" office:value="99.9" calcext:value-type="float">
            <text:p>99.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6567" calcext:value-type="float">
            <text:p>206567</text:p>
          </table:table-cell>
          <table:table-cell office:value-type="float" office:value="99.9" calcext:value-type="float">
            <text:p>99.9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6873" calcext:value-type="float">
            <text:p>206873</text:p>
          </table:table-cell>
          <table:table-cell office:value-type="float" office:value="99.9" calcext:value-type="float">
            <text:p>99.9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7180" calcext:value-type="float">
            <text:p>207180</text:p>
          </table:table-cell>
          <table:table-cell office:value-type="float" office:value="95.2" calcext:value-type="float">
            <text:p>95.2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7486" calcext:value-type="float">
            <text:p>207486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7785" calcext:value-type="float">
            <text:p>207785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8089" calcext:value-type="float">
            <text:p>208089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8388" calcext:value-type="float">
            <text:p>208388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8688" calcext:value-type="float">
            <text:p>208688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8987" calcext:value-type="float">
            <text:p>208987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9287" calcext:value-type="float">
            <text:p>209287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9588" calcext:value-type="float">
            <text:p>209588</text:p>
          </table:table-cell>
          <table:table-cell office:value-type="float" office:value="95.2" calcext:value-type="float">
            <text:p>95.2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09892" calcext:value-type="float">
            <text:p>209892</text:p>
          </table:table-cell>
          <table:table-cell office:value-type="float" office:value="95.2" calcext:value-type="float">
            <text:p>95.2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0194" calcext:value-type="float">
            <text:p>210194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0494" calcext:value-type="float">
            <text:p>210494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0790" calcext:value-type="float">
            <text:p>210790</text:p>
          </table:table-cell>
          <table:table-cell office:value-type="float" office:value="95" calcext:value-type="float">
            <text:p>95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1093" calcext:value-type="float">
            <text:p>211093</text:p>
          </table:table-cell>
          <table:table-cell office:value-type="float" office:value="99.9" calcext:value-type="float">
            <text:p>99.9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1392" calcext:value-type="float">
            <text:p>211392</text:p>
          </table:table-cell>
          <table:table-cell office:value-type="float" office:value="99.9" calcext:value-type="float">
            <text:p>99.9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1691" calcext:value-type="float">
            <text:p>211691</text:p>
          </table:table-cell>
          <table:table-cell office:value-type="float" office:value="99.9" calcext:value-type="float">
            <text:p>99.9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1994" calcext:value-type="float">
            <text:p>211994</text:p>
          </table:table-cell>
          <table:table-cell office:value-type="float" office:value="99.9" calcext:value-type="float">
            <text:p>99.9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2299" calcext:value-type="float">
            <text:p>212299</text:p>
          </table:table-cell>
          <table:table-cell office:value-type="float" office:value="99.9" calcext:value-type="float">
            <text:p>99.9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2600" calcext:value-type="float">
            <text:p>212600</text:p>
          </table:table-cell>
          <table:table-cell office:value-type="float" office:value="95.2" calcext:value-type="float">
            <text:p>95.2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9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2904" calcext:value-type="float">
            <text:p>212904</text:p>
          </table:table-cell>
          <table:table-cell office:value-type="float" office:value="99.9" calcext:value-type="float">
            <text:p>99.9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3215" calcext:value-type="float">
            <text:p>213215</text:p>
          </table:table-cell>
          <table:table-cell office:value-type="float" office:value="99.9" calcext:value-type="float">
            <text:p>99.9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9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3512" calcext:value-type="float">
            <text:p>213512</text:p>
          </table:table-cell>
          <table:table-cell office:value-type="float" office:value="90.5" calcext:value-type="float">
            <text:p>90.5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3816" calcext:value-type="float">
            <text:p>213816</text:p>
          </table:table-cell>
          <table:table-cell office:value-type="float" office:value="99.9" calcext:value-type="float">
            <text:p>99.9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9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4116" calcext:value-type="float">
            <text:p>214116</text:p>
          </table:table-cell>
          <table:table-cell office:value-type="float" office:value="99.9" calcext:value-type="float">
            <text:p>99.9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4420" calcext:value-type="float">
            <text:p>214420</text:p>
          </table:table-cell>
          <table:table-cell office:value-type="float" office:value="99.9" calcext:value-type="float">
            <text:p>99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4721" calcext:value-type="float">
            <text:p>214721</text:p>
          </table:table-cell>
          <table:table-cell office:value-type="float" office:value="95" calcext:value-type="float">
            <text:p>95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5025" calcext:value-type="float">
            <text:p>215025</text:p>
          </table:table-cell>
          <table:table-cell office:value-type="float" office:value="99.9" calcext:value-type="float">
            <text:p>99.9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5327" calcext:value-type="float">
            <text:p>215327</text:p>
          </table:table-cell>
          <table:table-cell office:value-type="float" office:value="95" calcext:value-type="float">
            <text:p>95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5633" calcext:value-type="float">
            <text:p>215633</text:p>
          </table:table-cell>
          <table:table-cell office:value-type="float" office:value="99.9" calcext:value-type="float">
            <text:p>99.9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5934" calcext:value-type="float">
            <text:p>215934</text:p>
          </table:table-cell>
          <table:table-cell office:value-type="float" office:value="99.9" calcext:value-type="float">
            <text:p>99.9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6240" calcext:value-type="float">
            <text:p>216240</text:p>
          </table:table-cell>
          <table:table-cell office:value-type="float" office:value="99.9" calcext:value-type="float">
            <text:p>99.9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6540" calcext:value-type="float">
            <text:p>216540</text:p>
          </table:table-cell>
          <table:table-cell office:value-type="float" office:value="95.2" calcext:value-type="float">
            <text:p>95.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6843" calcext:value-type="float">
            <text:p>216843</text:p>
          </table:table-cell>
          <table:table-cell office:value-type="float" office:value="99.9" calcext:value-type="float">
            <text:p>99.9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9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7145" calcext:value-type="float">
            <text:p>217145</text:p>
          </table:table-cell>
          <table:table-cell office:value-type="float" office:value="95" calcext:value-type="float">
            <text:p>9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9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7447" calcext:value-type="float">
            <text:p>217447</text:p>
          </table:table-cell>
          <table:table-cell office:value-type="float" office:value="99.9" calcext:value-type="float">
            <text:p>99.9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9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7750" calcext:value-type="float">
            <text:p>217750</text:p>
          </table:table-cell>
          <table:table-cell office:value-type="float" office:value="99.9" calcext:value-type="float">
            <text:p>99.9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9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8044" calcext:value-type="float">
            <text:p>218044</text:p>
          </table:table-cell>
          <table:table-cell office:value-type="float" office:value="99.9" calcext:value-type="float">
            <text:p>99.9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8343" calcext:value-type="float">
            <text:p>218343</text:p>
          </table:table-cell>
          <table:table-cell office:value-type="float" office:value="99.9" calcext:value-type="float">
            <text:p>99.9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8647" calcext:value-type="float">
            <text:p>218647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8949" calcext:value-type="float">
            <text:p>218949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9251" calcext:value-type="float">
            <text:p>219251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9551" calcext:value-type="float">
            <text:p>219551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19851" calcext:value-type="float">
            <text:p>219851</text:p>
          </table:table-cell>
          <table:table-cell office:value-type="float" office:value="95.2" calcext:value-type="float">
            <text:p>95.2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0149" calcext:value-type="float">
            <text:p>220149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0452" calcext:value-type="float">
            <text:p>220452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0748" calcext:value-type="float">
            <text:p>220748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1041" calcext:value-type="float">
            <text:p>221041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1338" calcext:value-type="float">
            <text:p>221338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1635" calcext:value-type="float">
            <text:p>221635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1935" calcext:value-type="float">
            <text:p>221935</text:p>
          </table:table-cell>
          <table:table-cell office:value-type="float" office:value="99.9" calcext:value-type="float">
            <text:p>99.9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2234" calcext:value-type="float">
            <text:p>222234</text:p>
          </table:table-cell>
          <table:table-cell office:value-type="float" office:value="99.9" calcext:value-type="float">
            <text:p>99.9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2540" calcext:value-type="float">
            <text:p>222540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2841" calcext:value-type="float">
            <text:p>222841</text:p>
          </table:table-cell>
          <table:table-cell office:value-type="float" office:value="95" calcext:value-type="float">
            <text:p>9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3140" calcext:value-type="float">
            <text:p>223140</text:p>
          </table:table-cell>
          <table:table-cell office:value-type="float" office:value="95" calcext:value-type="float">
            <text:p>95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3439" calcext:value-type="float">
            <text:p>223439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3745" calcext:value-type="float">
            <text:p>223745</text:p>
          </table:table-cell>
          <table:table-cell office:value-type="float" office:value="99.9" calcext:value-type="float">
            <text:p>99.9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4048" calcext:value-type="float">
            <text:p>224048</text:p>
          </table:table-cell>
          <table:table-cell office:value-type="float" office:value="99.9" calcext:value-type="float">
            <text:p>99.9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9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4349" calcext:value-type="float">
            <text:p>224349</text:p>
          </table:table-cell>
          <table:table-cell office:value-type="float" office:value="99.9" calcext:value-type="float">
            <text:p>99.9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4651" calcext:value-type="float">
            <text:p>224651</text:p>
          </table:table-cell>
          <table:table-cell office:value-type="float" office:value="95.2" calcext:value-type="float">
            <text:p>95.2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10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4961" calcext:value-type="float">
            <text:p>224961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5267" calcext:value-type="float">
            <text:p>225267</text:p>
          </table:table-cell>
          <table:table-cell office:value-type="float" office:value="99.9" calcext:value-type="float">
            <text:p>99.9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1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5578" calcext:value-type="float">
            <text:p>225578</text:p>
          </table:table-cell>
          <table:table-cell office:value-type="float" office:value="99.9" calcext:value-type="float">
            <text:p>99.9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5879" calcext:value-type="float">
            <text:p>225879</text:p>
          </table:table-cell>
          <table:table-cell office:value-type="float" office:value="99.9" calcext:value-type="float">
            <text:p>99.9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6178" calcext:value-type="float">
            <text:p>226178</text:p>
          </table:table-cell>
          <table:table-cell office:value-type="float" office:value="99.9" calcext:value-type="float">
            <text:p>99.9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6480" calcext:value-type="float">
            <text:p>226480</text:p>
          </table:table-cell>
          <table:table-cell office:value-type="float" office:value="95.2" calcext:value-type="float">
            <text:p>95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6785" calcext:value-type="float">
            <text:p>226785</text:p>
          </table:table-cell>
          <table:table-cell office:value-type="float" office:value="99.9" calcext:value-type="float">
            <text:p>99.9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7097" calcext:value-type="float">
            <text:p>227097</text:p>
          </table:table-cell>
          <table:table-cell office:value-type="float" office:value="95.2" calcext:value-type="float">
            <text:p>95.2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7407" calcext:value-type="float">
            <text:p>227407</text:p>
          </table:table-cell>
          <table:table-cell office:value-type="float" office:value="95.2" calcext:value-type="float">
            <text:p>95.2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7714" calcext:value-type="float">
            <text:p>227714</text:p>
          </table:table-cell>
          <table:table-cell office:value-type="float" office:value="99.9" calcext:value-type="float">
            <text:p>99.9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8022" calcext:value-type="float">
            <text:p>228022</text:p>
          </table:table-cell>
          <table:table-cell office:value-type="float" office:value="95.2" calcext:value-type="float">
            <text:p>95.2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8323" calcext:value-type="float">
            <text:p>228323</text:p>
          </table:table-cell>
          <table:table-cell office:value-type="float" office:value="99.9" calcext:value-type="float">
            <text:p>99.9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8638" calcext:value-type="float">
            <text:p>228638</text:p>
          </table:table-cell>
          <table:table-cell office:value-type="float" office:value="99.9" calcext:value-type="float">
            <text:p>99.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8941" calcext:value-type="float">
            <text:p>228941</text:p>
          </table:table-cell>
          <table:table-cell office:value-type="float" office:value="99.9" calcext:value-type="float">
            <text:p>99.9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9253" calcext:value-type="float">
            <text:p>229253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9567" calcext:value-type="float">
            <text:p>229567</text:p>
          </table:table-cell>
          <table:table-cell office:value-type="float" office:value="99.9" calcext:value-type="float">
            <text:p>99.9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29875" calcext:value-type="float">
            <text:p>229875</text:p>
          </table:table-cell>
          <table:table-cell office:value-type="float" office:value="99.9" calcext:value-type="float">
            <text:p>99.9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0176" calcext:value-type="float">
            <text:p>230176</text:p>
          </table:table-cell>
          <table:table-cell office:value-type="float" office:value="99.9" calcext:value-type="float">
            <text:p>99.9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0480" calcext:value-type="float">
            <text:p>230480</text:p>
          </table:table-cell>
          <table:table-cell office:value-type="float" office:value="99.9" calcext:value-type="float">
            <text:p>99.9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0784" calcext:value-type="float">
            <text:p>230784</text:p>
          </table:table-cell>
          <table:table-cell office:value-type="float" office:value="99.9" calcext:value-type="float">
            <text:p>99.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1089" calcext:value-type="float">
            <text:p>231089</text:p>
          </table:table-cell>
          <table:table-cell office:value-type="float" office:value="99.9" calcext:value-type="float">
            <text:p>99.9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1393" calcext:value-type="float">
            <text:p>231393</text:p>
          </table:table-cell>
          <table:table-cell office:value-type="float" office:value="99.9" calcext:value-type="float">
            <text:p>99.9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1701" calcext:value-type="float">
            <text:p>231701</text:p>
          </table:table-cell>
          <table:table-cell office:value-type="float" office:value="99.9" calcext:value-type="float">
            <text:p>99.9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9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2007" calcext:value-type="float">
            <text:p>232007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2316" calcext:value-type="float">
            <text:p>232316</text:p>
          </table:table-cell>
          <table:table-cell office:value-type="float" office:value="95" calcext:value-type="float">
            <text:p>9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2620" calcext:value-type="float">
            <text:p>232620</text:p>
          </table:table-cell>
          <table:table-cell office:value-type="float" office:value="99.9" calcext:value-type="float">
            <text:p>99.9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2923" calcext:value-type="float">
            <text:p>232923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3231" calcext:value-type="float">
            <text:p>233231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3532" calcext:value-type="float">
            <text:p>233532</text:p>
          </table:table-cell>
          <table:table-cell office:value-type="float" office:value="95.2" calcext:value-type="float">
            <text:p>95.2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3840" calcext:value-type="float">
            <text:p>233840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4156" calcext:value-type="float">
            <text:p>234156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4458" calcext:value-type="float">
            <text:p>234458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4759" calcext:value-type="float">
            <text:p>234759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5067" calcext:value-type="float">
            <text:p>235067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5376" calcext:value-type="float">
            <text:p>235376</text:p>
          </table:table-cell>
          <table:table-cell office:value-type="float" office:value="99.9" calcext:value-type="float">
            <text:p>99.9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5675" calcext:value-type="float">
            <text:p>235675</text:p>
          </table:table-cell>
          <table:table-cell office:value-type="float" office:value="99.9" calcext:value-type="float">
            <text:p>99.9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5975" calcext:value-type="float">
            <text:p>235975</text:p>
          </table:table-cell>
          <table:table-cell office:value-type="float" office:value="99.9" calcext:value-type="float">
            <text:p>99.9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6275" calcext:value-type="float">
            <text:p>236275</text:p>
          </table:table-cell>
          <table:table-cell office:value-type="float" office:value="99.9" calcext:value-type="float">
            <text:p>99.9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6576" calcext:value-type="float">
            <text:p>236576</text:p>
          </table:table-cell>
          <table:table-cell office:value-type="float" office:value="99.9" calcext:value-type="float">
            <text:p>99.9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6880" calcext:value-type="float">
            <text:p>236880</text:p>
          </table:table-cell>
          <table:table-cell office:value-type="float" office:value="99.9" calcext:value-type="float">
            <text:p>99.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7182" calcext:value-type="float">
            <text:p>237182</text:p>
          </table:table-cell>
          <table:table-cell office:value-type="float" office:value="95.2" calcext:value-type="float">
            <text:p>95.2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7486" calcext:value-type="float">
            <text:p>237486</text:p>
          </table:table-cell>
          <table:table-cell office:value-type="float" office:value="99.9" calcext:value-type="float">
            <text:p>99.9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7787" calcext:value-type="float">
            <text:p>237787</text:p>
          </table:table-cell>
          <table:table-cell office:value-type="float" office:value="99.9" calcext:value-type="float">
            <text:p>99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8091" calcext:value-type="float">
            <text:p>238091</text:p>
          </table:table-cell>
          <table:table-cell office:value-type="float" office:value="99.9" calcext:value-type="float">
            <text:p>99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8397" calcext:value-type="float">
            <text:p>238397</text:p>
          </table:table-cell>
          <table:table-cell office:value-type="float" office:value="99.9" calcext:value-type="float">
            <text:p>99.9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8700" calcext:value-type="float">
            <text:p>238700</text:p>
          </table:table-cell>
          <table:table-cell office:value-type="float" office:value="99.9" calcext:value-type="float">
            <text:p>99.9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9001" calcext:value-type="float">
            <text:p>239001</text:p>
          </table:table-cell>
          <table:table-cell office:value-type="float" office:value="99.9" calcext:value-type="float">
            <text:p>99.9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9312" calcext:value-type="float">
            <text:p>239312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9610" calcext:value-type="float">
            <text:p>239610</text:p>
          </table:table-cell>
          <table:table-cell office:value-type="float" office:value="95.2" calcext:value-type="float">
            <text:p>95.2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39918" calcext:value-type="float">
            <text:p>239918</text:p>
          </table:table-cell>
          <table:table-cell office:value-type="float" office:value="99.9" calcext:value-type="float">
            <text:p>99.9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0222" calcext:value-type="float">
            <text:p>240222</text:p>
          </table:table-cell>
          <table:table-cell office:value-type="float" office:value="95.2" calcext:value-type="float">
            <text:p>95.2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0532" calcext:value-type="float">
            <text:p>240532</text:p>
          </table:table-cell>
          <table:table-cell office:value-type="float" office:value="95.2" calcext:value-type="float">
            <text:p>95.2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0835" calcext:value-type="float">
            <text:p>240835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1149" calcext:value-type="float">
            <text:p>241149</text:p>
          </table:table-cell>
          <table:table-cell office:value-type="float" office:value="95.2" calcext:value-type="float">
            <text:p>95.2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1453" calcext:value-type="float">
            <text:p>241453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1753" calcext:value-type="float">
            <text:p>241753</text:p>
          </table:table-cell>
          <table:table-cell office:value-type="float" office:value="95.2" calcext:value-type="float">
            <text:p>95.2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2058" calcext:value-type="float">
            <text:p>242058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2357" calcext:value-type="float">
            <text:p>242357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2672" calcext:value-type="float">
            <text:p>242672</text:p>
          </table:table-cell>
          <table:table-cell office:value-type="float" office:value="95.5" calcext:value-type="float">
            <text:p>95.5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2985" calcext:value-type="float">
            <text:p>242985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3286" calcext:value-type="float">
            <text:p>243286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3592" calcext:value-type="float">
            <text:p>243592</text:p>
          </table:table-cell>
          <table:table-cell office:value-type="float" office:value="95.2" calcext:value-type="float">
            <text:p>95.2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3895" calcext:value-type="float">
            <text:p>243895</text:p>
          </table:table-cell>
          <table:table-cell office:value-type="float" office:value="99.9" calcext:value-type="float">
            <text:p>99.9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4202" calcext:value-type="float">
            <text:p>244202</text:p>
          </table:table-cell>
          <table:table-cell office:value-type="float" office:value="99.9" calcext:value-type="float">
            <text:p>99.9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4509" calcext:value-type="float">
            <text:p>244509</text:p>
          </table:table-cell>
          <table:table-cell office:value-type="float" office:value="99.9" calcext:value-type="float">
            <text:p>99.9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4809" calcext:value-type="float">
            <text:p>244809</text:p>
          </table:table-cell>
          <table:table-cell office:value-type="float" office:value="95.2" calcext:value-type="float">
            <text:p>95.2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5112" calcext:value-type="float">
            <text:p>245112</text:p>
          </table:table-cell>
          <table:table-cell office:value-type="float" office:value="95.2" calcext:value-type="float">
            <text:p>95.2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5417" calcext:value-type="float">
            <text:p>245417</text:p>
          </table:table-cell>
          <table:table-cell office:value-type="float" office:value="99.9" calcext:value-type="float">
            <text:p>99.9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5722" calcext:value-type="float">
            <text:p>245722</text:p>
          </table:table-cell>
          <table:table-cell office:value-type="float" office:value="99.9" calcext:value-type="float">
            <text:p>99.9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6023" calcext:value-type="float">
            <text:p>246023</text:p>
          </table:table-cell>
          <table:table-cell office:value-type="float" office:value="95.2" calcext:value-type="float">
            <text:p>95.2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6329" calcext:value-type="float">
            <text:p>246329</text:p>
          </table:table-cell>
          <table:table-cell office:value-type="float" office:value="99.9" calcext:value-type="float">
            <text:p>99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6631" calcext:value-type="float">
            <text:p>246631</text:p>
          </table:table-cell>
          <table:table-cell office:value-type="float" office:value="95.2" calcext:value-type="float">
            <text:p>95.2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6932" calcext:value-type="float">
            <text:p>246932</text:p>
          </table:table-cell>
          <table:table-cell office:value-type="float" office:value="99.9" calcext:value-type="float">
            <text:p>99.9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7236" calcext:value-type="float">
            <text:p>247236</text:p>
          </table:table-cell>
          <table:table-cell office:value-type="float" office:value="99.9" calcext:value-type="float">
            <text:p>99.9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7544" calcext:value-type="float">
            <text:p>247544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7849" calcext:value-type="float">
            <text:p>247849</text:p>
          </table:table-cell>
          <table:table-cell office:value-type="float" office:value="99.9" calcext:value-type="float">
            <text:p>99.9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8146" calcext:value-type="float">
            <text:p>248146</text:p>
          </table:table-cell>
          <table:table-cell office:value-type="float" office:value="99.9" calcext:value-type="float">
            <text:p>99.9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8451" calcext:value-type="float">
            <text:p>248451</text:p>
          </table:table-cell>
          <table:table-cell office:value-type="float" office:value="99.9" calcext:value-type="float">
            <text:p>99.9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8753" calcext:value-type="float">
            <text:p>248753</text:p>
          </table:table-cell>
          <table:table-cell office:value-type="float" office:value="95" calcext:value-type="float">
            <text:p>9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9052" calcext:value-type="float">
            <text:p>249052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9364" calcext:value-type="float">
            <text:p>249364</text:p>
          </table:table-cell>
          <table:table-cell office:value-type="float" office:value="99.9" calcext:value-type="float">
            <text:p>99.9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9668" calcext:value-type="float">
            <text:p>249668</text:p>
          </table:table-cell>
          <table:table-cell office:value-type="float" office:value="99.9" calcext:value-type="float">
            <text:p>99.9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49976" calcext:value-type="float">
            <text:p>249976</text:p>
          </table:table-cell>
          <table:table-cell office:value-type="float" office:value="99.9" calcext:value-type="float">
            <text:p>99.9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0282" calcext:value-type="float">
            <text:p>250282</text:p>
          </table:table-cell>
          <table:table-cell office:value-type="float" office:value="95.2" calcext:value-type="float">
            <text:p>95.2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0589" calcext:value-type="float">
            <text:p>250589</text:p>
          </table:table-cell>
          <table:table-cell office:value-type="float" office:value="99.9" calcext:value-type="float">
            <text:p>99.9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0887" calcext:value-type="float">
            <text:p>250887</text:p>
          </table:table-cell>
          <table:table-cell office:value-type="float" office:value="99.9" calcext:value-type="float">
            <text:p>99.9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1194" calcext:value-type="float">
            <text:p>251194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1500" calcext:value-type="float">
            <text:p>251500</text:p>
          </table:table-cell>
          <table:table-cell office:value-type="float" office:value="90.5" calcext:value-type="float">
            <text:p>90.5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1807" calcext:value-type="float">
            <text:p>251807</text:p>
          </table:table-cell>
          <table:table-cell office:value-type="float" office:value="99.9" calcext:value-type="float">
            <text:p>99.9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2106" calcext:value-type="float">
            <text:p>252106</text:p>
          </table:table-cell>
          <table:table-cell office:value-type="float" office:value="99.9" calcext:value-type="float">
            <text:p>99.9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2411" calcext:value-type="float">
            <text:p>252411</text:p>
          </table:table-cell>
          <table:table-cell office:value-type="float" office:value="95.2" calcext:value-type="float">
            <text:p>95.2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2717" calcext:value-type="float">
            <text:p>252717</text:p>
          </table:table-cell>
          <table:table-cell office:value-type="float" office:value="99.9" calcext:value-type="float">
            <text:p>99.9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3023" calcext:value-type="float">
            <text:p>253023</text:p>
          </table:table-cell>
          <table:table-cell office:value-type="float" office:value="95.2" calcext:value-type="float">
            <text:p>95.2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3327" calcext:value-type="float">
            <text:p>253327</text:p>
          </table:table-cell>
          <table:table-cell office:value-type="float" office:value="95.2" calcext:value-type="float">
            <text:p>95.2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3629" calcext:value-type="float">
            <text:p>253629</text:p>
          </table:table-cell>
          <table:table-cell office:value-type="float" office:value="99.9" calcext:value-type="float">
            <text:p>99.9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3930" calcext:value-type="float">
            <text:p>253930</text:p>
          </table:table-cell>
          <table:table-cell office:value-type="float" office:value="95.2" calcext:value-type="float">
            <text:p>95.2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4236" calcext:value-type="float">
            <text:p>254236</text:p>
          </table:table-cell>
          <table:table-cell office:value-type="float" office:value="99.9" calcext:value-type="float">
            <text:p>99.9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4541" calcext:value-type="float">
            <text:p>254541</text:p>
          </table:table-cell>
          <table:table-cell office:value-type="float" office:value="99.9" calcext:value-type="float">
            <text:p>99.9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4853" calcext:value-type="float">
            <text:p>254853</text:p>
          </table:table-cell>
          <table:table-cell office:value-type="float" office:value="99.9" calcext:value-type="float">
            <text:p>99.9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5156" calcext:value-type="float">
            <text:p>255156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5455" calcext:value-type="float">
            <text:p>255455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5753" calcext:value-type="float">
            <text:p>255753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6051" calcext:value-type="float">
            <text:p>256051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6353" calcext:value-type="float">
            <text:p>256353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6660" calcext:value-type="float">
            <text:p>256660</text:p>
          </table:table-cell>
          <table:table-cell office:value-type="float" office:value="95" calcext:value-type="float">
            <text:p>95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6960" calcext:value-type="float">
            <text:p>256960</text:p>
          </table:table-cell>
          <table:table-cell office:value-type="float" office:value="99.9" calcext:value-type="float">
            <text:p>99.9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7256" calcext:value-type="float">
            <text:p>257256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7560" calcext:value-type="float">
            <text:p>257560</text:p>
          </table:table-cell>
          <table:table-cell office:value-type="float" office:value="99.9" calcext:value-type="float">
            <text:p>99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7868" calcext:value-type="float">
            <text:p>257868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8164" calcext:value-type="float">
            <text:p>258164</text:p>
          </table:table-cell>
          <table:table-cell office:value-type="float" office:value="99.9" calcext:value-type="float">
            <text:p>99.9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8463" calcext:value-type="float">
            <text:p>258463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8760" calcext:value-type="float">
            <text:p>258760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9062" calcext:value-type="float">
            <text:p>259062</text:p>
          </table:table-cell>
          <table:table-cell office:value-type="float" office:value="99.9" calcext:value-type="float">
            <text:p>99.9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9361" calcext:value-type="float">
            <text:p>259361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9663" calcext:value-type="float">
            <text:p>259663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59965" calcext:value-type="float">
            <text:p>259965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0264" calcext:value-type="float">
            <text:p>260264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0566" calcext:value-type="float">
            <text:p>260566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0873" calcext:value-type="float">
            <text:p>260873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1172" calcext:value-type="float">
            <text:p>261172</text:p>
          </table:table-cell>
          <table:table-cell office:value-type="float" office:value="95.2" calcext:value-type="float">
            <text:p>95.2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1472" calcext:value-type="float">
            <text:p>261472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1777" calcext:value-type="float">
            <text:p>261777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2076" calcext:value-type="float">
            <text:p>262076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2378" calcext:value-type="float">
            <text:p>262378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2674" calcext:value-type="float">
            <text:p>262674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2978" calcext:value-type="float">
            <text:p>262978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3277" calcext:value-type="float">
            <text:p>263277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3577" calcext:value-type="float">
            <text:p>263577</text:p>
          </table:table-cell>
          <table:table-cell office:value-type="float" office:value="99.9" calcext:value-type="float">
            <text:p>99.9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3884" calcext:value-type="float">
            <text:p>263884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4190" calcext:value-type="float">
            <text:p>264190</text:p>
          </table:table-cell>
          <table:table-cell office:value-type="float" office:value="99.9" calcext:value-type="float">
            <text:p>99.9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4489" calcext:value-type="float">
            <text:p>264489</text:p>
          </table:table-cell>
          <table:table-cell office:value-type="float" office:value="99.9" calcext:value-type="float">
            <text:p>99.9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4789" calcext:value-type="float">
            <text:p>264789</text:p>
          </table:table-cell>
          <table:table-cell office:value-type="float" office:value="99.9" calcext:value-type="float">
            <text:p>99.9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5092" calcext:value-type="float">
            <text:p>265092</text:p>
          </table:table-cell>
          <table:table-cell office:value-type="float" office:value="90.5" calcext:value-type="float">
            <text:p>90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5397" calcext:value-type="float">
            <text:p>265397</text:p>
          </table:table-cell>
          <table:table-cell office:value-type="float" office:value="95" calcext:value-type="float">
            <text:p>95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5699" calcext:value-type="float">
            <text:p>265699</text:p>
          </table:table-cell>
          <table:table-cell office:value-type="float" office:value="99.9" calcext:value-type="float">
            <text:p>99.9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6003" calcext:value-type="float">
            <text:p>266003</text:p>
          </table:table-cell>
          <table:table-cell office:value-type="float" office:value="99.9" calcext:value-type="float">
            <text:p>99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6311" calcext:value-type="float">
            <text:p>266311</text:p>
          </table:table-cell>
          <table:table-cell office:value-type="float" office:value="99.9" calcext:value-type="float">
            <text:p>99.9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6621" calcext:value-type="float">
            <text:p>266621</text:p>
          </table:table-cell>
          <table:table-cell office:value-type="float" office:value="95.2" calcext:value-type="float">
            <text:p>95.2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6923" calcext:value-type="float">
            <text:p>266923</text:p>
          </table:table-cell>
          <table:table-cell office:value-type="float" office:value="95.2" calcext:value-type="float">
            <text:p>95.2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7242" calcext:value-type="float">
            <text:p>267242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7541" calcext:value-type="float">
            <text:p>267541</text:p>
          </table:table-cell>
          <table:table-cell office:value-type="float" office:value="95.2" calcext:value-type="float">
            <text:p>95.2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7845" calcext:value-type="float">
            <text:p>267845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8146" calcext:value-type="float">
            <text:p>268146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8448" calcext:value-type="float">
            <text:p>268448</text:p>
          </table:table-cell>
          <table:table-cell office:value-type="float" office:value="95" calcext:value-type="float">
            <text:p>9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8748" calcext:value-type="float">
            <text:p>268748</text:p>
          </table:table-cell>
          <table:table-cell office:value-type="float" office:value="99.9" calcext:value-type="float">
            <text:p>99.9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9058" calcext:value-type="float">
            <text:p>269058</text:p>
          </table:table-cell>
          <table:table-cell office:value-type="float" office:value="99.9" calcext:value-type="float">
            <text:p>99.9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9365" calcext:value-type="float">
            <text:p>269365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9665" calcext:value-type="float">
            <text:p>269665</text:p>
          </table:table-cell>
          <table:table-cell office:value-type="float" office:value="99.9" calcext:value-type="float">
            <text:p>99.9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69970" calcext:value-type="float">
            <text:p>269970</text:p>
          </table:table-cell>
          <table:table-cell office:value-type="float" office:value="95.2" calcext:value-type="float">
            <text:p>95.2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0273" calcext:value-type="float">
            <text:p>270273</text:p>
          </table:table-cell>
          <table:table-cell office:value-type="float" office:value="99.9" calcext:value-type="float">
            <text:p>99.9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0581" calcext:value-type="float">
            <text:p>270581</text:p>
          </table:table-cell>
          <table:table-cell office:value-type="float" office:value="95.2" calcext:value-type="float">
            <text:p>95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0889" calcext:value-type="float">
            <text:p>270889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1192" calcext:value-type="float">
            <text:p>271192</text:p>
          </table:table-cell>
          <table:table-cell office:value-type="float" office:value="95" calcext:value-type="float">
            <text:p>95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1497" calcext:value-type="float">
            <text:p>271497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1801" calcext:value-type="float">
            <text:p>271801</text:p>
          </table:table-cell>
          <table:table-cell office:value-type="float" office:value="95.2" calcext:value-type="float">
            <text:p>95.2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2109" calcext:value-type="float">
            <text:p>272109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2412" calcext:value-type="float">
            <text:p>272412</text:p>
          </table:table-cell>
          <table:table-cell office:value-type="float" office:value="95.2" calcext:value-type="float">
            <text:p>95.2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2713" calcext:value-type="float">
            <text:p>272713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3003" calcext:value-type="float">
            <text:p>273003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3302" calcext:value-type="float">
            <text:p>273302</text:p>
          </table:table-cell>
          <table:table-cell office:value-type="float" office:value="95.2" calcext:value-type="float">
            <text:p>95.2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3597" calcext:value-type="float">
            <text:p>273597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3904" calcext:value-type="float">
            <text:p>273904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4200" calcext:value-type="float">
            <text:p>274200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4498" calcext:value-type="float">
            <text:p>274498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4795" calcext:value-type="float">
            <text:p>274795</text:p>
          </table:table-cell>
          <table:table-cell office:value-type="float" office:value="95" calcext:value-type="float">
            <text:p>95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5094" calcext:value-type="float">
            <text:p>275094</text:p>
          </table:table-cell>
          <table:table-cell office:value-type="float" office:value="99.9" calcext:value-type="float">
            <text:p>99.9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5397" calcext:value-type="float">
            <text:p>275397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5701" calcext:value-type="float">
            <text:p>275701</text:p>
          </table:table-cell>
          <table:table-cell office:value-type="float" office:value="99.9" calcext:value-type="float">
            <text:p>99.9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6005" calcext:value-type="float">
            <text:p>276005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6310" calcext:value-type="float">
            <text:p>276310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6614" calcext:value-type="float">
            <text:p>276614</text:p>
          </table:table-cell>
          <table:table-cell office:value-type="float" office:value="99.9" calcext:value-type="float">
            <text:p>99.9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6913" calcext:value-type="float">
            <text:p>276913</text:p>
          </table:table-cell>
          <table:table-cell office:value-type="float" office:value="95.2" calcext:value-type="float">
            <text:p>95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7211" calcext:value-type="float">
            <text:p>277211</text:p>
          </table:table-cell>
          <table:table-cell office:value-type="float" office:value="95.2" calcext:value-type="float">
            <text:p>95.2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7516" calcext:value-type="float">
            <text:p>277516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7819" calcext:value-type="float">
            <text:p>277819</text:p>
          </table:table-cell>
          <table:table-cell office:value-type="float" office:value="95" calcext:value-type="float">
            <text:p>95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8119" calcext:value-type="float">
            <text:p>278119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8420" calcext:value-type="float">
            <text:p>278420</text:p>
          </table:table-cell>
          <table:table-cell office:value-type="float" office:value="99.9" calcext:value-type="float">
            <text:p>99.9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9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8717" calcext:value-type="float">
            <text:p>278717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9019" calcext:value-type="float">
            <text:p>279019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9317" calcext:value-type="float">
            <text:p>279317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9620" calcext:value-type="float">
            <text:p>279620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79923" calcext:value-type="float">
            <text:p>279923</text:p>
          </table:table-cell>
          <table:table-cell office:value-type="float" office:value="99.9" calcext:value-type="float">
            <text:p>99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0220" calcext:value-type="float">
            <text:p>280220</text:p>
          </table:table-cell>
          <table:table-cell office:value-type="float" office:value="99.9" calcext:value-type="float">
            <text:p>99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0518" calcext:value-type="float">
            <text:p>280518</text:p>
          </table:table-cell>
          <table:table-cell office:value-type="float" office:value="99.9" calcext:value-type="float">
            <text:p>99.9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0827" calcext:value-type="float">
            <text:p>280827</text:p>
          </table:table-cell>
          <table:table-cell office:value-type="float" office:value="95.2" calcext:value-type="float">
            <text:p>95.2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1134" calcext:value-type="float">
            <text:p>281134</text:p>
          </table:table-cell>
          <table:table-cell office:value-type="float" office:value="99.9" calcext:value-type="float">
            <text:p>99.9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1437" calcext:value-type="float">
            <text:p>281437</text:p>
          </table:table-cell>
          <table:table-cell office:value-type="float" office:value="99.9" calcext:value-type="float">
            <text:p>99.9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1735" calcext:value-type="float">
            <text:p>281735</text:p>
          </table:table-cell>
          <table:table-cell office:value-type="float" office:value="99.9" calcext:value-type="float">
            <text:p>99.9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2037" calcext:value-type="float">
            <text:p>282037</text:p>
          </table:table-cell>
          <table:table-cell office:value-type="float" office:value="95" calcext:value-type="float">
            <text:p>95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2336" calcext:value-type="float">
            <text:p>282336</text:p>
          </table:table-cell>
          <table:table-cell office:value-type="float" office:value="99.9" calcext:value-type="float">
            <text:p>99.9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2641" calcext:value-type="float">
            <text:p>282641</text:p>
          </table:table-cell>
          <table:table-cell office:value-type="float" office:value="95.2" calcext:value-type="float">
            <text:p>95.2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8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2945" calcext:value-type="float">
            <text:p>282945</text:p>
          </table:table-cell>
          <table:table-cell office:value-type="float" office:value="99.9" calcext:value-type="float">
            <text:p>99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3248" calcext:value-type="float">
            <text:p>283248</text:p>
          </table:table-cell>
          <table:table-cell office:value-type="float" office:value="99.9" calcext:value-type="float">
            <text:p>99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3556" calcext:value-type="float">
            <text:p>283556</text:p>
          </table:table-cell>
          <table:table-cell office:value-type="float" office:value="99.9" calcext:value-type="float">
            <text:p>99.9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3855" calcext:value-type="float">
            <text:p>283855</text:p>
          </table:table-cell>
          <table:table-cell office:value-type="float" office:value="99.9" calcext:value-type="float">
            <text:p>99.9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4156" calcext:value-type="float">
            <text:p>284156</text:p>
          </table:table-cell>
          <table:table-cell office:value-type="float" office:value="99.9" calcext:value-type="float">
            <text:p>99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4458" calcext:value-type="float">
            <text:p>284458</text:p>
          </table:table-cell>
          <table:table-cell office:value-type="float" office:value="99.9" calcext:value-type="float">
            <text:p>99.9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4767" calcext:value-type="float">
            <text:p>284767</text:p>
          </table:table-cell>
          <table:table-cell office:value-type="float" office:value="99.9" calcext:value-type="float">
            <text:p>99.9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5081" calcext:value-type="float">
            <text:p>285081</text:p>
          </table:table-cell>
          <table:table-cell office:value-type="float" office:value="99.9" calcext:value-type="float">
            <text:p>99.9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5389" calcext:value-type="float">
            <text:p>285389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5696" calcext:value-type="float">
            <text:p>285696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5995" calcext:value-type="float">
            <text:p>285995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6295" calcext:value-type="float">
            <text:p>286295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6605" calcext:value-type="float">
            <text:p>286605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6911" calcext:value-type="float">
            <text:p>286911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7213" calcext:value-type="float">
            <text:p>287213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7521" calcext:value-type="float">
            <text:p>287521</text:p>
          </table:table-cell>
          <table:table-cell office:value-type="float" office:value="95.2" calcext:value-type="float">
            <text:p>95.2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7825" calcext:value-type="float">
            <text:p>287825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8131" calcext:value-type="float">
            <text:p>288131</text:p>
          </table:table-cell>
          <table:table-cell office:value-type="float" office:value="95.2" calcext:value-type="float">
            <text:p>95.2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8436" calcext:value-type="float">
            <text:p>288436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8737" calcext:value-type="float">
            <text:p>288737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9038" calcext:value-type="float">
            <text:p>289038</text:p>
          </table:table-cell>
          <table:table-cell office:value-type="float" office:value="99.9" calcext:value-type="float">
            <text:p>99.9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9343" calcext:value-type="float">
            <text:p>289343</text:p>
          </table:table-cell>
          <table:table-cell office:value-type="float" office:value="99.9" calcext:value-type="float">
            <text:p>99.9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9646" calcext:value-type="float">
            <text:p>289646</text:p>
          </table:table-cell>
          <table:table-cell office:value-type="float" office:value="99.9" calcext:value-type="float">
            <text:p>99.9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89952" calcext:value-type="float">
            <text:p>289952</text:p>
          </table:table-cell>
          <table:table-cell office:value-type="float" office:value="99.9" calcext:value-type="float">
            <text:p>99.9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0253" calcext:value-type="float">
            <text:p>290253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0561" calcext:value-type="float">
            <text:p>290561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0871" calcext:value-type="float">
            <text:p>290871</text:p>
          </table:table-cell>
          <table:table-cell office:value-type="float" office:value="95.2" calcext:value-type="float">
            <text:p>95.2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1172" calcext:value-type="float">
            <text:p>291172</text:p>
          </table:table-cell>
          <table:table-cell office:value-type="float" office:value="99.9" calcext:value-type="float">
            <text:p>99.9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1475" calcext:value-type="float">
            <text:p>291475</text:p>
          </table:table-cell>
          <table:table-cell office:value-type="float" office:value="99.9" calcext:value-type="float">
            <text:p>99.9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1781" calcext:value-type="float">
            <text:p>291781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2089" calcext:value-type="float">
            <text:p>292089</text:p>
          </table:table-cell>
          <table:table-cell office:value-type="float" office:value="99.9" calcext:value-type="float">
            <text:p>99.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2401" calcext:value-type="float">
            <text:p>292401</text:p>
          </table:table-cell>
          <table:table-cell office:value-type="float" office:value="95.2" calcext:value-type="float">
            <text:p>95.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2701" calcext:value-type="float">
            <text:p>292701</text:p>
          </table:table-cell>
          <table:table-cell office:value-type="float" office:value="95.2" calcext:value-type="float">
            <text:p>95.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3005" calcext:value-type="float">
            <text:p>293005</text:p>
          </table:table-cell>
          <table:table-cell office:value-type="float" office:value="99.9" calcext:value-type="float">
            <text:p>99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3316" calcext:value-type="float">
            <text:p>293316</text:p>
          </table:table-cell>
          <table:table-cell office:value-type="float" office:value="99.9" calcext:value-type="float">
            <text:p>99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3619" calcext:value-type="float">
            <text:p>293619</text:p>
          </table:table-cell>
          <table:table-cell office:value-type="float" office:value="99.9" calcext:value-type="float">
            <text:p>99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3930" calcext:value-type="float">
            <text:p>293930</text:p>
          </table:table-cell>
          <table:table-cell office:value-type="float" office:value="95.2" calcext:value-type="float">
            <text:p>95.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4232" calcext:value-type="float">
            <text:p>294232</text:p>
          </table:table-cell>
          <table:table-cell office:value-type="float" office:value="99.9" calcext:value-type="float">
            <text:p>99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4540" calcext:value-type="float">
            <text:p>294540</text:p>
          </table:table-cell>
          <table:table-cell office:value-type="float" office:value="99.9" calcext:value-type="float">
            <text:p>99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4844" calcext:value-type="float">
            <text:p>294844</text:p>
          </table:table-cell>
          <table:table-cell office:value-type="float" office:value="99.9" calcext:value-type="float">
            <text:p>99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5148" calcext:value-type="float">
            <text:p>295148</text:p>
          </table:table-cell>
          <table:table-cell office:value-type="float" office:value="99.9" calcext:value-type="float">
            <text:p>99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5450" calcext:value-type="float">
            <text:p>295450</text:p>
          </table:table-cell>
          <table:table-cell office:value-type="float" office:value="95.2" calcext:value-type="float">
            <text:p>95.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5751" calcext:value-type="float">
            <text:p>295751</text:p>
          </table:table-cell>
          <table:table-cell office:value-type="float" office:value="99.9" calcext:value-type="float">
            <text:p>99.9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6051" calcext:value-type="float">
            <text:p>296051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6364" calcext:value-type="float">
            <text:p>296364</text:p>
          </table:table-cell>
          <table:table-cell office:value-type="float" office:value="99.9" calcext:value-type="float">
            <text:p>99.9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8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6670" calcext:value-type="float">
            <text:p>296670</text:p>
          </table:table-cell>
          <table:table-cell office:value-type="float" office:value="95.2" calcext:value-type="float">
            <text:p>95.2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6976" calcext:value-type="float">
            <text:p>296976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7279" calcext:value-type="float">
            <text:p>297279</text:p>
          </table:table-cell>
          <table:table-cell office:value-type="float" office:value="99.9" calcext:value-type="float">
            <text:p>99.9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7592" calcext:value-type="float">
            <text:p>297592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7896" calcext:value-type="float">
            <text:p>297896</text:p>
          </table:table-cell>
          <table:table-cell office:value-type="float" office:value="95" calcext:value-type="float">
            <text:p>95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8201" calcext:value-type="float">
            <text:p>298201</text:p>
          </table:table-cell>
          <table:table-cell office:value-type="float" office:value="95.2" calcext:value-type="float">
            <text:p>95.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8504" calcext:value-type="float">
            <text:p>298504</text:p>
          </table:table-cell>
          <table:table-cell office:value-type="float" office:value="99.9" calcext:value-type="float">
            <text:p>99.9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8806" calcext:value-type="float">
            <text:p>298806</text:p>
          </table:table-cell>
          <table:table-cell office:value-type="float" office:value="99.9" calcext:value-type="float">
            <text:p>99.9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9118" calcext:value-type="float">
            <text:p>299118</text:p>
          </table:table-cell>
          <table:table-cell office:value-type="float" office:value="99.9" calcext:value-type="float">
            <text:p>99.9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9418" calcext:value-type="float">
            <text:p>299418</text:p>
          </table:table-cell>
          <table:table-cell office:value-type="float" office:value="99.9" calcext:value-type="float">
            <text:p>99.9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299720" calcext:value-type="float">
            <text:p>299720</text:p>
          </table:table-cell>
          <table:table-cell office:value-type="float" office:value="99.9" calcext:value-type="float">
            <text:p>99.9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0020" calcext:value-type="float">
            <text:p>300020</text:p>
          </table:table-cell>
          <table:table-cell office:value-type="float" office:value="99.9" calcext:value-type="float">
            <text:p>99.9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0324" calcext:value-type="float">
            <text:p>300324</text:p>
          </table:table-cell>
          <table:table-cell office:value-type="float" office:value="99.9" calcext:value-type="float">
            <text:p>99.9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0632" calcext:value-type="float">
            <text:p>300632</text:p>
          </table:table-cell>
          <table:table-cell office:value-type="float" office:value="95.2" calcext:value-type="float">
            <text:p>95.2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0938" calcext:value-type="float">
            <text:p>300938</text:p>
          </table:table-cell>
          <table:table-cell office:value-type="float" office:value="95.2" calcext:value-type="float">
            <text:p>95.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1249" calcext:value-type="float">
            <text:p>301249</text:p>
          </table:table-cell>
          <table:table-cell office:value-type="float" office:value="99.9" calcext:value-type="float">
            <text:p>99.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1548" calcext:value-type="float">
            <text:p>301548</text:p>
          </table:table-cell>
          <table:table-cell office:value-type="float" office:value="99.9" calcext:value-type="float">
            <text:p>99.9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1853" calcext:value-type="float">
            <text:p>301853</text:p>
          </table:table-cell>
          <table:table-cell office:value-type="float" office:value="95.2" calcext:value-type="float">
            <text:p>95.2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2159" calcext:value-type="float">
            <text:p>302159</text:p>
          </table:table-cell>
          <table:table-cell office:value-type="float" office:value="99.9" calcext:value-type="float">
            <text:p>99.9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2460" calcext:value-type="float">
            <text:p>302460</text:p>
          </table:table-cell>
          <table:table-cell office:value-type="float" office:value="99.9" calcext:value-type="float">
            <text:p>99.9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2759" calcext:value-type="float">
            <text:p>302759</text:p>
          </table:table-cell>
          <table:table-cell office:value-type="float" office:value="99.9" calcext:value-type="float">
            <text:p>99.9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3064" calcext:value-type="float">
            <text:p>303064</text:p>
          </table:table-cell>
          <table:table-cell office:value-type="float" office:value="99.9" calcext:value-type="float">
            <text:p>99.9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3364" calcext:value-type="float">
            <text:p>303364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3665" calcext:value-type="float">
            <text:p>303665</text:p>
          </table:table-cell>
          <table:table-cell office:value-type="float" office:value="99.9" calcext:value-type="float">
            <text:p>99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3971" calcext:value-type="float">
            <text:p>303971</text:p>
          </table:table-cell>
          <table:table-cell office:value-type="float" office:value="99.9" calcext:value-type="float">
            <text:p>99.9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4272" calcext:value-type="float">
            <text:p>304272</text:p>
          </table:table-cell>
          <table:table-cell office:value-type="float" office:value="95.2" calcext:value-type="float">
            <text:p>95.2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4572" calcext:value-type="float">
            <text:p>304572</text:p>
          </table:table-cell>
          <table:table-cell office:value-type="float" office:value="95.2" calcext:value-type="float">
            <text:p>95.2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4872" calcext:value-type="float">
            <text:p>304872</text:p>
          </table:table-cell>
          <table:table-cell office:value-type="float" office:value="99.9" calcext:value-type="float">
            <text:p>99.9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5175" calcext:value-type="float">
            <text:p>305175</text:p>
          </table:table-cell>
          <table:table-cell office:value-type="float" office:value="99.9" calcext:value-type="float">
            <text:p>99.9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5478" calcext:value-type="float">
            <text:p>305478</text:p>
          </table:table-cell>
          <table:table-cell office:value-type="float" office:value="99.9" calcext:value-type="float">
            <text:p>99.9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5778" calcext:value-type="float">
            <text:p>305778</text:p>
          </table:table-cell>
          <table:table-cell office:value-type="float" office:value="99.9" calcext:value-type="float">
            <text:p>99.9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6080" calcext:value-type="float">
            <text:p>306080</text:p>
          </table:table-cell>
          <table:table-cell office:value-type="float" office:value="99.9" calcext:value-type="float">
            <text:p>99.9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6382" calcext:value-type="float">
            <text:p>306382</text:p>
          </table:table-cell>
          <table:table-cell office:value-type="float" office:value="95.2" calcext:value-type="float">
            <text:p>95.2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6683" calcext:value-type="float">
            <text:p>306683</text:p>
          </table:table-cell>
          <table:table-cell office:value-type="float" office:value="99.9" calcext:value-type="float">
            <text:p>99.9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6978" calcext:value-type="float">
            <text:p>306978</text:p>
          </table:table-cell>
          <table:table-cell office:value-type="float" office:value="99.9" calcext:value-type="float">
            <text:p>99.9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7282" calcext:value-type="float">
            <text:p>307282</text:p>
          </table:table-cell>
          <table:table-cell office:value-type="float" office:value="99.9" calcext:value-type="float">
            <text:p>99.9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7585" calcext:value-type="float">
            <text:p>307585</text:p>
          </table:table-cell>
          <table:table-cell office:value-type="float" office:value="99.9" calcext:value-type="float">
            <text:p>99.9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8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7890" calcext:value-type="float">
            <text:p>307890</text:p>
          </table:table-cell>
          <table:table-cell office:value-type="float" office:value="99.9" calcext:value-type="float">
            <text:p>99.9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8192" calcext:value-type="float">
            <text:p>308192</text:p>
          </table:table-cell>
          <table:table-cell office:value-type="float" office:value="95.2" calcext:value-type="float">
            <text:p>95.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8494" calcext:value-type="float">
            <text:p>308494</text:p>
          </table:table-cell>
          <table:table-cell office:value-type="float" office:value="99.9" calcext:value-type="float">
            <text:p>99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8794" calcext:value-type="float">
            <text:p>308794</text:p>
          </table:table-cell>
          <table:table-cell office:value-type="float" office:value="99.9" calcext:value-type="float">
            <text:p>99.9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9097" calcext:value-type="float">
            <text:p>309097</text:p>
          </table:table-cell>
          <table:table-cell office:value-type="float" office:value="99.9" calcext:value-type="float">
            <text:p>99.9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9393" calcext:value-type="float">
            <text:p>309393</text:p>
          </table:table-cell>
          <table:table-cell office:value-type="float" office:value="95" calcext:value-type="float">
            <text:p>95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9695" calcext:value-type="float">
            <text:p>309695</text:p>
          </table:table-cell>
          <table:table-cell office:value-type="float" office:value="99.9" calcext:value-type="float">
            <text:p>99.9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9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09999" calcext:value-type="float">
            <text:p>309999</text:p>
          </table:table-cell>
          <table:table-cell office:value-type="float" office:value="99.9" calcext:value-type="float">
            <text:p>99.9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0298" calcext:value-type="float">
            <text:p>310298</text:p>
          </table:table-cell>
          <table:table-cell office:value-type="float" office:value="99.9" calcext:value-type="float">
            <text:p>99.9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0595" calcext:value-type="float">
            <text:p>310595</text:p>
          </table:table-cell>
          <table:table-cell office:value-type="float" office:value="99.9" calcext:value-type="float">
            <text:p>99.9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0893" calcext:value-type="float">
            <text:p>310893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1198" calcext:value-type="float">
            <text:p>311198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1496" calcext:value-type="float">
            <text:p>311496</text:p>
          </table:table-cell>
          <table:table-cell office:value-type="float" office:value="95" calcext:value-type="float">
            <text:p>9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8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1796" calcext:value-type="float">
            <text:p>311796</text:p>
          </table:table-cell>
          <table:table-cell office:value-type="float" office:value="99.9" calcext:value-type="float">
            <text:p>99.9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2094" calcext:value-type="float">
            <text:p>312094</text:p>
          </table:table-cell>
          <table:table-cell office:value-type="float" office:value="99.9" calcext:value-type="float">
            <text:p>99.9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2395" calcext:value-type="float">
            <text:p>312395</text:p>
          </table:table-cell>
          <table:table-cell office:value-type="float" office:value="99.9" calcext:value-type="float">
            <text:p>99.9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2697" calcext:value-type="float">
            <text:p>312697</text:p>
          </table:table-cell>
          <table:table-cell office:value-type="float" office:value="99.9" calcext:value-type="float">
            <text:p>99.9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3001" calcext:value-type="float">
            <text:p>313001</text:p>
          </table:table-cell>
          <table:table-cell office:value-type="float" office:value="99.9" calcext:value-type="float">
            <text:p>99.9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3308" calcext:value-type="float">
            <text:p>313308</text:p>
          </table:table-cell>
          <table:table-cell office:value-type="float" office:value="99.9" calcext:value-type="float">
            <text:p>99.9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3610" calcext:value-type="float">
            <text:p>313610</text:p>
          </table:table-cell>
          <table:table-cell office:value-type="float" office:value="99.9" calcext:value-type="float">
            <text:p>99.9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3912" calcext:value-type="float">
            <text:p>313912</text:p>
          </table:table-cell>
          <table:table-cell office:value-type="float" office:value="99.9" calcext:value-type="float">
            <text:p>99.9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4214" calcext:value-type="float">
            <text:p>314214</text:p>
          </table:table-cell>
          <table:table-cell office:value-type="float" office:value="99.9" calcext:value-type="float">
            <text:p>99.9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4528" calcext:value-type="float">
            <text:p>314528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4826" calcext:value-type="float">
            <text:p>314826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5126" calcext:value-type="float">
            <text:p>315126</text:p>
          </table:table-cell>
          <table:table-cell office:value-type="float" office:value="99.9" calcext:value-type="float">
            <text:p>99.9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5419" calcext:value-type="float">
            <text:p>315419</text:p>
          </table:table-cell>
          <table:table-cell office:value-type="float" office:value="99.9" calcext:value-type="float">
            <text:p>99.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5719" calcext:value-type="float">
            <text:p>315719</text:p>
          </table:table-cell>
          <table:table-cell office:value-type="float" office:value="99.9" calcext:value-type="float">
            <text:p>99.9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6017" calcext:value-type="float">
            <text:p>316017</text:p>
          </table:table-cell>
          <table:table-cell office:value-type="float" office:value="99.9" calcext:value-type="float">
            <text:p>99.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6317" calcext:value-type="float">
            <text:p>316317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6626" calcext:value-type="float">
            <text:p>316626</text:p>
          </table:table-cell>
          <table:table-cell office:value-type="float" office:value="99.9" calcext:value-type="float">
            <text:p>99.9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6933" calcext:value-type="float">
            <text:p>316933</text:p>
          </table:table-cell>
          <table:table-cell office:value-type="float" office:value="95.2" calcext:value-type="float">
            <text:p>95.2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7236" calcext:value-type="float">
            <text:p>317236</text:p>
          </table:table-cell>
          <table:table-cell office:value-type="float" office:value="99.9" calcext:value-type="float">
            <text:p>99.9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7551" calcext:value-type="float">
            <text:p>317551</text:p>
          </table:table-cell>
          <table:table-cell office:value-type="float" office:value="95.2" calcext:value-type="float">
            <text:p>95.2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7857" calcext:value-type="float">
            <text:p>317857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8161" calcext:value-type="float">
            <text:p>318161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8461" calcext:value-type="float">
            <text:p>318461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8763" calcext:value-type="float">
            <text:p>318763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9065" calcext:value-type="float">
            <text:p>319065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9369" calcext:value-type="float">
            <text:p>319369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9674" calcext:value-type="float">
            <text:p>319674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19975" calcext:value-type="float">
            <text:p>319975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0277" calcext:value-type="float">
            <text:p>320277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0581" calcext:value-type="float">
            <text:p>320581</text:p>
          </table:table-cell>
          <table:table-cell office:value-type="float" office:value="99.9" calcext:value-type="float">
            <text:p>99.9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0882" calcext:value-type="float">
            <text:p>320882</text:p>
          </table:table-cell>
          <table:table-cell office:value-type="float" office:value="99.9" calcext:value-type="float">
            <text:p>99.9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1185" calcext:value-type="float">
            <text:p>321185</text:p>
          </table:table-cell>
          <table:table-cell office:value-type="float" office:value="99.9" calcext:value-type="float">
            <text:p>99.9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1484" calcext:value-type="float">
            <text:p>321484</text:p>
          </table:table-cell>
          <table:table-cell office:value-type="float" office:value="99.9" calcext:value-type="float">
            <text:p>99.9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1780" calcext:value-type="float">
            <text:p>321780</text:p>
          </table:table-cell>
          <table:table-cell office:value-type="float" office:value="99.9" calcext:value-type="float">
            <text:p>99.9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2077" calcext:value-type="float">
            <text:p>322077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2376" calcext:value-type="float">
            <text:p>322376</text:p>
          </table:table-cell>
          <table:table-cell office:value-type="float" office:value="99.9" calcext:value-type="float">
            <text:p>99.9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2676" calcext:value-type="float">
            <text:p>322676</text:p>
          </table:table-cell>
          <table:table-cell office:value-type="float" office:value="99.9" calcext:value-type="float">
            <text:p>99.9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2977" calcext:value-type="float">
            <text:p>322977</text:p>
          </table:table-cell>
          <table:table-cell office:value-type="float" office:value="99.9" calcext:value-type="float">
            <text:p>99.9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3273" calcext:value-type="float">
            <text:p>323273</text:p>
          </table:table-cell>
          <table:table-cell office:value-type="float" office:value="99.9" calcext:value-type="float">
            <text:p>99.9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3573" calcext:value-type="float">
            <text:p>323573</text:p>
          </table:table-cell>
          <table:table-cell office:value-type="float" office:value="99.9" calcext:value-type="float">
            <text:p>99.9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3876" calcext:value-type="float">
            <text:p>323876</text:p>
          </table:table-cell>
          <table:table-cell office:value-type="float" office:value="99.9" calcext:value-type="float">
            <text:p>99.9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4182" calcext:value-type="float">
            <text:p>324182</text:p>
          </table:table-cell>
          <table:table-cell office:value-type="float" office:value="95.2" calcext:value-type="float">
            <text:p>95.2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4486" calcext:value-type="float">
            <text:p>324486</text:p>
          </table:table-cell>
          <table:table-cell office:value-type="float" office:value="99.9" calcext:value-type="float">
            <text:p>99.9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4787" calcext:value-type="float">
            <text:p>324787</text:p>
          </table:table-cell>
          <table:table-cell office:value-type="float" office:value="90.5" calcext:value-type="float">
            <text:p>90.5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5096" calcext:value-type="float">
            <text:p>325096</text:p>
          </table:table-cell>
          <table:table-cell office:value-type="float" office:value="99.9" calcext:value-type="float">
            <text:p>99.9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5408" calcext:value-type="float">
            <text:p>325408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5708" calcext:value-type="float">
            <text:p>325708</text:p>
          </table:table-cell>
          <table:table-cell office:value-type="float" office:value="95.2" calcext:value-type="float">
            <text:p>95.2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6014" calcext:value-type="float">
            <text:p>326014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6316" calcext:value-type="float">
            <text:p>326316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6616" calcext:value-type="float">
            <text:p>326616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6912" calcext:value-type="float">
            <text:p>326912</text:p>
          </table:table-cell>
          <table:table-cell office:value-type="float" office:value="90.5" calcext:value-type="float">
            <text:p>90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7209" calcext:value-type="float">
            <text:p>327209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7530" calcext:value-type="float">
            <text:p>327530</text:p>
          </table:table-cell>
          <table:table-cell office:value-type="float" office:value="95.2" calcext:value-type="float">
            <text:p>95.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7835" calcext:value-type="float">
            <text:p>327835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8143" calcext:value-type="float">
            <text:p>328143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8447" calcext:value-type="float">
            <text:p>328447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8747" calcext:value-type="float">
            <text:p>328747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9044" calcext:value-type="float">
            <text:p>329044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9348" calcext:value-type="float">
            <text:p>329348</text:p>
          </table:table-cell>
          <table:table-cell office:value-type="float" office:value="99.9" calcext:value-type="float">
            <text:p>99.9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9651" calcext:value-type="float">
            <text:p>329651</text:p>
          </table:table-cell>
          <table:table-cell office:value-type="float" office:value="95.2" calcext:value-type="float">
            <text:p>95.2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29957" calcext:value-type="float">
            <text:p>329957</text:p>
          </table:table-cell>
          <table:table-cell office:value-type="float" office:value="99.9" calcext:value-type="float">
            <text:p>99.9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0261" calcext:value-type="float">
            <text:p>330261</text:p>
          </table:table-cell>
          <table:table-cell office:value-type="float" office:value="95.5" calcext:value-type="float">
            <text:p>95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0581" calcext:value-type="float">
            <text:p>330581</text:p>
          </table:table-cell>
          <table:table-cell office:value-type="float" office:value="99.9" calcext:value-type="float">
            <text:p>99.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0880" calcext:value-type="float">
            <text:p>330880</text:p>
          </table:table-cell>
          <table:table-cell office:value-type="float" office:value="95.2" calcext:value-type="float">
            <text:p>95.2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1186" calcext:value-type="float">
            <text:p>331186</text:p>
          </table:table-cell>
          <table:table-cell office:value-type="float" office:value="99.9" calcext:value-type="float">
            <text:p>99.9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1492" calcext:value-type="float">
            <text:p>331492</text:p>
          </table:table-cell>
          <table:table-cell office:value-type="float" office:value="95.2" calcext:value-type="float">
            <text:p>95.2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1795" calcext:value-type="float">
            <text:p>331795</text:p>
          </table:table-cell>
          <table:table-cell office:value-type="float" office:value="95.2" calcext:value-type="float">
            <text:p>95.2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2104" calcext:value-type="float">
            <text:p>332104</text:p>
          </table:table-cell>
          <table:table-cell office:value-type="float" office:value="99.9" calcext:value-type="float">
            <text:p>99.9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2402" calcext:value-type="float">
            <text:p>332402</text:p>
          </table:table-cell>
          <table:table-cell office:value-type="float" office:value="99.9" calcext:value-type="float">
            <text:p>99.9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2701" calcext:value-type="float">
            <text:p>332701</text:p>
          </table:table-cell>
          <table:table-cell office:value-type="float" office:value="95.2" calcext:value-type="float">
            <text:p>95.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3004" calcext:value-type="float">
            <text:p>333004</text:p>
          </table:table-cell>
          <table:table-cell office:value-type="float" office:value="99.9" calcext:value-type="float">
            <text:p>99.9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3308" calcext:value-type="float">
            <text:p>333308</text:p>
          </table:table-cell>
          <table:table-cell office:value-type="float" office:value="99.9" calcext:value-type="float">
            <text:p>99.9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3616" calcext:value-type="float">
            <text:p>333616</text:p>
          </table:table-cell>
          <table:table-cell office:value-type="float" office:value="99.9" calcext:value-type="float">
            <text:p>99.9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3920" calcext:value-type="float">
            <text:p>333920</text:p>
          </table:table-cell>
          <table:table-cell office:value-type="float" office:value="99.9" calcext:value-type="float">
            <text:p>99.9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4219" calcext:value-type="float">
            <text:p>334219</text:p>
          </table:table-cell>
          <table:table-cell office:value-type="float" office:value="99.9" calcext:value-type="float">
            <text:p>99.9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4528" calcext:value-type="float">
            <text:p>334528</text:p>
          </table:table-cell>
          <table:table-cell office:value-type="float" office:value="99.9" calcext:value-type="float">
            <text:p>99.9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4828" calcext:value-type="float">
            <text:p>334828</text:p>
          </table:table-cell>
          <table:table-cell office:value-type="float" office:value="99.9" calcext:value-type="float">
            <text:p>99.9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5132" calcext:value-type="float">
            <text:p>335132</text:p>
          </table:table-cell>
          <table:table-cell office:value-type="float" office:value="90.5" calcext:value-type="float">
            <text:p>90.5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5433" calcext:value-type="float">
            <text:p>335433</text:p>
          </table:table-cell>
          <table:table-cell office:value-type="float" office:value="99.9" calcext:value-type="float">
            <text:p>99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5734" calcext:value-type="float">
            <text:p>335734</text:p>
          </table:table-cell>
          <table:table-cell office:value-type="float" office:value="99.9" calcext:value-type="float">
            <text:p>99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6036" calcext:value-type="float">
            <text:p>336036</text:p>
          </table:table-cell>
          <table:table-cell office:value-type="float" office:value="99.9" calcext:value-type="float">
            <text:p>99.9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6342" calcext:value-type="float">
            <text:p>336342</text:p>
          </table:table-cell>
          <table:table-cell office:value-type="float" office:value="90.5" calcext:value-type="float">
            <text:p>90.5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6654" calcext:value-type="float">
            <text:p>336654</text:p>
          </table:table-cell>
          <table:table-cell office:value-type="float" office:value="99.9" calcext:value-type="float">
            <text:p>99.9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6955" calcext:value-type="float">
            <text:p>336955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7255" calcext:value-type="float">
            <text:p>337255</text:p>
          </table:table-cell>
          <table:table-cell office:value-type="float" office:value="99.9" calcext:value-type="float">
            <text:p>99.9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7555" calcext:value-type="float">
            <text:p>337555</text:p>
          </table:table-cell>
          <table:table-cell office:value-type="float" office:value="99.9" calcext:value-type="float">
            <text:p>99.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7860" calcext:value-type="float">
            <text:p>337860</text:p>
          </table:table-cell>
          <table:table-cell office:value-type="float" office:value="99.9" calcext:value-type="float">
            <text:p>99.9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8183" calcext:value-type="float">
            <text:p>338183</text:p>
          </table:table-cell>
          <table:table-cell office:value-type="float" office:value="99.9" calcext:value-type="float">
            <text:p>99.9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8485" calcext:value-type="float">
            <text:p>338485</text:p>
          </table:table-cell>
          <table:table-cell office:value-type="float" office:value="99.9" calcext:value-type="float">
            <text:p>99.9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8789" calcext:value-type="float">
            <text:p>338789</text:p>
          </table:table-cell>
          <table:table-cell office:value-type="float" office:value="99.9" calcext:value-type="float">
            <text:p>99.9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9092" calcext:value-type="float">
            <text:p>339092</text:p>
          </table:table-cell>
          <table:table-cell office:value-type="float" office:value="95.2" calcext:value-type="float">
            <text:p>95.2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9396" calcext:value-type="float">
            <text:p>339396</text:p>
          </table:table-cell>
          <table:table-cell office:value-type="float" office:value="99.9" calcext:value-type="float">
            <text:p>99.9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9696" calcext:value-type="float">
            <text:p>339696</text:p>
          </table:table-cell>
          <table:table-cell office:value-type="float" office:value="99.9" calcext:value-type="float">
            <text:p>99.9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39997" calcext:value-type="float">
            <text:p>339997</text:p>
          </table:table-cell>
          <table:table-cell office:value-type="float" office:value="99.9" calcext:value-type="float">
            <text:p>99.9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0298" calcext:value-type="float">
            <text:p>340298</text:p>
          </table:table-cell>
          <table:table-cell office:value-type="float" office:value="99.9" calcext:value-type="float">
            <text:p>99.9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0603" calcext:value-type="float">
            <text:p>340603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0906" calcext:value-type="float">
            <text:p>340906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1211" calcext:value-type="float">
            <text:p>341211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1508" calcext:value-type="float">
            <text:p>341508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1802" calcext:value-type="float">
            <text:p>341802</text:p>
          </table:table-cell>
          <table:table-cell office:value-type="float" office:value="95.2" calcext:value-type="float">
            <text:p>95.2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2099" calcext:value-type="float">
            <text:p>342099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2398" calcext:value-type="float">
            <text:p>342398</text:p>
          </table:table-cell>
          <table:table-cell office:value-type="float" office:value="95" calcext:value-type="float">
            <text:p>95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2700" calcext:value-type="float">
            <text:p>342700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2996" calcext:value-type="float">
            <text:p>342996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3295" calcext:value-type="float">
            <text:p>343295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3593" calcext:value-type="float">
            <text:p>343593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3893" calcext:value-type="float">
            <text:p>343893</text:p>
          </table:table-cell>
          <table:table-cell office:value-type="float" office:value="99.9" calcext:value-type="float">
            <text:p>99.9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4195" calcext:value-type="float">
            <text:p>344195</text:p>
          </table:table-cell>
          <table:table-cell office:value-type="float" office:value="95" calcext:value-type="float">
            <text:p>95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4500" calcext:value-type="float">
            <text:p>344500</text:p>
          </table:table-cell>
          <table:table-cell office:value-type="float" office:value="95" calcext:value-type="float">
            <text:p>95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4796" calcext:value-type="float">
            <text:p>344796</text:p>
          </table:table-cell>
          <table:table-cell office:value-type="float" office:value="99.9" calcext:value-type="float">
            <text:p>99.9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5092" calcext:value-type="float">
            <text:p>345092</text:p>
          </table:table-cell>
          <table:table-cell office:value-type="float" office:value="95.2" calcext:value-type="float">
            <text:p>95.2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5393" calcext:value-type="float">
            <text:p>345393</text:p>
          </table:table-cell>
          <table:table-cell office:value-type="float" office:value="95.2" calcext:value-type="float">
            <text:p>95.2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5689" calcext:value-type="float">
            <text:p>345689</text:p>
          </table:table-cell>
          <table:table-cell office:value-type="float" office:value="99.9" calcext:value-type="float">
            <text:p>99.9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5988" calcext:value-type="float">
            <text:p>345988</text:p>
          </table:table-cell>
          <table:table-cell office:value-type="float" office:value="99.9" calcext:value-type="float">
            <text:p>99.9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6288" calcext:value-type="float">
            <text:p>346288</text:p>
          </table:table-cell>
          <table:table-cell office:value-type="float" office:value="99.9" calcext:value-type="float">
            <text:p>99.9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6585" calcext:value-type="float">
            <text:p>346585</text:p>
          </table:table-cell>
          <table:table-cell office:value-type="float" office:value="99.9" calcext:value-type="float">
            <text:p>99.9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6887" calcext:value-type="float">
            <text:p>346887</text:p>
          </table:table-cell>
          <table:table-cell office:value-type="float" office:value="99.9" calcext:value-type="float">
            <text:p>99.9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7188" calcext:value-type="float">
            <text:p>347188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7490" calcext:value-type="float">
            <text:p>347490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7793" calcext:value-type="float">
            <text:p>347793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8097" calcext:value-type="float">
            <text:p>348097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8395" calcext:value-type="float">
            <text:p>348395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8700" calcext:value-type="float">
            <text:p>348700</text:p>
          </table:table-cell>
          <table:table-cell office:value-type="float" office:value="95.2" calcext:value-type="float">
            <text:p>95.2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9006" calcext:value-type="float">
            <text:p>349006</text:p>
          </table:table-cell>
          <table:table-cell office:value-type="float" office:value="99.9" calcext:value-type="float">
            <text:p>99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9312" calcext:value-type="float">
            <text:p>349312</text:p>
          </table:table-cell>
          <table:table-cell office:value-type="float" office:value="99.9" calcext:value-type="float">
            <text:p>99.9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9611" calcext:value-type="float">
            <text:p>349611</text:p>
          </table:table-cell>
          <table:table-cell office:value-type="float" office:value="95.2" calcext:value-type="float">
            <text:p>95.2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49916" calcext:value-type="float">
            <text:p>349916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0218" calcext:value-type="float">
            <text:p>350218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0524" calcext:value-type="float">
            <text:p>350524</text:p>
          </table:table-cell>
          <table:table-cell office:value-type="float" office:value="99.9" calcext:value-type="float">
            <text:p>99.9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0827" calcext:value-type="float">
            <text:p>350827</text:p>
          </table:table-cell>
          <table:table-cell office:value-type="float" office:value="99.9" calcext:value-type="float">
            <text:p>99.9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1133" calcext:value-type="float">
            <text:p>351133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1434" calcext:value-type="float">
            <text:p>351434</text:p>
          </table:table-cell>
          <table:table-cell office:value-type="float" office:value="99.9" calcext:value-type="float">
            <text:p>99.9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1728" calcext:value-type="float">
            <text:p>351728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2035" calcext:value-type="float">
            <text:p>352035</text:p>
          </table:table-cell>
          <table:table-cell office:value-type="float" office:value="99.9" calcext:value-type="float">
            <text:p>99.9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2339" calcext:value-type="float">
            <text:p>352339</text:p>
          </table:table-cell>
          <table:table-cell office:value-type="float" office:value="99.9" calcext:value-type="float">
            <text:p>99.9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2632" calcext:value-type="float">
            <text:p>352632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2930" calcext:value-type="float">
            <text:p>352930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3232" calcext:value-type="float">
            <text:p>353232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3539" calcext:value-type="float">
            <text:p>353539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3840" calcext:value-type="float">
            <text:p>353840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4138" calcext:value-type="float">
            <text:p>354138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4439" calcext:value-type="float">
            <text:p>354439</text:p>
          </table:table-cell>
          <table:table-cell office:value-type="float" office:value="95" calcext:value-type="float">
            <text:p>9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4737" calcext:value-type="float">
            <text:p>354737</text:p>
          </table:table-cell>
          <table:table-cell office:value-type="float" office:value="95" calcext:value-type="float">
            <text:p>95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5041" calcext:value-type="float">
            <text:p>355041</text:p>
          </table:table-cell>
          <table:table-cell office:value-type="float" office:value="95.2" calcext:value-type="float">
            <text:p>95.2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5355" calcext:value-type="float">
            <text:p>355355</text:p>
          </table:table-cell>
          <table:table-cell office:value-type="float" office:value="99.9" calcext:value-type="float">
            <text:p>99.9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5656" calcext:value-type="float">
            <text:p>355656</text:p>
          </table:table-cell>
          <table:table-cell office:value-type="float" office:value="99.9" calcext:value-type="float">
            <text:p>99.9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5957" calcext:value-type="float">
            <text:p>355957</text:p>
          </table:table-cell>
          <table:table-cell office:value-type="float" office:value="99.9" calcext:value-type="float">
            <text:p>99.9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6264" calcext:value-type="float">
            <text:p>356264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6566" calcext:value-type="float">
            <text:p>356566</text:p>
          </table:table-cell>
          <table:table-cell office:value-type="float" office:value="95.2" calcext:value-type="float">
            <text:p>95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6874" calcext:value-type="float">
            <text:p>356874</text:p>
          </table:table-cell>
          <table:table-cell office:value-type="float" office:value="95" calcext:value-type="float">
            <text:p>9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7176" calcext:value-type="float">
            <text:p>357176</text:p>
          </table:table-cell>
          <table:table-cell office:value-type="float" office:value="99.9" calcext:value-type="float">
            <text:p>99.9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7476" calcext:value-type="float">
            <text:p>357476</text:p>
          </table:table-cell>
          <table:table-cell office:value-type="float" office:value="99.9" calcext:value-type="float">
            <text:p>99.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7781" calcext:value-type="float">
            <text:p>357781</text:p>
          </table:table-cell>
          <table:table-cell office:value-type="float" office:value="99.9" calcext:value-type="float">
            <text:p>99.9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8087" calcext:value-type="float">
            <text:p>358087</text:p>
          </table:table-cell>
          <table:table-cell office:value-type="float" office:value="95.2" calcext:value-type="float">
            <text:p>95.2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8398" calcext:value-type="float">
            <text:p>358398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8703" calcext:value-type="float">
            <text:p>358703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9001" calcext:value-type="float">
            <text:p>359001</text:p>
          </table:table-cell>
          <table:table-cell office:value-type="float" office:value="95.2" calcext:value-type="float">
            <text:p>95.2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9304" calcext:value-type="float">
            <text:p>359304</text:p>
          </table:table-cell>
          <table:table-cell office:value-type="float" office:value="99.9" calcext:value-type="float">
            <text:p>99.9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9601" calcext:value-type="float">
            <text:p>359601</text:p>
          </table:table-cell>
          <table:table-cell office:value-type="float" office:value="99.9" calcext:value-type="float">
            <text:p>99.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59905" calcext:value-type="float">
            <text:p>359905</text:p>
          </table:table-cell>
          <table:table-cell office:value-type="float" office:value="99.9" calcext:value-type="float">
            <text:p>99.9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8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0214" calcext:value-type="float">
            <text:p>360214</text:p>
          </table:table-cell>
          <table:table-cell office:value-type="float" office:value="99.9" calcext:value-type="float">
            <text:p>99.9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0516" calcext:value-type="float">
            <text:p>360516</text:p>
          </table:table-cell>
          <table:table-cell office:value-type="float" office:value="95.2" calcext:value-type="float">
            <text:p>95.2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0829" calcext:value-type="float">
            <text:p>360829</text:p>
          </table:table-cell>
          <table:table-cell office:value-type="float" office:value="95.2" calcext:value-type="float">
            <text:p>95.2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8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1140" calcext:value-type="float">
            <text:p>361140</text:p>
          </table:table-cell>
          <table:table-cell office:value-type="float" office:value="95.2" calcext:value-type="float">
            <text:p>95.2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1444" calcext:value-type="float">
            <text:p>361444</text:p>
          </table:table-cell>
          <table:table-cell office:value-type="float" office:value="99.9" calcext:value-type="float">
            <text:p>99.9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1747" calcext:value-type="float">
            <text:p>361747</text:p>
          </table:table-cell>
          <table:table-cell office:value-type="float" office:value="99.9" calcext:value-type="float">
            <text:p>99.9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2051" calcext:value-type="float">
            <text:p>362051</text:p>
          </table:table-cell>
          <table:table-cell office:value-type="float" office:value="99.9" calcext:value-type="float">
            <text:p>99.9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2360" calcext:value-type="float">
            <text:p>362360</text:p>
          </table:table-cell>
          <table:table-cell office:value-type="float" office:value="99.9" calcext:value-type="float">
            <text:p>99.9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2666" calcext:value-type="float">
            <text:p>362666</text:p>
          </table:table-cell>
          <table:table-cell office:value-type="float" office:value="99.9" calcext:value-type="float">
            <text:p>99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2971" calcext:value-type="float">
            <text:p>362971</text:p>
          </table:table-cell>
          <table:table-cell office:value-type="float" office:value="95.2" calcext:value-type="float">
            <text:p>95.2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3267" calcext:value-type="float">
            <text:p>363267</text:p>
          </table:table-cell>
          <table:table-cell office:value-type="float" office:value="99.9" calcext:value-type="float">
            <text:p>99.9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3566" calcext:value-type="float">
            <text:p>363566</text:p>
          </table:table-cell>
          <table:table-cell office:value-type="float" office:value="99.9" calcext:value-type="float">
            <text:p>99.9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3867" calcext:value-type="float">
            <text:p>363867</text:p>
          </table:table-cell>
          <table:table-cell office:value-type="float" office:value="99.9" calcext:value-type="float">
            <text:p>99.9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4182" calcext:value-type="float">
            <text:p>364182</text:p>
          </table:table-cell>
          <table:table-cell office:value-type="float" office:value="95.2" calcext:value-type="float">
            <text:p>95.2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4485" calcext:value-type="float">
            <text:p>364485</text:p>
          </table:table-cell>
          <table:table-cell office:value-type="float" office:value="99.9" calcext:value-type="float">
            <text:p>99.9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4796" calcext:value-type="float">
            <text:p>364796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5097" calcext:value-type="float">
            <text:p>365097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5405" calcext:value-type="float">
            <text:p>365405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5705" calcext:value-type="float">
            <text:p>365705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6004" calcext:value-type="float">
            <text:p>366004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6305" calcext:value-type="float">
            <text:p>366305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6603" calcext:value-type="float">
            <text:p>366603</text:p>
          </table:table-cell>
          <table:table-cell office:value-type="float" office:value="95.2" calcext:value-type="float">
            <text:p>95.2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6903" calcext:value-type="float">
            <text:p>366903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7205" calcext:value-type="float">
            <text:p>367205</text:p>
          </table:table-cell>
          <table:table-cell office:value-type="float" office:value="95" calcext:value-type="float">
            <text:p>9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7507" calcext:value-type="float">
            <text:p>367507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7818" calcext:value-type="float">
            <text:p>367818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8120" calcext:value-type="float">
            <text:p>368120</text:p>
          </table:table-cell>
          <table:table-cell office:value-type="float" office:value="95.2" calcext:value-type="float">
            <text:p>95.2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8422" calcext:value-type="float">
            <text:p>368422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8725" calcext:value-type="float">
            <text:p>368725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9036" calcext:value-type="float">
            <text:p>369036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9338" calcext:value-type="float">
            <text:p>369338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9640" calcext:value-type="float">
            <text:p>369640</text:p>
          </table:table-cell>
          <table:table-cell office:value-type="float" office:value="95.2" calcext:value-type="float">
            <text:p>95.2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69945" calcext:value-type="float">
            <text:p>369945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0244" calcext:value-type="float">
            <text:p>370244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0555" calcext:value-type="float">
            <text:p>370555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0863" calcext:value-type="float">
            <text:p>370863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1172" calcext:value-type="float">
            <text:p>371172</text:p>
          </table:table-cell>
          <table:table-cell office:value-type="float" office:value="90.5" calcext:value-type="float">
            <text:p>90.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1478" calcext:value-type="float">
            <text:p>371478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1787" calcext:value-type="float">
            <text:p>371787</text:p>
          </table:table-cell>
          <table:table-cell office:value-type="float" office:value="95" calcext:value-type="float">
            <text:p>9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2084" calcext:value-type="float">
            <text:p>372084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2388" calcext:value-type="float">
            <text:p>372388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2685" calcext:value-type="float">
            <text:p>372685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2991" calcext:value-type="float">
            <text:p>372991</text:p>
          </table:table-cell>
          <table:table-cell office:value-type="float" office:value="95.2" calcext:value-type="float">
            <text:p>95.2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3296" calcext:value-type="float">
            <text:p>373296</text:p>
          </table:table-cell>
          <table:table-cell office:value-type="float" office:value="95" calcext:value-type="float">
            <text:p>9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3610" calcext:value-type="float">
            <text:p>373610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3913" calcext:value-type="float">
            <text:p>373913</text:p>
          </table:table-cell>
          <table:table-cell office:value-type="float" office:value="90.5" calcext:value-type="float">
            <text:p>90.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4216" calcext:value-type="float">
            <text:p>374216</text:p>
          </table:table-cell>
          <table:table-cell office:value-type="float" office:value="90" calcext:value-type="float">
            <text:p>90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4525" calcext:value-type="float">
            <text:p>374525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4823" calcext:value-type="float">
            <text:p>374823</text:p>
          </table:table-cell>
          <table:table-cell office:value-type="float" office:value="42.9" calcext:value-type="float">
            <text:p>42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5125" calcext:value-type="float">
            <text:p>375125</text:p>
          </table:table-cell>
          <table:table-cell office:value-type="float" office:value="10" calcext:value-type="float">
            <text:p>10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5430" calcext:value-type="float">
            <text:p>375430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5761" calcext:value-type="float">
            <text:p>375761</text:p>
          </table:table-cell>
          <table:table-cell office:value-type="float" office:value="4.8" calcext:value-type="float">
            <text:p>4.8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6067" calcext:value-type="float">
            <text:p>376067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6373" calcext:value-type="float">
            <text:p>376373</text:p>
          </table:table-cell>
          <table:table-cell office:value-type="float" office:value="4.8" calcext:value-type="float">
            <text:p>4.8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6676" calcext:value-type="float">
            <text:p>376676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6985" calcext:value-type="float">
            <text:p>376985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7289" calcext:value-type="float">
            <text:p>377289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7594" calcext:value-type="float">
            <text:p>377594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7899" calcext:value-type="float">
            <text:p>377899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8206" calcext:value-type="float">
            <text:p>378206</text:p>
          </table:table-cell>
          <table:table-cell office:value-type="float" office:value="4.8" calcext:value-type="float">
            <text:p>4.8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8513" calcext:value-type="float">
            <text:p>378513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8819" calcext:value-type="float">
            <text:p>378819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9121" calcext:value-type="float">
            <text:p>379121</text:p>
          </table:table-cell>
          <table:table-cell office:value-type="float" office:value="4.8" calcext:value-type="float">
            <text:p>4.8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9425" calcext:value-type="float">
            <text:p>379425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79735" calcext:value-type="float">
            <text:p>379735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80064" calcext:value-type="float">
            <text:p>380064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80375" calcext:value-type="float">
            <text:p>380375</text:p>
          </table:table-cell>
          <table:table-cell office:value-type="float" office:value="10" calcext:value-type="float">
            <text:p>10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80677" calcext:value-type="float">
            <text:p>380677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80977" calcext:value-type="float">
            <text:p>380977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81274" calcext:value-type="float">
            <text:p>381274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81575" calcext:value-type="float">
            <text:p>381575</text:p>
          </table:table-cell>
          <table:table-cell office:value-type="float" office:value="10" calcext:value-type="float">
            <text:p>10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81889" calcext:value-type="float">
            <text:p>381889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82190" calcext:value-type="float">
            <text:p>382190</text:p>
          </table:table-cell>
          <table:table-cell office:value-type="float" office:value="90.5" calcext:value-type="float">
            <text:p>90.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82492" calcext:value-type="float">
            <text:p>382492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82791" calcext:value-type="float">
            <text:p>382791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717350" calcext:value-type="float">
            <text:p>1717350</text:p>
          </table:table-cell>
          <table:table-cell office:value-type="float" office:value="383094" calcext:value-type="float">
            <text:p>383094</text:p>
          </table:table-cell>
          <table:table-cell office:value-type="float" office:value="95" calcext:value-type="float">
            <text:p>95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float" office:value="383403" calcext:value-type="float">
            <text:p>38340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9T23:05:46.085781255</dc:date>
    <meta:editing-duration>PT6M49S</meta:editing-duration>
    <meta:editing-cycles>1</meta:editing-cycles>
    <meta:document-statistic meta:table-count="1" meta:cell-count="884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3.952cm" style:legend-expansion="high" chart:style-name="ch2"/>
        <chart:plot-area chart:style-name="ch3" table:cell-range-address="'bench-morph-nmbs-1'.B1:'bench-morph-nmbs-1'.D1264" chart:data-source-has-labels="both" svg:x="0.32cm" svg:y="0.18cm" svg:width="12.349cm" svg:height="8.64cm">
          <chartooo:coordinate-region svg:x="0.941cm" svg:y="0.379cm" svg:width="10.985cm" svg:height="7.794cm"/>
          <chart:axis chart:dimension="x" chart:name="primary-x" chart:style-name="ch4" chartooo:axis-type="auto">
            <chart:categories table:cell-range-address="'bench-morph-nmbs-1'.B2:'bench-morph-nmbs-1'.B12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ench-morph-nmbs-1'.C2:'bench-morph-nmbs-1'.C1264" chart:label-cell-address="'bench-morph-nmbs-1'.C1:'bench-morph-nmbs-1'.C1" chart:class="chart:scatter">
            <chart:domain table:cell-range-address="'bench-morph-nmbs-1'.B2:'bench-morph-nmbs-1'.B1264"/>
            <chart:data-point chart:repeated="1263"/>
          </chart:series>
          <chart:series chart:style-name="ch7" chart:values-cell-range-address="'bench-morph-nmbs-1'.D2:'bench-morph-nmbs-1'.D1264" chart:label-cell-address="'bench-morph-nmbs-1'.D1:'bench-morph-nmbs-1'.D1" chart:class="chart:scatter">
            <chart:data-point chart:repeated="12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%</text:p>
                <draw:g>
                  <svg:desc>'bench-morph-nmbs-1'.C1:'bench-morph-nmbs-1'.C1</svg:desc>
                </draw:g>
              </table:table-cell>
              <table:table-cell office:value-type="string">
                <text:p>Memory %</text:p>
                <draw:g>
                  <svg:desc>'bench-morph-nmbs-1'.D1:'bench-morph-nmbs-1'.D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bench-morph-nmbs-1'.B2:'bench-morph-nmbs-1'.B1264</svg:desc>
                </draw:g>
              </table:table-cell>
              <table:table-cell office:value-type="float" office:value="52.4">
                <text:p>52.4</text:p>
                <draw:g>
                  <svg:desc>'bench-morph-nmbs-1'.C2:'bench-morph-nmbs-1'.C1264</svg:desc>
                </draw:g>
              </table:table-cell>
              <table:table-cell office:value-type="float" office:value="0.1">
                <text:p>0.1</text:p>
                <draw:g>
                  <svg:desc>'bench-morph-nmbs-1'.D2:'bench-morph-nmbs-1'.D1264</svg:desc>
                </draw:g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59.1">
                <text:p>59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65">
                <text:p>6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95.2">
                <text:p>95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286">
                <text:p>1286</text:p>
              </table:table-cell>
              <table:table-cell office:value-type="float" office:value="99.9">
                <text:p>99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611">
                <text:p>1611</text:p>
              </table:table-cell>
              <table:table-cell office:value-type="float" office:value="95">
                <text:p>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95.2">
                <text:p>95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212">
                <text:p>2212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519">
                <text:p>2519</text:p>
              </table:table-cell>
              <table:table-cell office:value-type="float" office:value="95.2">
                <text:p>95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825">
                <text:p>2825</text:p>
              </table:table-cell>
              <table:table-cell office:value-type="float" office:value="99.9">
                <text:p>9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3128">
                <text:p>3128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27">
                <text:p>3427</text:p>
              </table:table-cell>
              <table:table-cell office:value-type="float" office:value="95.2">
                <text:p>95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39">
                <text:p>3739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057">
                <text:p>4057</text:p>
              </table:table-cell>
              <table:table-cell office:value-type="float" office:value="99.9">
                <text:p>99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364">
                <text:p>4364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670">
                <text:p>4670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974">
                <text:p>4974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5278">
                <text:p>5278</text:p>
              </table:table-cell>
              <table:table-cell office:value-type="float" office:value="99.9">
                <text:p>99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5577">
                <text:p>5577</text:p>
              </table:table-cell>
              <table:table-cell office:value-type="float" office:value="99.9">
                <text:p>99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5880">
                <text:p>5880</text:p>
              </table:table-cell>
              <table:table-cell office:value-type="float" office:value="95.2">
                <text:p>95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6186">
                <text:p>6186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6493">
                <text:p>6493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95.2">
                <text:p>95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7106">
                <text:p>7106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7436">
                <text:p>7436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7741">
                <text:p>7741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8049">
                <text:p>8049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8353">
                <text:p>8353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8668">
                <text:p>8668</text:p>
              </table:table-cell>
              <table:table-cell office:value-type="float" office:value="99.9">
                <text:p>99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8981">
                <text:p>8981</text:p>
              </table:table-cell>
              <table:table-cell office:value-type="float" office:value="95.2">
                <text:p>95.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9287">
                <text:p>9287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99.9">
                <text:p>99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896">
                <text:p>9896</text:p>
              </table:table-cell>
              <table:table-cell office:value-type="float" office:value="99.9">
                <text:p>99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199">
                <text:p>10199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0503">
                <text:p>10503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0806">
                <text:p>10806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1117">
                <text:p>11117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1423">
                <text:p>11423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1736">
                <text:p>11736</text:p>
              </table:table-cell>
              <table:table-cell office:value-type="float" office:value="99.9">
                <text:p>99.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12036">
                <text:p>12036</text:p>
              </table:table-cell>
              <table:table-cell office:value-type="float" office:value="99.9">
                <text:p>99.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12336">
                <text:p>12336</text:p>
              </table:table-cell>
              <table:table-cell office:value-type="float" office:value="95">
                <text:p>9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2642">
                <text:p>12642</text:p>
              </table:table-cell>
              <table:table-cell office:value-type="float" office:value="80">
                <text:p>8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2941">
                <text:p>12941</text:p>
              </table:table-cell>
              <table:table-cell office:value-type="float" office:value="76.2">
                <text:p>76.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3243">
                <text:p>13243</text:p>
              </table:table-cell>
              <table:table-cell office:value-type="float" office:value="85">
                <text:p>8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3546">
                <text:p>13546</text:p>
              </table:table-cell>
              <table:table-cell office:value-type="float" office:value="85">
                <text:p>8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3855">
                <text:p>13855</text:p>
              </table:table-cell>
              <table:table-cell office:value-type="float" office:value="85">
                <text:p>8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4160">
                <text:p>14160</text:p>
              </table:table-cell>
              <table:table-cell office:value-type="float" office:value="76.2">
                <text:p>76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4466">
                <text:p>14466</text:p>
              </table:table-cell>
              <table:table-cell office:value-type="float" office:value="80">
                <text:p>8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4772">
                <text:p>14772</text:p>
              </table:table-cell>
              <table:table-cell office:value-type="float" office:value="76.2">
                <text:p>76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5076">
                <text:p>15076</text:p>
              </table:table-cell>
              <table:table-cell office:value-type="float" office:value="90">
                <text:p>9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15375">
                <text:p>15375</text:p>
              </table:table-cell>
              <table:table-cell office:value-type="float" office:value="80">
                <text:p>8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15681">
                <text:p>15681</text:p>
              </table:table-cell>
              <table:table-cell office:value-type="float" office:value="85">
                <text:p>8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15981">
                <text:p>15981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595">
                <text:p>16595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897">
                <text:p>16897</text:p>
              </table:table-cell>
              <table:table-cell office:value-type="float" office:value="85">
                <text:p>8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7202">
                <text:p>17202</text:p>
              </table:table-cell>
              <table:table-cell office:value-type="float" office:value="76.2">
                <text:p>76.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7510">
                <text:p>17510</text:p>
              </table:table-cell>
              <table:table-cell office:value-type="float" office:value="85.7">
                <text:p>85.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7821">
                <text:p>17821</text:p>
              </table:table-cell>
              <table:table-cell office:value-type="float" office:value="76.2">
                <text:p>76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8125">
                <text:p>18125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8431">
                <text:p>18431</text:p>
              </table:table-cell>
              <table:table-cell office:value-type="float" office:value="95.2">
                <text:p>95.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8743">
                <text:p>18743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9043">
                <text:p>19043</text:p>
              </table:table-cell>
              <table:table-cell office:value-type="float" office:value="95.2">
                <text:p>95.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9354">
                <text:p>19354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9652">
                <text:p>19652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9956">
                <text:p>19956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0259">
                <text:p>20259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0573">
                <text:p>20573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877">
                <text:p>20877</text:p>
              </table:table-cell>
              <table:table-cell office:value-type="float" office:value="95">
                <text:p>9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1179">
                <text:p>21179</text:p>
              </table:table-cell>
              <table:table-cell office:value-type="float" office:value="95.2">
                <text:p>95.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1488">
                <text:p>21488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1795">
                <text:p>21795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2102">
                <text:p>22102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2409">
                <text:p>22409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2711">
                <text:p>22711</text:p>
              </table:table-cell>
              <table:table-cell office:value-type="float" office:value="90.5">
                <text:p>90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3015">
                <text:p>23015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325">
                <text:p>23325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3626">
                <text:p>23626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3928">
                <text:p>23928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4243">
                <text:p>24243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4578">
                <text:p>24578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24880">
                <text:p>24880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185">
                <text:p>25185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5487">
                <text:p>25487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5786">
                <text:p>25786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6088">
                <text:p>26088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6384">
                <text:p>26384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6681">
                <text:p>26681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6980">
                <text:p>26980</text:p>
              </table:table-cell>
              <table:table-cell office:value-type="float" office:value="95.2">
                <text:p>95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7283">
                <text:p>27283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7595">
                <text:p>27595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7893">
                <text:p>27893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8192">
                <text:p>28192</text:p>
              </table:table-cell>
              <table:table-cell office:value-type="float" office:value="95.2">
                <text:p>95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8492">
                <text:p>28492</text:p>
              </table:table-cell>
              <table:table-cell office:value-type="float" office:value="95.2">
                <text:p>95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8797">
                <text:p>28797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9109">
                <text:p>29109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9416">
                <text:p>29416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9713">
                <text:p>29713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0021">
                <text:p>30021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30322">
                <text:p>30322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30633">
                <text:p>30633</text:p>
              </table:table-cell>
              <table:table-cell office:value-type="float" office:value="90.5">
                <text:p>90.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0933">
                <text:p>30933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1241">
                <text:p>31241</text:p>
              </table:table-cell>
              <table:table-cell office:value-type="float" office:value="95.2">
                <text:p>95.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1549">
                <text:p>31549</text:p>
              </table:table-cell>
              <table:table-cell office:value-type="float" office:value="99.9">
                <text:p>99.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31855">
                <text:p>31855</text:p>
              </table:table-cell>
              <table:table-cell office:value-type="float" office:value="99.9">
                <text:p>99.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32156">
                <text:p>32156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458">
                <text:p>32458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757">
                <text:p>32757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33056">
                <text:p>33056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3366">
                <text:p>33366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682">
                <text:p>33682</text:p>
              </table:table-cell>
              <table:table-cell office:value-type="float" office:value="95.2">
                <text:p>95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3986">
                <text:p>33986</text:p>
              </table:table-cell>
              <table:table-cell office:value-type="float" office:value="99.9">
                <text:p>99.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34294">
                <text:p>34294</text:p>
              </table:table-cell>
              <table:table-cell office:value-type="float" office:value="95.2">
                <text:p>95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4601">
                <text:p>34601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34916">
                <text:p>34916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5220">
                <text:p>35220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5526">
                <text:p>35526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5836">
                <text:p>35836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6155">
                <text:p>36155</text:p>
              </table:table-cell>
              <table:table-cell office:value-type="float" office:value="99.9">
                <text:p>99.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6472">
                <text:p>36472</text:p>
              </table:table-cell>
              <table:table-cell office:value-type="float" office:value="95.2">
                <text:p>95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6781">
                <text:p>36781</text:p>
              </table:table-cell>
              <table:table-cell office:value-type="float" office:value="85.7">
                <text:p>85.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37089">
                <text:p>37089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397">
                <text:p>37397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95.2">
                <text:p>95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8008">
                <text:p>38008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8314">
                <text:p>38314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8612">
                <text:p>38612</text:p>
              </table:table-cell>
              <table:table-cell office:value-type="float" office:value="95.2">
                <text:p>95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8917">
                <text:p>38917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9224">
                <text:p>39224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9529">
                <text:p>39529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9835">
                <text:p>39835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0137">
                <text:p>40137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0450">
                <text:p>40450</text:p>
              </table:table-cell>
              <table:table-cell office:value-type="float" office:value="95.2">
                <text:p>95.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0755">
                <text:p>40755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1057">
                <text:p>41057</text:p>
              </table:table-cell>
              <table:table-cell office:value-type="float" office:value="95">
                <text:p>9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1357">
                <text:p>41357</text:p>
              </table:table-cell>
              <table:table-cell office:value-type="float" office:value="99.9">
                <text:p>99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41670">
                <text:p>41670</text:p>
              </table:table-cell>
              <table:table-cell office:value-type="float" office:value="99.9">
                <text:p>99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41976">
                <text:p>41976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2587">
                <text:p>42587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2895">
                <text:p>42895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203">
                <text:p>43203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95.2">
                <text:p>95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5035">
                <text:p>45035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95.2">
                <text:p>95.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6270">
                <text:p>46270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6575">
                <text:p>46575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6881">
                <text:p>46881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7185">
                <text:p>47185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7484">
                <text:p>47484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7791">
                <text:p>47791</text:p>
              </table:table-cell>
              <table:table-cell office:value-type="float" office:value="95.2">
                <text:p>95.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8093">
                <text:p>48093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8393">
                <text:p>48393</text:p>
              </table:table-cell>
              <table:table-cell office:value-type="float" office:value="95.2">
                <text:p>95.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48693">
                <text:p>48693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8999">
                <text:p>48999</text:p>
              </table:table-cell>
              <table:table-cell office:value-type="float" office:value="95.2">
                <text:p>95.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9301">
                <text:p>49301</text:p>
              </table:table-cell>
              <table:table-cell office:value-type="float" office:value="95.2">
                <text:p>95.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9608">
                <text:p>49608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9918">
                <text:p>49918</text:p>
              </table:table-cell>
              <table:table-cell office:value-type="float" office:value="99.9">
                <text:p>99.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50232">
                <text:p>50232</text:p>
              </table:table-cell>
              <table:table-cell office:value-type="float" office:value="95.2">
                <text:p>95.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50533">
                <text:p>50533</text:p>
              </table:table-cell>
              <table:table-cell office:value-type="float" office:value="99.9">
                <text:p>99.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50843">
                <text:p>50843</text:p>
              </table:table-cell>
              <table:table-cell office:value-type="float" office:value="95.2">
                <text:p>95.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51154">
                <text:p>51154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51459">
                <text:p>51459</text:p>
              </table:table-cell>
              <table:table-cell office:value-type="float" office:value="95.2">
                <text:p>95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1765">
                <text:p>51765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2066">
                <text:p>52066</text:p>
              </table:table-cell>
              <table:table-cell office:value-type="float" office:value="95.2">
                <text:p>95.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52378">
                <text:p>52378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52676">
                <text:p>52676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52979">
                <text:p>52979</text:p>
              </table:table-cell>
              <table:table-cell office:value-type="float" office:value="95.2">
                <text:p>95.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53280">
                <text:p>53280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3586">
                <text:p>53586</text:p>
              </table:table-cell>
              <table:table-cell office:value-type="float" office:value="95">
                <text:p>9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53887">
                <text:p>53887</text:p>
              </table:table-cell>
              <table:table-cell office:value-type="float" office:value="99.9">
                <text:p>99.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54199">
                <text:p>54199</text:p>
              </table:table-cell>
              <table:table-cell office:value-type="float" office:value="95">
                <text:p>9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4494">
                <text:p>54494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54796">
                <text:p>54796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55096">
                <text:p>55096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55403">
                <text:p>55403</text:p>
              </table:table-cell>
              <table:table-cell office:value-type="float" office:value="95.2">
                <text:p>95.2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5702">
                <text:p>55702</text:p>
              </table:table-cell>
              <table:table-cell office:value-type="float" office:value="95.2">
                <text:p>95.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6001">
                <text:p>56001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6299">
                <text:p>56299</text:p>
              </table:table-cell>
              <table:table-cell office:value-type="float" office:value="95.2">
                <text:p>95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6903">
                <text:p>56903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7205">
                <text:p>57205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7502">
                <text:p>57502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8103">
                <text:p>58103</text:p>
              </table:table-cell>
              <table:table-cell office:value-type="float" office:value="95.2">
                <text:p>95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8408">
                <text:p>58408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8705">
                <text:p>58705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9011">
                <text:p>59011</text:p>
              </table:table-cell>
              <table:table-cell office:value-type="float" office:value="95.2">
                <text:p>95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9316">
                <text:p>59316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9616">
                <text:p>59616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9919">
                <text:p>59919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60221">
                <text:p>60221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60525">
                <text:p>60525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60832">
                <text:p>60832</text:p>
              </table:table-cell>
              <table:table-cell office:value-type="float" office:value="95.2">
                <text:p>95.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61135">
                <text:p>61135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61441">
                <text:p>61441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61746">
                <text:p>61746</text:p>
              </table:table-cell>
              <table:table-cell office:value-type="float" office:value="99.9">
                <text:p>99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62048">
                <text:p>62048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62348">
                <text:p>62348</text:p>
              </table:table-cell>
              <table:table-cell office:value-type="float" office:value="99.9">
                <text:p>99.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62645">
                <text:p>62645</text:p>
              </table:table-cell>
              <table:table-cell office:value-type="float" office:value="99.9">
                <text:p>99.9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62940">
                <text:p>62940</text:p>
              </table:table-cell>
              <table:table-cell office:value-type="float" office:value="95.2">
                <text:p>95.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63249">
                <text:p>63249</text:p>
              </table:table-cell>
              <table:table-cell office:value-type="float" office:value="95.2">
                <text:p>95.2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63557">
                <text:p>63557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63866">
                <text:p>63866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64172">
                <text:p>64172</text:p>
              </table:table-cell>
              <table:table-cell office:value-type="float" office:value="95.2">
                <text:p>95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64474">
                <text:p>64474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64773">
                <text:p>64773</text:p>
              </table:table-cell>
              <table:table-cell office:value-type="float" office:value="95.2">
                <text:p>95.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65084">
                <text:p>65084</text:p>
              </table:table-cell>
              <table:table-cell office:value-type="float" office:value="99.9">
                <text:p>99.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65384">
                <text:p>65384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65692">
                <text:p>65692</text:p>
              </table:table-cell>
              <table:table-cell office:value-type="float" office:value="95.2">
                <text:p>95.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65997">
                <text:p>65997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66299">
                <text:p>66299</text:p>
              </table:table-cell>
              <table:table-cell office:value-type="float" office:value="99.9">
                <text:p>99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66598">
                <text:p>66598</text:p>
              </table:table-cell>
              <table:table-cell office:value-type="float" office:value="95">
                <text:p>9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66894">
                <text:p>66894</text:p>
              </table:table-cell>
              <table:table-cell office:value-type="float" office:value="99.9">
                <text:p>99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67196">
                <text:p>67196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7497">
                <text:p>67497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67794">
                <text:p>67794</text:p>
              </table:table-cell>
              <table:table-cell office:value-type="float" office:value="99.9">
                <text:p>99.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68094">
                <text:p>68094</text:p>
              </table:table-cell>
              <table:table-cell office:value-type="float" office:value="99.9">
                <text:p>99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68394">
                <text:p>68394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68687">
                <text:p>68687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68988">
                <text:p>68988</text:p>
              </table:table-cell>
              <table:table-cell office:value-type="float" office:value="99.9">
                <text:p>99.9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69291">
                <text:p>69291</text:p>
              </table:table-cell>
              <table:table-cell office:value-type="float" office:value="99.9">
                <text:p>99.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9587">
                <text:p>69587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9894">
                <text:p>69894</text:p>
              </table:table-cell>
              <table:table-cell office:value-type="float" office:value="99.9">
                <text:p>99.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70211">
                <text:p>70211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70523">
                <text:p>70523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70831">
                <text:p>70831</text:p>
              </table:table-cell>
              <table:table-cell office:value-type="float" office:value="95.2">
                <text:p>95.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71135">
                <text:p>71135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71442">
                <text:p>71442</text:p>
              </table:table-cell>
              <table:table-cell office:value-type="float" office:value="95.2">
                <text:p>95.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71744">
                <text:p>71744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72046">
                <text:p>72046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72353">
                <text:p>72353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72649">
                <text:p>72649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72947">
                <text:p>72947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73251">
                <text:p>73251</text:p>
              </table:table-cell>
              <table:table-cell office:value-type="float" office:value="95.2">
                <text:p>95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73553">
                <text:p>73553</text:p>
              </table:table-cell>
              <table:table-cell office:value-type="float" office:value="99.9">
                <text:p>99.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73860">
                <text:p>73860</text:p>
              </table:table-cell>
              <table:table-cell office:value-type="float" office:value="99.9">
                <text:p>99.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74168">
                <text:p>74168</text:p>
              </table:table-cell>
              <table:table-cell office:value-type="float" office:value="99.9">
                <text:p>99.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74475">
                <text:p>74475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74780">
                <text:p>74780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75083">
                <text:p>75083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75388">
                <text:p>75388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75702">
                <text:p>75702</text:p>
              </table:table-cell>
              <table:table-cell office:value-type="float" office:value="95.2">
                <text:p>95.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76002">
                <text:p>76002</text:p>
              </table:table-cell>
              <table:table-cell office:value-type="float" office:value="95.2">
                <text:p>95.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76303">
                <text:p>76303</text:p>
              </table:table-cell>
              <table:table-cell office:value-type="float" office:value="99.9">
                <text:p>99.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76605">
                <text:p>76605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76909">
                <text:p>76909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77208">
                <text:p>77208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77509">
                <text:p>77509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77821">
                <text:p>77821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78124">
                <text:p>78124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78428">
                <text:p>78428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78735">
                <text:p>78735</text:p>
              </table:table-cell>
              <table:table-cell office:value-type="float" office:value="95">
                <text:p>9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79035">
                <text:p>79035</text:p>
              </table:table-cell>
              <table:table-cell office:value-type="float" office:value="95.2">
                <text:p>95.2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79346">
                <text:p>79346</text:p>
              </table:table-cell>
              <table:table-cell office:value-type="float" office:value="95">
                <text:p>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9647">
                <text:p>79647</text:p>
              </table:table-cell>
              <table:table-cell office:value-type="float" office:value="99.9">
                <text:p>99.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79955">
                <text:p>79955</text:p>
              </table:table-cell>
              <table:table-cell office:value-type="float" office:value="99.9">
                <text:p>99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80261">
                <text:p>80261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80565">
                <text:p>80565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80864">
                <text:p>80864</text:p>
              </table:table-cell>
              <table:table-cell office:value-type="float" office:value="95">
                <text:p>9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81163">
                <text:p>81163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81464">
                <text:p>81464</text:p>
              </table:table-cell>
              <table:table-cell office:value-type="float" office:value="95.2">
                <text:p>95.2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81779">
                <text:p>81779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82082">
                <text:p>82082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82393">
                <text:p>82393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82696">
                <text:p>82696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95">
                <text:p>9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83299">
                <text:p>83299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83600">
                <text:p>83600</text:p>
              </table:table-cell>
              <table:table-cell office:value-type="float" office:value="95.2">
                <text:p>95.2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83904">
                <text:p>83904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4208">
                <text:p>84208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84505">
                <text:p>84505</text:p>
              </table:table-cell>
              <table:table-cell office:value-type="float" office:value="99.9">
                <text:p>99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84805">
                <text:p>84805</text:p>
              </table:table-cell>
              <table:table-cell office:value-type="float" office:value="95">
                <text:p>95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85102">
                <text:p>85102</text:p>
              </table:table-cell>
              <table:table-cell office:value-type="float" office:value="95.2">
                <text:p>95.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85404">
                <text:p>85404</text:p>
              </table:table-cell>
              <table:table-cell office:value-type="float" office:value="99.9">
                <text:p>99.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85709">
                <text:p>85709</text:p>
              </table:table-cell>
              <table:table-cell office:value-type="float" office:value="99.9">
                <text:p>99.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86022">
                <text:p>86022</text:p>
              </table:table-cell>
              <table:table-cell office:value-type="float" office:value="99.9">
                <text:p>99.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86321">
                <text:p>86321</text:p>
              </table:table-cell>
              <table:table-cell office:value-type="float" office:value="95.2">
                <text:p>95.2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86622">
                <text:p>86622</text:p>
              </table:table-cell>
              <table:table-cell office:value-type="float" office:value="95.2">
                <text:p>95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86928">
                <text:p>86928</text:p>
              </table:table-cell>
              <table:table-cell office:value-type="float" office:value="99.9">
                <text:p>99.9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87231">
                <text:p>87231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87536">
                <text:p>87536</text:p>
              </table:table-cell>
              <table:table-cell office:value-type="float" office:value="99.9">
                <text:p>99.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87836">
                <text:p>87836</text:p>
              </table:table-cell>
              <table:table-cell office:value-type="float" office:value="99.9">
                <text:p>99.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88137">
                <text:p>88137</text:p>
              </table:table-cell>
              <table:table-cell office:value-type="float" office:value="99.9">
                <text:p>99.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88440">
                <text:p>88440</text:p>
              </table:table-cell>
              <table:table-cell office:value-type="float" office:value="99.9">
                <text:p>99.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88746">
                <text:p>88746</text:p>
              </table:table-cell>
              <table:table-cell office:value-type="float" office:value="99.9">
                <text:p>99.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89045">
                <text:p>89045</text:p>
              </table:table-cell>
              <table:table-cell office:value-type="float" office:value="99.9">
                <text:p>99.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89349">
                <text:p>89349</text:p>
              </table:table-cell>
              <table:table-cell office:value-type="float" office:value="99.9">
                <text:p>99.9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89657">
                <text:p>89657</text:p>
              </table:table-cell>
              <table:table-cell office:value-type="float" office:value="99.9">
                <text:p>99.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89962">
                <text:p>89962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90267">
                <text:p>90267</text:p>
              </table:table-cell>
              <table:table-cell office:value-type="float" office:value="99.9">
                <text:p>99.9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90561">
                <text:p>90561</text:p>
              </table:table-cell>
              <table:table-cell office:value-type="float" office:value="95.2">
                <text:p>95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90867">
                <text:p>90867</text:p>
              </table:table-cell>
              <table:table-cell office:value-type="float" office:value="95">
                <text:p>9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91170">
                <text:p>91170</text:p>
              </table:table-cell>
              <table:table-cell office:value-type="float" office:value="99.9">
                <text:p>99.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91471">
                <text:p>91471</text:p>
              </table:table-cell>
              <table:table-cell office:value-type="float" office:value="99.9">
                <text:p>99.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91777">
                <text:p>91777</text:p>
              </table:table-cell>
              <table:table-cell office:value-type="float" office:value="99.9">
                <text:p>99.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92080">
                <text:p>92080</text:p>
              </table:table-cell>
              <table:table-cell office:value-type="float" office:value="99.9">
                <text:p>99.9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92402">
                <text:p>92402</text:p>
              </table:table-cell>
              <table:table-cell office:value-type="float" office:value="99.9">
                <text:p>99.9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92704">
                <text:p>92704</text:p>
              </table:table-cell>
              <table:table-cell office:value-type="float" office:value="95">
                <text:p>9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93010">
                <text:p>93010</text:p>
              </table:table-cell>
              <table:table-cell office:value-type="float" office:value="95.2">
                <text:p>95.2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93316">
                <text:p>93316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93620">
                <text:p>93620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3929">
                <text:p>93929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4235">
                <text:p>94235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4541">
                <text:p>94541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4856">
                <text:p>94856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5157">
                <text:p>95157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5459">
                <text:p>95459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5763">
                <text:p>95763</text:p>
              </table:table-cell>
              <table:table-cell office:value-type="float" office:value="95.2">
                <text:p>95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6065">
                <text:p>96065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6367">
                <text:p>96367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6671">
                <text:p>96671</text:p>
              </table:table-cell>
              <table:table-cell office:value-type="float" office:value="95.2">
                <text:p>95.2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96977">
                <text:p>96977</text:p>
              </table:table-cell>
              <table:table-cell office:value-type="float" office:value="95.2">
                <text:p>95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7286">
                <text:p>97286</text:p>
              </table:table-cell>
              <table:table-cell office:value-type="float" office:value="99.9">
                <text:p>99.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97583">
                <text:p>97583</text:p>
              </table:table-cell>
              <table:table-cell office:value-type="float" office:value="99.9">
                <text:p>99.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97884">
                <text:p>97884</text:p>
              </table:table-cell>
              <table:table-cell office:value-type="float" office:value="99.9">
                <text:p>99.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98188">
                <text:p>98188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8494">
                <text:p>98494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98797">
                <text:p>98797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99106">
                <text:p>99106</text:p>
              </table:table-cell>
              <table:table-cell office:value-type="float" office:value="99.9">
                <text:p>99.9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99409">
                <text:p>99409</text:p>
              </table:table-cell>
              <table:table-cell office:value-type="float" office:value="95.2">
                <text:p>95.2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99716">
                <text:p>99716</text:p>
              </table:table-cell>
              <table:table-cell office:value-type="float" office:value="99.9">
                <text:p>99.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00018">
                <text:p>100018</text:p>
              </table:table-cell>
              <table:table-cell office:value-type="float" office:value="95.5">
                <text:p>95.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100335">
                <text:p>100335</text:p>
              </table:table-cell>
              <table:table-cell office:value-type="float" office:value="99.9">
                <text:p>99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100636">
                <text:p>100636</text:p>
              </table:table-cell>
              <table:table-cell office:value-type="float" office:value="99.9">
                <text:p>99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100943">
                <text:p>100943</text:p>
              </table:table-cell>
              <table:table-cell office:value-type="float" office:value="99.9">
                <text:p>99.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01250">
                <text:p>101250</text:p>
              </table:table-cell>
              <table:table-cell office:value-type="float" office:value="99.9">
                <text:p>99.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01549">
                <text:p>101549</text:p>
              </table:table-cell>
              <table:table-cell office:value-type="float" office:value="99.9">
                <text:p>99.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101850">
                <text:p>101850</text:p>
              </table:table-cell>
              <table:table-cell office:value-type="float" office:value="95">
                <text:p>9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102155">
                <text:p>102155</text:p>
              </table:table-cell>
              <table:table-cell office:value-type="float" office:value="99.9">
                <text:p>99.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102461">
                <text:p>102461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102760">
                <text:p>102760</text:p>
              </table:table-cell>
              <table:table-cell office:value-type="float" office:value="95.2">
                <text:p>95.2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103066">
                <text:p>103066</text:p>
              </table:table-cell>
              <table:table-cell office:value-type="float" office:value="99.9">
                <text:p>99.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103364">
                <text:p>103364</text:p>
              </table:table-cell>
              <table:table-cell office:value-type="float" office:value="99.9">
                <text:p>99.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103660">
                <text:p>103660</text:p>
              </table:table-cell>
              <table:table-cell office:value-type="float" office:value="95.2">
                <text:p>95.2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103961">
                <text:p>103961</text:p>
              </table:table-cell>
              <table:table-cell office:value-type="float" office:value="99.9">
                <text:p>99.9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104262">
                <text:p>104262</text:p>
              </table:table-cell>
              <table:table-cell office:value-type="float" office:value="99.9">
                <text:p>99.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4559">
                <text:p>104559</text:p>
              </table:table-cell>
              <table:table-cell office:value-type="float" office:value="95.2">
                <text:p>95.2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04862">
                <text:p>104862</text:p>
              </table:table-cell>
              <table:table-cell office:value-type="float" office:value="99.9">
                <text:p>99.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05165">
                <text:p>105165</text:p>
              </table:table-cell>
              <table:table-cell office:value-type="float" office:value="99.9">
                <text:p>99.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105467">
                <text:p>105467</text:p>
              </table:table-cell>
              <table:table-cell office:value-type="float" office:value="99.9">
                <text:p>99.9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105786">
                <text:p>105786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106084">
                <text:p>106084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106387">
                <text:p>106387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106692">
                <text:p>106692</text:p>
              </table:table-cell>
              <table:table-cell office:value-type="float" office:value="95.2">
                <text:p>95.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06997">
                <text:p>106997</text:p>
              </table:table-cell>
              <table:table-cell office:value-type="float" office:value="99.9">
                <text:p>99.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07299">
                <text:p>107299</text:p>
              </table:table-cell>
              <table:table-cell office:value-type="float" office:value="99.9">
                <text:p>99.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07599">
                <text:p>107599</text:p>
              </table:table-cell>
              <table:table-cell office:value-type="float" office:value="99.9">
                <text:p>99.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107898">
                <text:p>107898</text:p>
              </table:table-cell>
              <table:table-cell office:value-type="float" office:value="99.9">
                <text:p>99.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108195">
                <text:p>108195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108496">
                <text:p>108496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08800">
                <text:p>108800</text:p>
              </table:table-cell>
              <table:table-cell office:value-type="float" office:value="99.9">
                <text:p>99.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109102">
                <text:p>109102</text:p>
              </table:table-cell>
              <table:table-cell office:value-type="float" office:value="95.2">
                <text:p>95.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109405">
                <text:p>109405</text:p>
              </table:table-cell>
              <table:table-cell office:value-type="float" office:value="99.9">
                <text:p>99.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109712">
                <text:p>109712</text:p>
              </table:table-cell>
              <table:table-cell office:value-type="float" office:value="99.9">
                <text:p>99.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110013">
                <text:p>110013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110317">
                <text:p>110317</text:p>
              </table:table-cell>
              <table:table-cell office:value-type="float" office:value="99.9">
                <text:p>99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0624">
                <text:p>110624</text:p>
              </table:table-cell>
              <table:table-cell office:value-type="float" office:value="99.9">
                <text:p>99.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110938">
                <text:p>110938</text:p>
              </table:table-cell>
              <table:table-cell office:value-type="float" office:value="95.2">
                <text:p>95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1260">
                <text:p>111260</text:p>
              </table:table-cell>
              <table:table-cell office:value-type="float" office:value="99.9">
                <text:p>99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111570">
                <text:p>111570</text:p>
              </table:table-cell>
              <table:table-cell office:value-type="float" office:value="99.9">
                <text:p>99.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111882">
                <text:p>111882</text:p>
              </table:table-cell>
              <table:table-cell office:value-type="float" office:value="90.9">
                <text:p>90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2197">
                <text:p>112197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112503">
                <text:p>112503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2804">
                <text:p>112804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3100">
                <text:p>113100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3396">
                <text:p>113396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3699">
                <text:p>113699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3999">
                <text:p>113999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4300">
                <text:p>114300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4598">
                <text:p>114598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4902">
                <text:p>114902</text:p>
              </table:table-cell>
              <table:table-cell office:value-type="float" office:value="95.2">
                <text:p>95.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5201">
                <text:p>115201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5495">
                <text:p>115495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5793">
                <text:p>115793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6093">
                <text:p>116093</text:p>
              </table:table-cell>
              <table:table-cell office:value-type="float" office:value="95.2">
                <text:p>95.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6396">
                <text:p>116396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6704">
                <text:p>116704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7007">
                <text:p>117007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7316">
                <text:p>117316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7613">
                <text:p>117613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7915">
                <text:p>117915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8225">
                <text:p>118225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8533">
                <text:p>118533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8839">
                <text:p>118839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9142">
                <text:p>119142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9440">
                <text:p>119440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9744">
                <text:p>119744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20048">
                <text:p>120048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20349">
                <text:p>120349</text:p>
              </table:table-cell>
              <table:table-cell office:value-type="float" office:value="95.2">
                <text:p>95.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20653">
                <text:p>120653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20965">
                <text:p>120965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21264">
                <text:p>121264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21563">
                <text:p>121563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21873">
                <text:p>121873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22177">
                <text:p>122177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22476">
                <text:p>122476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22779">
                <text:p>122779</text:p>
              </table:table-cell>
              <table:table-cell office:value-type="float" office:value="95.2">
                <text:p>95.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23082">
                <text:p>123082</text:p>
              </table:table-cell>
              <table:table-cell office:value-type="float" office:value="95.2">
                <text:p>95.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23382">
                <text:p>123382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23679">
                <text:p>123679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23978">
                <text:p>123978</text:p>
              </table:table-cell>
              <table:table-cell office:value-type="float" office:value="99.9">
                <text:p>99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24280">
                <text:p>124280</text:p>
              </table:table-cell>
              <table:table-cell office:value-type="float" office:value="99.9">
                <text:p>99.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24584">
                <text:p>124584</text:p>
              </table:table-cell>
              <table:table-cell office:value-type="float" office:value="99.9">
                <text:p>99.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124882">
                <text:p>124882</text:p>
              </table:table-cell>
              <table:table-cell office:value-type="float" office:value="99.9">
                <text:p>99.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125184">
                <text:p>125184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125487">
                <text:p>125487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125791">
                <text:p>125791</text:p>
              </table:table-cell>
              <table:table-cell office:value-type="float" office:value="95.2">
                <text:p>95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126091">
                <text:p>126091</text:p>
              </table:table-cell>
              <table:table-cell office:value-type="float" office:value="99.9">
                <text:p>99.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126412">
                <text:p>126412</text:p>
              </table:table-cell>
              <table:table-cell office:value-type="float" office:value="90.5">
                <text:p>90.5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126716">
                <text:p>126716</text:p>
              </table:table-cell>
              <table:table-cell office:value-type="float" office:value="99.9">
                <text:p>99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7015">
                <text:p>127015</text:p>
              </table:table-cell>
              <table:table-cell office:value-type="float" office:value="95">
                <text:p>95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127317">
                <text:p>127317</text:p>
              </table:table-cell>
              <table:table-cell office:value-type="float" office:value="99.9">
                <text:p>99.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127629">
                <text:p>127629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127941">
                <text:p>127941</text:p>
              </table:table-cell>
              <table:table-cell office:value-type="float" office:value="95.2">
                <text:p>95.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128249">
                <text:p>128249</text:p>
              </table:table-cell>
              <table:table-cell office:value-type="float" office:value="95.2">
                <text:p>95.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128552">
                <text:p>128552</text:p>
              </table:table-cell>
              <table:table-cell office:value-type="float" office:value="95.2">
                <text:p>95.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128853">
                <text:p>128853</text:p>
              </table:table-cell>
              <table:table-cell office:value-type="float" office:value="99.9">
                <text:p>99.9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129154">
                <text:p>129154</text:p>
              </table:table-cell>
              <table:table-cell office:value-type="float" office:value="99.9">
                <text:p>99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129456">
                <text:p>129456</text:p>
              </table:table-cell>
              <table:table-cell office:value-type="float" office:value="95.2">
                <text:p>95.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129763">
                <text:p>129763</text:p>
              </table:table-cell>
              <table:table-cell office:value-type="float" office:value="99.9">
                <text:p>99.9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130066">
                <text:p>130066</text:p>
              </table:table-cell>
              <table:table-cell office:value-type="float" office:value="99.9">
                <text:p>99.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130366">
                <text:p>130366</text:p>
              </table:table-cell>
              <table:table-cell office:value-type="float" office:value="99.9">
                <text:p>99.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130663">
                <text:p>130663</text:p>
              </table:table-cell>
              <table:table-cell office:value-type="float" office:value="99.9">
                <text:p>99.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130966">
                <text:p>130966</text:p>
              </table:table-cell>
              <table:table-cell office:value-type="float" office:value="99.9">
                <text:p>99.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131269">
                <text:p>131269</text:p>
              </table:table-cell>
              <table:table-cell office:value-type="float" office:value="95.2">
                <text:p>95.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131570">
                <text:p>131570</text:p>
              </table:table-cell>
              <table:table-cell office:value-type="float" office:value="99.9">
                <text:p>99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1874">
                <text:p>131874</text:p>
              </table:table-cell>
              <table:table-cell office:value-type="float" office:value="99.9">
                <text:p>99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2171">
                <text:p>132171</text:p>
              </table:table-cell>
              <table:table-cell office:value-type="float" office:value="99.9">
                <text:p>99.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132473">
                <text:p>132473</text:p>
              </table:table-cell>
              <table:table-cell office:value-type="float" office:value="99.9">
                <text:p>99.9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132794">
                <text:p>132794</text:p>
              </table:table-cell>
              <table:table-cell office:value-type="float" office:value="99.9">
                <text:p>99.9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133096">
                <text:p>133096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33396">
                <text:p>133396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33693">
                <text:p>133693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133987">
                <text:p>133987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134291">
                <text:p>134291</text:p>
              </table:table-cell>
              <table:table-cell office:value-type="float" office:value="99.9">
                <text:p>99.9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134601">
                <text:p>134601</text:p>
              </table:table-cell>
              <table:table-cell office:value-type="float" office:value="95.2">
                <text:p>95.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134906">
                <text:p>134906</text:p>
              </table:table-cell>
              <table:table-cell office:value-type="float" office:value="99.9">
                <text:p>99.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35214">
                <text:p>135214</text:p>
              </table:table-cell>
              <table:table-cell office:value-type="float" office:value="99.9">
                <text:p>99.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135529">
                <text:p>135529</text:p>
              </table:table-cell>
              <table:table-cell office:value-type="float" office:value="95">
                <text:p>9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float" office:value="135828">
                <text:p>135828</text:p>
              </table:table-cell>
              <table:table-cell office:value-type="float" office:value="99.9">
                <text:p>99.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136132">
                <text:p>136132</text:p>
              </table:table-cell>
              <table:table-cell office:value-type="float" office:value="99.9">
                <text:p>99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36434">
                <text:p>136434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36732">
                <text:p>136732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37036">
                <text:p>137036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37338">
                <text:p>137338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37642">
                <text:p>137642</text:p>
              </table:table-cell>
              <table:table-cell office:value-type="float" office:value="95.2">
                <text:p>95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37946">
                <text:p>137946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38259">
                <text:p>138259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38560">
                <text:p>138560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38856">
                <text:p>138856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139158">
                <text:p>139158</text:p>
              </table:table-cell>
              <table:table-cell office:value-type="float" office:value="99.9">
                <text:p>99.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39462">
                <text:p>139462</text:p>
              </table:table-cell>
              <table:table-cell office:value-type="float" office:value="99.9">
                <text:p>99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39768">
                <text:p>139768</text:p>
              </table:table-cell>
              <table:table-cell office:value-type="float" office:value="99.9">
                <text:p>99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float" office:value="140068">
                <text:p>140068</text:p>
              </table:table-cell>
              <table:table-cell office:value-type="float" office:value="99.9">
                <text:p>99.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140373">
                <text:p>140373</text:p>
              </table:table-cell>
              <table:table-cell office:value-type="float" office:value="95.2">
                <text:p>95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40678">
                <text:p>140678</text:p>
              </table:table-cell>
              <table:table-cell office:value-type="float" office:value="99.9">
                <text:p>99.9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140986">
                <text:p>140986</text:p>
              </table:table-cell>
              <table:table-cell office:value-type="float" office:value="99.9">
                <text:p>99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141290">
                <text:p>141290</text:p>
              </table:table-cell>
              <table:table-cell office:value-type="float" office:value="95.2">
                <text:p>95.2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141595">
                <text:p>141595</text:p>
              </table:table-cell>
              <table:table-cell office:value-type="float" office:value="99.9">
                <text:p>99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141905">
                <text:p>141905</text:p>
              </table:table-cell>
              <table:table-cell office:value-type="float" office:value="99.9">
                <text:p>99.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142211">
                <text:p>142211</text:p>
              </table:table-cell>
              <table:table-cell office:value-type="float" office:value="99.9">
                <text:p>99.9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142520">
                <text:p>142520</text:p>
              </table:table-cell>
              <table:table-cell office:value-type="float" office:value="99.9">
                <text:p>99.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2828">
                <text:p>142828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43139">
                <text:p>143139</text:p>
              </table:table-cell>
              <table:table-cell office:value-type="float" office:value="99.9">
                <text:p>99.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3449">
                <text:p>143449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43749">
                <text:p>143749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44054">
                <text:p>144054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44353">
                <text:p>144353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44656">
                <text:p>144656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44953">
                <text:p>144953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45265">
                <text:p>145265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45569">
                <text:p>145569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45862">
                <text:p>145862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46166">
                <text:p>146166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46466">
                <text:p>146466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46766">
                <text:p>146766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47069">
                <text:p>147069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47371">
                <text:p>147371</text:p>
              </table:table-cell>
              <table:table-cell office:value-type="float" office:value="95.2">
                <text:p>95.2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147675">
                <text:p>147675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47977">
                <text:p>147977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48278">
                <text:p>148278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48576">
                <text:p>148576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48873">
                <text:p>148873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49172">
                <text:p>149172</text:p>
              </table:table-cell>
              <table:table-cell office:value-type="float" office:value="95.2">
                <text:p>95.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49479">
                <text:p>149479</text:p>
              </table:table-cell>
              <table:table-cell office:value-type="float" office:value="99.9">
                <text:p>99.9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149779">
                <text:p>149779</text:p>
              </table:table-cell>
              <table:table-cell office:value-type="float" office:value="99.9">
                <text:p>99.9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150082">
                <text:p>150082</text:p>
              </table:table-cell>
              <table:table-cell office:value-type="float" office:value="99.9">
                <text:p>99.9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150388">
                <text:p>150388</text:p>
              </table:table-cell>
              <table:table-cell office:value-type="float" office:value="99.9">
                <text:p>99.9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150693">
                <text:p>150693</text:p>
              </table:table-cell>
              <table:table-cell office:value-type="float" office:value="95.2">
                <text:p>95.2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150991">
                <text:p>150991</text:p>
              </table:table-cell>
              <table:table-cell office:value-type="float" office:value="95.2">
                <text:p>95.2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151295">
                <text:p>151295</text:p>
              </table:table-cell>
              <table:table-cell office:value-type="float" office:value="99.9">
                <text:p>99.9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151591">
                <text:p>151591</text:p>
              </table:table-cell>
              <table:table-cell office:value-type="float" office:value="95.2">
                <text:p>95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51893">
                <text:p>151893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52192">
                <text:p>152192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52507">
                <text:p>152507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52803">
                <text:p>152803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53103">
                <text:p>153103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53399">
                <text:p>153399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53705">
                <text:p>153705</text:p>
              </table:table-cell>
              <table:table-cell office:value-type="float" office:value="99.9">
                <text:p>99.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54004">
                <text:p>154004</text:p>
              </table:table-cell>
              <table:table-cell office:value-type="float" office:value="99.9">
                <text:p>99.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54303">
                <text:p>154303</text:p>
              </table:table-cell>
              <table:table-cell office:value-type="float" office:value="99.9">
                <text:p>99.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54609">
                <text:p>154609</text:p>
              </table:table-cell>
              <table:table-cell office:value-type="float" office:value="95.2">
                <text:p>95.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54915">
                <text:p>154915</text:p>
              </table:table-cell>
              <table:table-cell office:value-type="float" office:value="99.9">
                <text:p>99.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55224">
                <text:p>155224</text:p>
              </table:table-cell>
              <table:table-cell office:value-type="float" office:value="99.9">
                <text:p>99.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55525">
                <text:p>155525</text:p>
              </table:table-cell>
              <table:table-cell office:value-type="float" office:value="99.9">
                <text:p>99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155831">
                <text:p>155831</text:p>
              </table:table-cell>
              <table:table-cell office:value-type="float" office:value="99.9">
                <text:p>99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156132">
                <text:p>156132</text:p>
              </table:table-cell>
              <table:table-cell office:value-type="float" office:value="99.9">
                <text:p>99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156434">
                <text:p>156434</text:p>
              </table:table-cell>
              <table:table-cell office:value-type="float" office:value="99.9">
                <text:p>99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156734">
                <text:p>156734</text:p>
              </table:table-cell>
              <table:table-cell office:value-type="float" office:value="99.9">
                <text:p>99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157031">
                <text:p>157031</text:p>
              </table:table-cell>
              <table:table-cell office:value-type="float" office:value="99.9">
                <text:p>99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157329">
                <text:p>157329</text:p>
              </table:table-cell>
              <table:table-cell office:value-type="float" office:value="95.2">
                <text:p>95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157635">
                <text:p>157635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57934">
                <text:p>157934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58231">
                <text:p>158231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58527">
                <text:p>158527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58823">
                <text:p>158823</text:p>
              </table:table-cell>
              <table:table-cell office:value-type="float" office:value="95.2">
                <text:p>95.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59125">
                <text:p>159125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59427">
                <text:p>159427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59733">
                <text:p>159733</text:p>
              </table:table-cell>
              <table:table-cell office:value-type="float" office:value="95.2">
                <text:p>95.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60037">
                <text:p>160037</text:p>
              </table:table-cell>
              <table:table-cell office:value-type="float" office:value="99.9">
                <text:p>99.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60342">
                <text:p>160342</text:p>
              </table:table-cell>
              <table:table-cell office:value-type="float" office:value="99.9">
                <text:p>99.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60639">
                <text:p>160639</text:p>
              </table:table-cell>
              <table:table-cell office:value-type="float" office:value="99.9">
                <text:p>99.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60944">
                <text:p>160944</text:p>
              </table:table-cell>
              <table:table-cell office:value-type="float" office:value="99.9">
                <text:p>99.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61251">
                <text:p>161251</text:p>
              </table:table-cell>
              <table:table-cell office:value-type="float" office:value="99.9">
                <text:p>99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61560">
                <text:p>161560</text:p>
              </table:table-cell>
              <table:table-cell office:value-type="float" office:value="95.2">
                <text:p>95.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1867">
                <text:p>161867</text:p>
              </table:table-cell>
              <table:table-cell office:value-type="float" office:value="95.2">
                <text:p>95.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162179">
                <text:p>162179</text:p>
              </table:table-cell>
              <table:table-cell office:value-type="float" office:value="99.9">
                <text:p>99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162481">
                <text:p>162481</text:p>
              </table:table-cell>
              <table:table-cell office:value-type="float" office:value="95.2">
                <text:p>95.2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162791">
                <text:p>162791</text:p>
              </table:table-cell>
              <table:table-cell office:value-type="float" office:value="95.2">
                <text:p>95.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float" office:value="163100">
                <text:p>163100</text:p>
              </table:table-cell>
              <table:table-cell office:value-type="float" office:value="99.9">
                <text:p>99.9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float" office:value="163406">
                <text:p>163406</text:p>
              </table:table-cell>
              <table:table-cell office:value-type="float" office:value="99.9">
                <text:p>99.9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float" office:value="163713">
                <text:p>163713</text:p>
              </table:table-cell>
              <table:table-cell office:value-type="float" office:value="99.9">
                <text:p>99.9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float" office:value="164017">
                <text:p>164017</text:p>
              </table:table-cell>
              <table:table-cell office:value-type="float" office:value="99.9">
                <text:p>99.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64321">
                <text:p>164321</text:p>
              </table:table-cell>
              <table:table-cell office:value-type="float" office:value="95.2">
                <text:p>95.2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164628">
                <text:p>164628</text:p>
              </table:table-cell>
              <table:table-cell office:value-type="float" office:value="99.9">
                <text:p>99.9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float" office:value="164930">
                <text:p>164930</text:p>
              </table:table-cell>
              <table:table-cell office:value-type="float" office:value="95.2">
                <text:p>95.2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float" office:value="165236">
                <text:p>165236</text:p>
              </table:table-cell>
              <table:table-cell office:value-type="float" office:value="99.9">
                <text:p>99.9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165539">
                <text:p>165539</text:p>
              </table:table-cell>
              <table:table-cell office:value-type="float" office:value="99.9">
                <text:p>99.9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float" office:value="165838">
                <text:p>165838</text:p>
              </table:table-cell>
              <table:table-cell office:value-type="float" office:value="99.9">
                <text:p>99.9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float" office:value="166134">
                <text:p>166134</text:p>
              </table:table-cell>
              <table:table-cell office:value-type="float" office:value="99.9">
                <text:p>99.9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float" office:value="166439">
                <text:p>166439</text:p>
              </table:table-cell>
              <table:table-cell office:value-type="float" office:value="99.9">
                <text:p>99.9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float" office:value="166745">
                <text:p>166745</text:p>
              </table:table-cell>
              <table:table-cell office:value-type="float" office:value="99.9">
                <text:p>99.9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float" office:value="167047">
                <text:p>167047</text:p>
              </table:table-cell>
              <table:table-cell office:value-type="float" office:value="99.9">
                <text:p>99.9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float" office:value="167350">
                <text:p>167350</text:p>
              </table:table-cell>
              <table:table-cell office:value-type="float" office:value="90.5">
                <text:p>90.5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float" office:value="167653">
                <text:p>167653</text:p>
              </table:table-cell>
              <table:table-cell office:value-type="float" office:value="99.9">
                <text:p>99.9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float" office:value="167960">
                <text:p>167960</text:p>
              </table:table-cell>
              <table:table-cell office:value-type="float" office:value="99.9">
                <text:p>99.9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float" office:value="168261">
                <text:p>168261</text:p>
              </table:table-cell>
              <table:table-cell office:value-type="float" office:value="95.2">
                <text:p>95.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68570">
                <text:p>168570</text:p>
              </table:table-cell>
              <table:table-cell office:value-type="float" office:value="95.2">
                <text:p>95.2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float" office:value="168874">
                <text:p>168874</text:p>
              </table:table-cell>
              <table:table-cell office:value-type="float" office:value="99.9">
                <text:p>99.9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float" office:value="169182">
                <text:p>169182</text:p>
              </table:table-cell>
              <table:table-cell office:value-type="float" office:value="99.9">
                <text:p>99.9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float" office:value="169493">
                <text:p>169493</text:p>
              </table:table-cell>
              <table:table-cell office:value-type="float" office:value="95.2">
                <text:p>95.2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float" office:value="169805">
                <text:p>169805</text:p>
              </table:table-cell>
              <table:table-cell office:value-type="float" office:value="95">
                <text:p>95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float" office:value="170106">
                <text:p>170106</text:p>
              </table:table-cell>
              <table:table-cell office:value-type="float" office:value="99.9">
                <text:p>99.9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float" office:value="170411">
                <text:p>170411</text:p>
              </table:table-cell>
              <table:table-cell office:value-type="float" office:value="99.9">
                <text:p>99.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70722">
                <text:p>170722</text:p>
              </table:table-cell>
              <table:table-cell office:value-type="float" office:value="99.9">
                <text:p>99.9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float" office:value="171023">
                <text:p>171023</text:p>
              </table:table-cell>
              <table:table-cell office:value-type="float" office:value="95.2">
                <text:p>95.2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float" office:value="171334">
                <text:p>171334</text:p>
              </table:table-cell>
              <table:table-cell office:value-type="float" office:value="95">
                <text:p>95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float" office:value="171639">
                <text:p>171639</text:p>
              </table:table-cell>
              <table:table-cell office:value-type="float" office:value="95.2">
                <text:p>95.2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171945">
                <text:p>171945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72249">
                <text:p>172249</text:p>
              </table:table-cell>
              <table:table-cell office:value-type="float" office:value="99.9">
                <text:p>99.9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172555">
                <text:p>172555</text:p>
              </table:table-cell>
              <table:table-cell office:value-type="float" office:value="99.9">
                <text:p>99.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72858">
                <text:p>172858</text:p>
              </table:table-cell>
              <table:table-cell office:value-type="float" office:value="99.9">
                <text:p>99.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float" office:value="173161">
                <text:p>173161</text:p>
              </table:table-cell>
              <table:table-cell office:value-type="float" office:value="95.2">
                <text:p>95.2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173462">
                <text:p>173462</text:p>
              </table:table-cell>
              <table:table-cell office:value-type="float" office:value="95.2">
                <text:p>95.2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173771">
                <text:p>173771</text:p>
              </table:table-cell>
              <table:table-cell office:value-type="float" office:value="99.9">
                <text:p>99.9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174072">
                <text:p>174072</text:p>
              </table:table-cell>
              <table:table-cell office:value-type="float" office:value="99.9">
                <text:p>99.9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174377">
                <text:p>174377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4681">
                <text:p>174681</text:p>
              </table:table-cell>
              <table:table-cell office:value-type="float" office:value="95.2">
                <text:p>95.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4983">
                <text:p>174983</text:p>
              </table:table-cell>
              <table:table-cell office:value-type="float" office:value="95.2">
                <text:p>95.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5287">
                <text:p>175287</text:p>
              </table:table-cell>
              <table:table-cell office:value-type="float" office:value="99.9">
                <text:p>99.9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float" office:value="175596">
                <text:p>175596</text:p>
              </table:table-cell>
              <table:table-cell office:value-type="float" office:value="99.9">
                <text:p>99.9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float" office:value="175903">
                <text:p>175903</text:p>
              </table:table-cell>
              <table:table-cell office:value-type="float" office:value="99.9">
                <text:p>99.9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float" office:value="176206">
                <text:p>176206</text:p>
              </table:table-cell>
              <table:table-cell office:value-type="float" office:value="99.9">
                <text:p>99.9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float" office:value="176510">
                <text:p>176510</text:p>
              </table:table-cell>
              <table:table-cell office:value-type="float" office:value="95.2">
                <text:p>95.2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176815">
                <text:p>176815</text:p>
              </table:table-cell>
              <table:table-cell office:value-type="float" office:value="99.9">
                <text:p>99.9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177117">
                <text:p>177117</text:p>
              </table:table-cell>
              <table:table-cell office:value-type="float" office:value="99.9">
                <text:p>99.9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177418">
                <text:p>177418</text:p>
              </table:table-cell>
              <table:table-cell office:value-type="float" office:value="99.9">
                <text:p>99.9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float" office:value="177722">
                <text:p>177722</text:p>
              </table:table-cell>
              <table:table-cell office:value-type="float" office:value="95.2">
                <text:p>95.2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float" office:value="178024">
                <text:p>178024</text:p>
              </table:table-cell>
              <table:table-cell office:value-type="float" office:value="99.9">
                <text:p>99.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8328">
                <text:p>178328</text:p>
              </table:table-cell>
              <table:table-cell office:value-type="float" office:value="99.9">
                <text:p>99.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78640">
                <text:p>178640</text:p>
              </table:table-cell>
              <table:table-cell office:value-type="float" office:value="99.9">
                <text:p>99.9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float" office:value="178949">
                <text:p>178949</text:p>
              </table:table-cell>
              <table:table-cell office:value-type="float" office:value="99.9">
                <text:p>99.9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179256">
                <text:p>179256</text:p>
              </table:table-cell>
              <table:table-cell office:value-type="float" office:value="99.9">
                <text:p>99.9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179563">
                <text:p>179563</text:p>
              </table:table-cell>
              <table:table-cell office:value-type="float" office:value="99.9">
                <text:p>99.9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179866">
                <text:p>179866</text:p>
              </table:table-cell>
              <table:table-cell office:value-type="float" office:value="99.9">
                <text:p>99.9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180162">
                <text:p>180162</text:p>
              </table:table-cell>
              <table:table-cell office:value-type="float" office:value="95.2">
                <text:p>95.2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180464">
                <text:p>180464</text:p>
              </table:table-cell>
              <table:table-cell office:value-type="float" office:value="95.2">
                <text:p>95.2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180780">
                <text:p>180780</text:p>
              </table:table-cell>
              <table:table-cell office:value-type="float" office:value="95.2">
                <text:p>95.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181084">
                <text:p>181084</text:p>
              </table:table-cell>
              <table:table-cell office:value-type="float" office:value="99.9">
                <text:p>99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181392">
                <text:p>181392</text:p>
              </table:table-cell>
              <table:table-cell office:value-type="float" office:value="99.9">
                <text:p>99.9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81694">
                <text:p>181694</text:p>
              </table:table-cell>
              <table:table-cell office:value-type="float" office:value="99.9">
                <text:p>99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181994">
                <text:p>181994</text:p>
              </table:table-cell>
              <table:table-cell office:value-type="float" office:value="99.9">
                <text:p>99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182292">
                <text:p>182292</text:p>
              </table:table-cell>
              <table:table-cell office:value-type="float" office:value="95.2">
                <text:p>95.2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182593">
                <text:p>182593</text:p>
              </table:table-cell>
              <table:table-cell office:value-type="float" office:value="99.9">
                <text:p>99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182897">
                <text:p>182897</text:p>
              </table:table-cell>
              <table:table-cell office:value-type="float" office:value="99.9">
                <text:p>99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183200">
                <text:p>183200</text:p>
              </table:table-cell>
              <table:table-cell office:value-type="float" office:value="99.9">
                <text:p>99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183498">
                <text:p>183498</text:p>
              </table:table-cell>
              <table:table-cell office:value-type="float" office:value="99.9">
                <text:p>99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183802">
                <text:p>183802</text:p>
              </table:table-cell>
              <table:table-cell office:value-type="float" office:value="95.2">
                <text:p>95.2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184107">
                <text:p>184107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84411">
                <text:p>184411</text:p>
              </table:table-cell>
              <table:table-cell office:value-type="float" office:value="95.2">
                <text:p>95.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84719">
                <text:p>184719</text:p>
              </table:table-cell>
              <table:table-cell office:value-type="float" office:value="99.9">
                <text:p>99.9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float" office:value="185022">
                <text:p>185022</text:p>
              </table:table-cell>
              <table:table-cell office:value-type="float" office:value="99.9">
                <text:p>99.9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float" office:value="185326">
                <text:p>185326</text:p>
              </table:table-cell>
              <table:table-cell office:value-type="float" office:value="99.9">
                <text:p>99.9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185627">
                <text:p>185627</text:p>
              </table:table-cell>
              <table:table-cell office:value-type="float" office:value="99.9">
                <text:p>99.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float" office:value="185927">
                <text:p>185927</text:p>
              </table:table-cell>
              <table:table-cell office:value-type="float" office:value="99.9">
                <text:p>99.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float" office:value="186235">
                <text:p>186235</text:p>
              </table:table-cell>
              <table:table-cell office:value-type="float" office:value="99.9">
                <text:p>99.9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186537">
                <text:p>186537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86839">
                <text:p>186839</text:p>
              </table:table-cell>
              <table:table-cell office:value-type="float" office:value="95">
                <text:p>95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187139">
                <text:p>187139</text:p>
              </table:table-cell>
              <table:table-cell office:value-type="float" office:value="99.9">
                <text:p>99.9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187439">
                <text:p>187439</text:p>
              </table:table-cell>
              <table:table-cell office:value-type="float" office:value="99.9">
                <text:p>99.9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187742">
                <text:p>187742</text:p>
              </table:table-cell>
              <table:table-cell office:value-type="float" office:value="90.5">
                <text:p>90.5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float" office:value="188041">
                <text:p>188041</text:p>
              </table:table-cell>
              <table:table-cell office:value-type="float" office:value="90.5">
                <text:p>90.5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float" office:value="188347">
                <text:p>188347</text:p>
              </table:table-cell>
              <table:table-cell office:value-type="float" office:value="95">
                <text:p>95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88646">
                <text:p>188646</text:p>
              </table:table-cell>
              <table:table-cell office:value-type="float" office:value="99.9">
                <text:p>99.9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188953">
                <text:p>188953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89260">
                <text:p>189260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89560">
                <text:p>189560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89859">
                <text:p>189859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90159">
                <text:p>190159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90457">
                <text:p>190457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90762">
                <text:p>190762</text:p>
              </table:table-cell>
              <table:table-cell office:value-type="float" office:value="95.2">
                <text:p>95.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91062">
                <text:p>191062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91368">
                <text:p>191368</text:p>
              </table:table-cell>
              <table:table-cell office:value-type="float" office:value="99.9">
                <text:p>99.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float" office:value="191668">
                <text:p>191668</text:p>
              </table:table-cell>
              <table:table-cell office:value-type="float" office:value="99.9">
                <text:p>99.9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191972">
                <text:p>191972</text:p>
              </table:table-cell>
              <table:table-cell office:value-type="float" office:value="95.2">
                <text:p>95.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92279">
                <text:p>192279</text:p>
              </table:table-cell>
              <table:table-cell office:value-type="float" office:value="99.9">
                <text:p>99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192579">
                <text:p>192579</text:p>
              </table:table-cell>
              <table:table-cell office:value-type="float" office:value="99.9">
                <text:p>99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192879">
                <text:p>192879</text:p>
              </table:table-cell>
              <table:table-cell office:value-type="float" office:value="99.9">
                <text:p>99.9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193184">
                <text:p>193184</text:p>
              </table:table-cell>
              <table:table-cell office:value-type="float" office:value="99.9">
                <text:p>99.9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93484">
                <text:p>193484</text:p>
              </table:table-cell>
              <table:table-cell office:value-type="float" office:value="99.9">
                <text:p>99.9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float" office:value="193791">
                <text:p>193791</text:p>
              </table:table-cell>
              <table:table-cell office:value-type="float" office:value="99.9">
                <text:p>99.9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float" office:value="194095">
                <text:p>194095</text:p>
              </table:table-cell>
              <table:table-cell office:value-type="float" office:value="99.9">
                <text:p>99.9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float" office:value="194410">
                <text:p>194410</text:p>
              </table:table-cell>
              <table:table-cell office:value-type="float" office:value="99.9">
                <text:p>99.9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float" office:value="194715">
                <text:p>194715</text:p>
              </table:table-cell>
              <table:table-cell office:value-type="float" office:value="99.9">
                <text:p>99.9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float" office:value="195017">
                <text:p>195017</text:p>
              </table:table-cell>
              <table:table-cell office:value-type="float" office:value="95">
                <text:p>95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195318">
                <text:p>195318</text:p>
              </table:table-cell>
              <table:table-cell office:value-type="float" office:value="99.9">
                <text:p>99.9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195615">
                <text:p>195615</text:p>
              </table:table-cell>
              <table:table-cell office:value-type="float" office:value="99.9">
                <text:p>99.9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float" office:value="195916">
                <text:p>195916</text:p>
              </table:table-cell>
              <table:table-cell office:value-type="float" office:value="99.9">
                <text:p>99.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196233">
                <text:p>196233</text:p>
              </table:table-cell>
              <table:table-cell office:value-type="float" office:value="99.9">
                <text:p>99.9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float" office:value="196530">
                <text:p>196530</text:p>
              </table:table-cell>
              <table:table-cell office:value-type="float" office:value="99.9">
                <text:p>99.9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float" office:value="196838">
                <text:p>196838</text:p>
              </table:table-cell>
              <table:table-cell office:value-type="float" office:value="99.9">
                <text:p>99.9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float" office:value="197148">
                <text:p>197148</text:p>
              </table:table-cell>
              <table:table-cell office:value-type="float" office:value="99.9">
                <text:p>99.9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float" office:value="197446">
                <text:p>197446</text:p>
              </table:table-cell>
              <table:table-cell office:value-type="float" office:value="99.9">
                <text:p>99.9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float" office:value="197752">
                <text:p>197752</text:p>
              </table:table-cell>
              <table:table-cell office:value-type="float" office:value="95.2">
                <text:p>95.2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float" office:value="198059">
                <text:p>198059</text:p>
              </table:table-cell>
              <table:table-cell office:value-type="float" office:value="95">
                <text:p>95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float" office:value="198366">
                <text:p>198366</text:p>
              </table:table-cell>
              <table:table-cell office:value-type="float" office:value="99.9">
                <text:p>99.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198670">
                <text:p>198670</text:p>
              </table:table-cell>
              <table:table-cell office:value-type="float" office:value="99.9">
                <text:p>99.9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float" office:value="198974">
                <text:p>198974</text:p>
              </table:table-cell>
              <table:table-cell office:value-type="float" office:value="95">
                <text:p>95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float" office:value="199277">
                <text:p>199277</text:p>
              </table:table-cell>
              <table:table-cell office:value-type="float" office:value="99.9">
                <text:p>99.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9592">
                <text:p>199592</text:p>
              </table:table-cell>
              <table:table-cell office:value-type="float" office:value="99.9">
                <text:p>99.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199898">
                <text:p>199898</text:p>
              </table:table-cell>
              <table:table-cell office:value-type="float" office:value="99.9">
                <text:p>99.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00201">
                <text:p>200201</text:p>
              </table:table-cell>
              <table:table-cell office:value-type="float" office:value="95.2">
                <text:p>95.2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00504">
                <text:p>200504</text:p>
              </table:table-cell>
              <table:table-cell office:value-type="float" office:value="99.9">
                <text:p>99.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00803">
                <text:p>200803</text:p>
              </table:table-cell>
              <table:table-cell office:value-type="float" office:value="99.9">
                <text:p>99.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01113">
                <text:p>201113</text:p>
              </table:table-cell>
              <table:table-cell office:value-type="float" office:value="99.9">
                <text:p>99.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01419">
                <text:p>201419</text:p>
              </table:table-cell>
              <table:table-cell office:value-type="float" office:value="99.9">
                <text:p>99.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01721">
                <text:p>201721</text:p>
              </table:table-cell>
              <table:table-cell office:value-type="float" office:value="95.2">
                <text:p>95.2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float" office:value="202025">
                <text:p>202025</text:p>
              </table:table-cell>
              <table:table-cell office:value-type="float" office:value="99.9">
                <text:p>99.9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float" office:value="202336">
                <text:p>202336</text:p>
              </table:table-cell>
              <table:table-cell office:value-type="float" office:value="99.9">
                <text:p>99.9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202636">
                <text:p>202636</text:p>
              </table:table-cell>
              <table:table-cell office:value-type="float" office:value="99.9">
                <text:p>99.9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202934">
                <text:p>202934</text:p>
              </table:table-cell>
              <table:table-cell office:value-type="float" office:value="99.9">
                <text:p>99.9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203240">
                <text:p>203240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03545">
                <text:p>203545</text:p>
              </table:table-cell>
              <table:table-cell office:value-type="float" office:value="99.9">
                <text:p>99.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203844">
                <text:p>203844</text:p>
              </table:table-cell>
              <table:table-cell office:value-type="float" office:value="99.9">
                <text:p>99.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204152">
                <text:p>204152</text:p>
              </table:table-cell>
              <table:table-cell office:value-type="float" office:value="95.2">
                <text:p>95.2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204453">
                <text:p>204453</text:p>
              </table:table-cell>
              <table:table-cell office:value-type="float" office:value="99.9">
                <text:p>99.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204757">
                <text:p>204757</text:p>
              </table:table-cell>
              <table:table-cell office:value-type="float" office:value="99.9">
                <text:p>99.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205056">
                <text:p>205056</text:p>
              </table:table-cell>
              <table:table-cell office:value-type="float" office:value="99.9">
                <text:p>99.9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205360">
                <text:p>205360</text:p>
              </table:table-cell>
              <table:table-cell office:value-type="float" office:value="99.9">
                <text:p>99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205659">
                <text:p>205659</text:p>
              </table:table-cell>
              <table:table-cell office:value-type="float" office:value="99.9">
                <text:p>99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205958">
                <text:p>205958</text:p>
              </table:table-cell>
              <table:table-cell office:value-type="float" office:value="99.9">
                <text:p>99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6263">
                <text:p>206263</text:p>
              </table:table-cell>
              <table:table-cell office:value-type="float" office:value="99.9">
                <text:p>99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6567">
                <text:p>206567</text:p>
              </table:table-cell>
              <table:table-cell office:value-type="float" office:value="99.9">
                <text:p>99.9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float" office:value="206873">
                <text:p>206873</text:p>
              </table:table-cell>
              <table:table-cell office:value-type="float" office:value="99.9">
                <text:p>99.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207180">
                <text:p>207180</text:p>
              </table:table-cell>
              <table:table-cell office:value-type="float" office:value="95.2">
                <text:p>95.2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07486">
                <text:p>207486</text:p>
              </table:table-cell>
              <table:table-cell office:value-type="float" office:value="99.9">
                <text:p>99.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07785">
                <text:p>207785</text:p>
              </table:table-cell>
              <table:table-cell office:value-type="float" office:value="99.9">
                <text:p>99.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08089">
                <text:p>208089</text:p>
              </table:table-cell>
              <table:table-cell office:value-type="float" office:value="99.9">
                <text:p>99.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08388">
                <text:p>208388</text:p>
              </table:table-cell>
              <table:table-cell office:value-type="float" office:value="99.9">
                <text:p>99.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08688">
                <text:p>208688</text:p>
              </table:table-cell>
              <table:table-cell office:value-type="float" office:value="99.9">
                <text:p>99.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08987">
                <text:p>208987</text:p>
              </table:table-cell>
              <table:table-cell office:value-type="float" office:value="99.9">
                <text:p>99.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09287">
                <text:p>209287</text:p>
              </table:table-cell>
              <table:table-cell office:value-type="float" office:value="99.9">
                <text:p>99.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09588">
                <text:p>209588</text:p>
              </table:table-cell>
              <table:table-cell office:value-type="float" office:value="95.2">
                <text:p>95.2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09892">
                <text:p>209892</text:p>
              </table:table-cell>
              <table:table-cell office:value-type="float" office:value="95.2">
                <text:p>95.2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10194">
                <text:p>210194</text:p>
              </table:table-cell>
              <table:table-cell office:value-type="float" office:value="99.9">
                <text:p>99.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10494">
                <text:p>210494</text:p>
              </table:table-cell>
              <table:table-cell office:value-type="float" office:value="99.9">
                <text:p>99.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10790">
                <text:p>210790</text:p>
              </table:table-cell>
              <table:table-cell office:value-type="float" office:value="95">
                <text:p>9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211093">
                <text:p>211093</text:p>
              </table:table-cell>
              <table:table-cell office:value-type="float" office:value="99.9">
                <text:p>99.9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float" office:value="211392">
                <text:p>211392</text:p>
              </table:table-cell>
              <table:table-cell office:value-type="float" office:value="99.9">
                <text:p>99.9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float" office:value="211691">
                <text:p>211691</text:p>
              </table:table-cell>
              <table:table-cell office:value-type="float" office:value="99.9">
                <text:p>99.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211994">
                <text:p>211994</text:p>
              </table:table-cell>
              <table:table-cell office:value-type="float" office:value="99.9">
                <text:p>99.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212299">
                <text:p>212299</text:p>
              </table:table-cell>
              <table:table-cell office:value-type="float" office:value="99.9">
                <text:p>99.9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float" office:value="212600">
                <text:p>212600</text:p>
              </table:table-cell>
              <table:table-cell office:value-type="float" office:value="95.2">
                <text:p>95.2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212904">
                <text:p>212904</text:p>
              </table:table-cell>
              <table:table-cell office:value-type="float" office:value="99.9">
                <text:p>99.9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213215">
                <text:p>213215</text:p>
              </table:table-cell>
              <table:table-cell office:value-type="float" office:value="99.9">
                <text:p>99.9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float" office:value="213512">
                <text:p>213512</text:p>
              </table:table-cell>
              <table:table-cell office:value-type="float" office:value="90.5">
                <text:p>90.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13816">
                <text:p>213816</text:p>
              </table:table-cell>
              <table:table-cell office:value-type="float" office:value="99.9">
                <text:p>99.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float" office:value="214116">
                <text:p>214116</text:p>
              </table:table-cell>
              <table:table-cell office:value-type="float" office:value="99.9">
                <text:p>99.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214420">
                <text:p>214420</text:p>
              </table:table-cell>
              <table:table-cell office:value-type="float" office:value="99.9">
                <text:p>99.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4721">
                <text:p>214721</text:p>
              </table:table-cell>
              <table:table-cell office:value-type="float" office:value="95">
                <text:p>95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float" office:value="215025">
                <text:p>215025</text:p>
              </table:table-cell>
              <table:table-cell office:value-type="float" office:value="99.9">
                <text:p>99.9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float" office:value="215327">
                <text:p>215327</text:p>
              </table:table-cell>
              <table:table-cell office:value-type="float" office:value="95">
                <text:p>95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215633">
                <text:p>215633</text:p>
              </table:table-cell>
              <table:table-cell office:value-type="float" office:value="99.9">
                <text:p>99.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215934">
                <text:p>215934</text:p>
              </table:table-cell>
              <table:table-cell office:value-type="float" office:value="99.9">
                <text:p>99.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216240">
                <text:p>216240</text:p>
              </table:table-cell>
              <table:table-cell office:value-type="float" office:value="99.9">
                <text:p>99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216540">
                <text:p>216540</text:p>
              </table:table-cell>
              <table:table-cell office:value-type="float" office:value="95.2">
                <text:p>95.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216843">
                <text:p>216843</text:p>
              </table:table-cell>
              <table:table-cell office:value-type="float" office:value="99.9">
                <text:p>99.9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217145">
                <text:p>217145</text:p>
              </table:table-cell>
              <table:table-cell office:value-type="float" office:value="95">
                <text:p>9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217447">
                <text:p>217447</text:p>
              </table:table-cell>
              <table:table-cell office:value-type="float" office:value="99.9">
                <text:p>99.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float" office:value="217750">
                <text:p>217750</text:p>
              </table:table-cell>
              <table:table-cell office:value-type="float" office:value="99.9">
                <text:p>99.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float" office:value="218044">
                <text:p>218044</text:p>
              </table:table-cell>
              <table:table-cell office:value-type="float" office:value="99.9">
                <text:p>99.9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float" office:value="218343">
                <text:p>218343</text:p>
              </table:table-cell>
              <table:table-cell office:value-type="float" office:value="99.9">
                <text:p>99.9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float" office:value="218647">
                <text:p>218647</text:p>
              </table:table-cell>
              <table:table-cell office:value-type="float" office:value="99.9">
                <text:p>99.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18949">
                <text:p>218949</text:p>
              </table:table-cell>
              <table:table-cell office:value-type="float" office:value="99.9">
                <text:p>99.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19251">
                <text:p>219251</text:p>
              </table:table-cell>
              <table:table-cell office:value-type="float" office:value="99.9">
                <text:p>99.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19551">
                <text:p>219551</text:p>
              </table:table-cell>
              <table:table-cell office:value-type="float" office:value="99.9">
                <text:p>99.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19851">
                <text:p>219851</text:p>
              </table:table-cell>
              <table:table-cell office:value-type="float" office:value="95.2">
                <text:p>95.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20149">
                <text:p>220149</text:p>
              </table:table-cell>
              <table:table-cell office:value-type="float" office:value="99.9">
                <text:p>99.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20452">
                <text:p>220452</text:p>
              </table:table-cell>
              <table:table-cell office:value-type="float" office:value="99.9">
                <text:p>99.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20748">
                <text:p>220748</text:p>
              </table:table-cell>
              <table:table-cell office:value-type="float" office:value="99.9">
                <text:p>99.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21041">
                <text:p>221041</text:p>
              </table:table-cell>
              <table:table-cell office:value-type="float" office:value="99.9">
                <text:p>99.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21338">
                <text:p>221338</text:p>
              </table:table-cell>
              <table:table-cell office:value-type="float" office:value="99.9">
                <text:p>99.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21635">
                <text:p>221635</text:p>
              </table:table-cell>
              <table:table-cell office:value-type="float" office:value="99.9">
                <text:p>99.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21935">
                <text:p>221935</text:p>
              </table:table-cell>
              <table:table-cell office:value-type="float" office:value="99.9">
                <text:p>99.9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float" office:value="222234">
                <text:p>222234</text:p>
              </table:table-cell>
              <table:table-cell office:value-type="float" office:value="99.9">
                <text:p>99.9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222540">
                <text:p>222540</text:p>
              </table:table-cell>
              <table:table-cell office:value-type="float" office:value="99.9">
                <text:p>99.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22841">
                <text:p>222841</text:p>
              </table:table-cell>
              <table:table-cell office:value-type="float" office:value="95">
                <text:p>9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223140">
                <text:p>223140</text:p>
              </table:table-cell>
              <table:table-cell office:value-type="float" office:value="95">
                <text:p>95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23439">
                <text:p>223439</text:p>
              </table:table-cell>
              <table:table-cell office:value-type="float" office:value="99.9">
                <text:p>99.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23745">
                <text:p>223745</text:p>
              </table:table-cell>
              <table:table-cell office:value-type="float" office:value="99.9">
                <text:p>99.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24048">
                <text:p>224048</text:p>
              </table:table-cell>
              <table:table-cell office:value-type="float" office:value="99.9">
                <text:p>99.9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224349">
                <text:p>224349</text:p>
              </table:table-cell>
              <table:table-cell office:value-type="float" office:value="99.9">
                <text:p>99.9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float" office:value="224651">
                <text:p>224651</text:p>
              </table:table-cell>
              <table:table-cell office:value-type="float" office:value="95.2">
                <text:p>95.2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float" office:value="224961">
                <text:p>224961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225267">
                <text:p>225267</text:p>
              </table:table-cell>
              <table:table-cell office:value-type="float" office:value="99.9">
                <text:p>99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225578">
                <text:p>225578</text:p>
              </table:table-cell>
              <table:table-cell office:value-type="float" office:value="99.9">
                <text:p>99.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225879">
                <text:p>225879</text:p>
              </table:table-cell>
              <table:table-cell office:value-type="float" office:value="99.9">
                <text:p>99.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226178">
                <text:p>226178</text:p>
              </table:table-cell>
              <table:table-cell office:value-type="float" office:value="99.9">
                <text:p>99.9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226480">
                <text:p>226480</text:p>
              </table:table-cell>
              <table:table-cell office:value-type="float" office:value="95.2">
                <text:p>95.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26785">
                <text:p>226785</text:p>
              </table:table-cell>
              <table:table-cell office:value-type="float" office:value="99.9">
                <text:p>99.9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227097">
                <text:p>227097</text:p>
              </table:table-cell>
              <table:table-cell office:value-type="float" office:value="95.2">
                <text:p>95.2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float" office:value="227407">
                <text:p>227407</text:p>
              </table:table-cell>
              <table:table-cell office:value-type="float" office:value="95.2">
                <text:p>95.2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float" office:value="227714">
                <text:p>227714</text:p>
              </table:table-cell>
              <table:table-cell office:value-type="float" office:value="99.9">
                <text:p>99.9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228022">
                <text:p>228022</text:p>
              </table:table-cell>
              <table:table-cell office:value-type="float" office:value="95.2">
                <text:p>95.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228323">
                <text:p>228323</text:p>
              </table:table-cell>
              <table:table-cell office:value-type="float" office:value="99.9">
                <text:p>99.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228638">
                <text:p>228638</text:p>
              </table:table-cell>
              <table:table-cell office:value-type="float" office:value="99.9">
                <text:p>99.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28941">
                <text:p>228941</text:p>
              </table:table-cell>
              <table:table-cell office:value-type="float" office:value="99.9">
                <text:p>99.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229253">
                <text:p>229253</text:p>
              </table:table-cell>
              <table:table-cell office:value-type="float" office:value="99.9">
                <text:p>99.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29567">
                <text:p>229567</text:p>
              </table:table-cell>
              <table:table-cell office:value-type="float" office:value="99.9">
                <text:p>99.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229875">
                <text:p>229875</text:p>
              </table:table-cell>
              <table:table-cell office:value-type="float" office:value="99.9">
                <text:p>99.9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float" office:value="230176">
                <text:p>230176</text:p>
              </table:table-cell>
              <table:table-cell office:value-type="float" office:value="99.9">
                <text:p>99.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230480">
                <text:p>230480</text:p>
              </table:table-cell>
              <table:table-cell office:value-type="float" office:value="99.9">
                <text:p>99.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230784">
                <text:p>230784</text:p>
              </table:table-cell>
              <table:table-cell office:value-type="float" office:value="99.9">
                <text:p>99.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31089">
                <text:p>231089</text:p>
              </table:table-cell>
              <table:table-cell office:value-type="float" office:value="99.9">
                <text:p>99.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231393">
                <text:p>231393</text:p>
              </table:table-cell>
              <table:table-cell office:value-type="float" office:value="99.9">
                <text:p>99.9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231701">
                <text:p>231701</text:p>
              </table:table-cell>
              <table:table-cell office:value-type="float" office:value="99.9">
                <text:p>99.9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float" office:value="232007">
                <text:p>232007</text:p>
              </table:table-cell>
              <table:table-cell office:value-type="float" office:value="99.9">
                <text:p>99.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32316">
                <text:p>232316</text:p>
              </table:table-cell>
              <table:table-cell office:value-type="float" office:value="95">
                <text:p>9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232620">
                <text:p>232620</text:p>
              </table:table-cell>
              <table:table-cell office:value-type="float" office:value="99.9">
                <text:p>99.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232923">
                <text:p>232923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33231">
                <text:p>233231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33532">
                <text:p>233532</text:p>
              </table:table-cell>
              <table:table-cell office:value-type="float" office:value="95.2">
                <text:p>95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33840">
                <text:p>233840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34156">
                <text:p>234156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34458">
                <text:p>234458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34759">
                <text:p>234759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35067">
                <text:p>235067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35376">
                <text:p>235376</text:p>
              </table:table-cell>
              <table:table-cell office:value-type="float" office:value="99.9">
                <text:p>99.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235675">
                <text:p>235675</text:p>
              </table:table-cell>
              <table:table-cell office:value-type="float" office:value="99.9">
                <text:p>99.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235975">
                <text:p>235975</text:p>
              </table:table-cell>
              <table:table-cell office:value-type="float" office:value="99.9">
                <text:p>99.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236275">
                <text:p>236275</text:p>
              </table:table-cell>
              <table:table-cell office:value-type="float" office:value="99.9">
                <text:p>99.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236576">
                <text:p>236576</text:p>
              </table:table-cell>
              <table:table-cell office:value-type="float" office:value="99.9">
                <text:p>99.9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236880">
                <text:p>236880</text:p>
              </table:table-cell>
              <table:table-cell office:value-type="float" office:value="99.9">
                <text:p>99.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237182">
                <text:p>237182</text:p>
              </table:table-cell>
              <table:table-cell office:value-type="float" office:value="95.2">
                <text:p>95.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237486">
                <text:p>237486</text:p>
              </table:table-cell>
              <table:table-cell office:value-type="float" office:value="99.9">
                <text:p>99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237787">
                <text:p>237787</text:p>
              </table:table-cell>
              <table:table-cell office:value-type="float" office:value="99.9">
                <text:p>99.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38091">
                <text:p>238091</text:p>
              </table:table-cell>
              <table:table-cell office:value-type="float" office:value="99.9">
                <text:p>99.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38397">
                <text:p>238397</text:p>
              </table:table-cell>
              <table:table-cell office:value-type="float" office:value="99.9">
                <text:p>99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float" office:value="238700">
                <text:p>238700</text:p>
              </table:table-cell>
              <table:table-cell office:value-type="float" office:value="99.9">
                <text:p>99.9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float" office:value="239001">
                <text:p>239001</text:p>
              </table:table-cell>
              <table:table-cell office:value-type="float" office:value="99.9">
                <text:p>99.9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float" office:value="239312">
                <text:p>239312</text:p>
              </table:table-cell>
              <table:table-cell office:value-type="float" office:value="99.9">
                <text:p>99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239610">
                <text:p>239610</text:p>
              </table:table-cell>
              <table:table-cell office:value-type="float" office:value="95.2">
                <text:p>95.2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239918">
                <text:p>239918</text:p>
              </table:table-cell>
              <table:table-cell office:value-type="float" office:value="99.9">
                <text:p>99.9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240222">
                <text:p>240222</text:p>
              </table:table-cell>
              <table:table-cell office:value-type="float" office:value="95.2">
                <text:p>95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40532">
                <text:p>240532</text:p>
              </table:table-cell>
              <table:table-cell office:value-type="float" office:value="95.2">
                <text:p>95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40835">
                <text:p>240835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41149">
                <text:p>241149</text:p>
              </table:table-cell>
              <table:table-cell office:value-type="float" office:value="95.2">
                <text:p>95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41453">
                <text:p>241453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41753">
                <text:p>241753</text:p>
              </table:table-cell>
              <table:table-cell office:value-type="float" office:value="95.2">
                <text:p>95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42058">
                <text:p>242058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42357">
                <text:p>242357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42672">
                <text:p>242672</text:p>
              </table:table-cell>
              <table:table-cell office:value-type="float" office:value="95.5">
                <text:p>95.5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42985">
                <text:p>242985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43286">
                <text:p>243286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43592">
                <text:p>243592</text:p>
              </table:table-cell>
              <table:table-cell office:value-type="float" office:value="95.2">
                <text:p>95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43895">
                <text:p>243895</text:p>
              </table:table-cell>
              <table:table-cell office:value-type="float" office:value="99.9">
                <text:p>99.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244202">
                <text:p>244202</text:p>
              </table:table-cell>
              <table:table-cell office:value-type="float" office:value="99.9">
                <text:p>99.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244509">
                <text:p>244509</text:p>
              </table:table-cell>
              <table:table-cell office:value-type="float" office:value="99.9">
                <text:p>99.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244809">
                <text:p>244809</text:p>
              </table:table-cell>
              <table:table-cell office:value-type="float" office:value="95.2">
                <text:p>95.2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245112">
                <text:p>245112</text:p>
              </table:table-cell>
              <table:table-cell office:value-type="float" office:value="95.2">
                <text:p>95.2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245417">
                <text:p>245417</text:p>
              </table:table-cell>
              <table:table-cell office:value-type="float" office:value="99.9">
                <text:p>99.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45722">
                <text:p>245722</text:p>
              </table:table-cell>
              <table:table-cell office:value-type="float" office:value="99.9">
                <text:p>99.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46023">
                <text:p>246023</text:p>
              </table:table-cell>
              <table:table-cell office:value-type="float" office:value="95.2">
                <text:p>95.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246329">
                <text:p>246329</text:p>
              </table:table-cell>
              <table:table-cell office:value-type="float" office:value="99.9">
                <text:p>99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6631">
                <text:p>246631</text:p>
              </table:table-cell>
              <table:table-cell office:value-type="float" office:value="95.2">
                <text:p>95.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float" office:value="246932">
                <text:p>246932</text:p>
              </table:table-cell>
              <table:table-cell office:value-type="float" office:value="99.9">
                <text:p>99.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247236">
                <text:p>247236</text:p>
              </table:table-cell>
              <table:table-cell office:value-type="float" office:value="99.9">
                <text:p>99.9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247544">
                <text:p>247544</text:p>
              </table:table-cell>
              <table:table-cell office:value-type="float" office:value="99.9">
                <text:p>99.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47849">
                <text:p>247849</text:p>
              </table:table-cell>
              <table:table-cell office:value-type="float" office:value="99.9">
                <text:p>99.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248146">
                <text:p>248146</text:p>
              </table:table-cell>
              <table:table-cell office:value-type="float" office:value="99.9">
                <text:p>99.9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float" office:value="248451">
                <text:p>248451</text:p>
              </table:table-cell>
              <table:table-cell office:value-type="float" office:value="99.9">
                <text:p>99.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248753">
                <text:p>248753</text:p>
              </table:table-cell>
              <table:table-cell office:value-type="float" office:value="95">
                <text:p>9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249052">
                <text:p>249052</text:p>
              </table:table-cell>
              <table:table-cell office:value-type="float" office:value="99.9">
                <text:p>99.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49364">
                <text:p>249364</text:p>
              </table:table-cell>
              <table:table-cell office:value-type="float" office:value="99.9">
                <text:p>99.9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249668">
                <text:p>249668</text:p>
              </table:table-cell>
              <table:table-cell office:value-type="float" office:value="99.9">
                <text:p>99.9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float" office:value="249976">
                <text:p>249976</text:p>
              </table:table-cell>
              <table:table-cell office:value-type="float" office:value="99.9">
                <text:p>99.9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250282">
                <text:p>250282</text:p>
              </table:table-cell>
              <table:table-cell office:value-type="float" office:value="95.2">
                <text:p>95.2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float" office:value="250589">
                <text:p>250589</text:p>
              </table:table-cell>
              <table:table-cell office:value-type="float" office:value="99.9">
                <text:p>99.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250887">
                <text:p>250887</text:p>
              </table:table-cell>
              <table:table-cell office:value-type="float" office:value="99.9">
                <text:p>99.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251194">
                <text:p>251194</text:p>
              </table:table-cell>
              <table:table-cell office:value-type="float" office:value="95">
                <text:p>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51500">
                <text:p>251500</text:p>
              </table:table-cell>
              <table:table-cell office:value-type="float" office:value="90.5">
                <text:p>90.5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51807">
                <text:p>251807</text:p>
              </table:table-cell>
              <table:table-cell office:value-type="float" office:value="99.9">
                <text:p>99.9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252106">
                <text:p>252106</text:p>
              </table:table-cell>
              <table:table-cell office:value-type="float" office:value="99.9">
                <text:p>99.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float" office:value="252411">
                <text:p>252411</text:p>
              </table:table-cell>
              <table:table-cell office:value-type="float" office:value="95.2">
                <text:p>95.2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252717">
                <text:p>252717</text:p>
              </table:table-cell>
              <table:table-cell office:value-type="float" office:value="99.9">
                <text:p>99.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253023">
                <text:p>253023</text:p>
              </table:table-cell>
              <table:table-cell office:value-type="float" office:value="95.2">
                <text:p>95.2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253327">
                <text:p>253327</text:p>
              </table:table-cell>
              <table:table-cell office:value-type="float" office:value="95.2">
                <text:p>95.2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253629">
                <text:p>253629</text:p>
              </table:table-cell>
              <table:table-cell office:value-type="float" office:value="99.9">
                <text:p>99.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253930">
                <text:p>253930</text:p>
              </table:table-cell>
              <table:table-cell office:value-type="float" office:value="95.2">
                <text:p>95.2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254236">
                <text:p>254236</text:p>
              </table:table-cell>
              <table:table-cell office:value-type="float" office:value="99.9">
                <text:p>99.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254541">
                <text:p>254541</text:p>
              </table:table-cell>
              <table:table-cell office:value-type="float" office:value="99.9">
                <text:p>99.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254853">
                <text:p>254853</text:p>
              </table:table-cell>
              <table:table-cell office:value-type="float" office:value="99.9">
                <text:p>99.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255156">
                <text:p>255156</text:p>
              </table:table-cell>
              <table:table-cell office:value-type="float" office:value="99.9">
                <text:p>99.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255455">
                <text:p>255455</text:p>
              </table:table-cell>
              <table:table-cell office:value-type="float" office:value="99.9">
                <text:p>99.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255753">
                <text:p>255753</text:p>
              </table:table-cell>
              <table:table-cell office:value-type="float" office:value="99.9">
                <text:p>99.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256051">
                <text:p>256051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256353">
                <text:p>256353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256660">
                <text:p>256660</text:p>
              </table:table-cell>
              <table:table-cell office:value-type="float" office:value="95">
                <text:p>95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256960">
                <text:p>256960</text:p>
              </table:table-cell>
              <table:table-cell office:value-type="float" office:value="99.9">
                <text:p>99.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257256">
                <text:p>257256</text:p>
              </table:table-cell>
              <table:table-cell office:value-type="float" office:value="99.9">
                <text:p>99.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257560">
                <text:p>257560</text:p>
              </table:table-cell>
              <table:table-cell office:value-type="float" office:value="99.9">
                <text:p>99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57868">
                <text:p>257868</text:p>
              </table:table-cell>
              <table:table-cell office:value-type="float" office:value="95">
                <text:p>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58164">
                <text:p>258164</text:p>
              </table:table-cell>
              <table:table-cell office:value-type="float" office:value="99.9">
                <text:p>99.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258463">
                <text:p>258463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258760">
                <text:p>258760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259062">
                <text:p>259062</text:p>
              </table:table-cell>
              <table:table-cell office:value-type="float" office:value="99.9">
                <text:p>99.9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259361">
                <text:p>259361</text:p>
              </table:table-cell>
              <table:table-cell office:value-type="float" office:value="99.9">
                <text:p>99.9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259663">
                <text:p>259663</text:p>
              </table:table-cell>
              <table:table-cell office:value-type="float" office:value="99.9">
                <text:p>99.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259965">
                <text:p>259965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60264">
                <text:p>260264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60566">
                <text:p>260566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60873">
                <text:p>260873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61172">
                <text:p>261172</text:p>
              </table:table-cell>
              <table:table-cell office:value-type="float" office:value="95.2">
                <text:p>95.2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61472">
                <text:p>261472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61777">
                <text:p>261777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62076">
                <text:p>262076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62378">
                <text:p>262378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62674">
                <text:p>262674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62978">
                <text:p>262978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63277">
                <text:p>263277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63577">
                <text:p>263577</text:p>
              </table:table-cell>
              <table:table-cell office:value-type="float" office:value="99.9">
                <text:p>99.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263884">
                <text:p>263884</text:p>
              </table:table-cell>
              <table:table-cell office:value-type="float" office:value="99.9">
                <text:p>99.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264190">
                <text:p>264190</text:p>
              </table:table-cell>
              <table:table-cell office:value-type="float" office:value="99.9">
                <text:p>99.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264489">
                <text:p>264489</text:p>
              </table:table-cell>
              <table:table-cell office:value-type="float" office:value="99.9">
                <text:p>99.9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264789">
                <text:p>264789</text:p>
              </table:table-cell>
              <table:table-cell office:value-type="float" office:value="99.9">
                <text:p>99.9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265092">
                <text:p>265092</text:p>
              </table:table-cell>
              <table:table-cell office:value-type="float" office:value="90.5">
                <text:p>90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65397">
                <text:p>265397</text:p>
              </table:table-cell>
              <table:table-cell office:value-type="float" office:value="95">
                <text:p>95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265699">
                <text:p>265699</text:p>
              </table:table-cell>
              <table:table-cell office:value-type="float" office:value="99.9">
                <text:p>99.9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266003">
                <text:p>266003</text:p>
              </table:table-cell>
              <table:table-cell office:value-type="float" office:value="99.9">
                <text:p>99.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66311">
                <text:p>266311</text:p>
              </table:table-cell>
              <table:table-cell office:value-type="float" office:value="99.9">
                <text:p>99.9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266621">
                <text:p>266621</text:p>
              </table:table-cell>
              <table:table-cell office:value-type="float" office:value="95.2">
                <text:p>95.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266923">
                <text:p>266923</text:p>
              </table:table-cell>
              <table:table-cell office:value-type="float" office:value="95.2">
                <text:p>95.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267242">
                <text:p>267242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267541">
                <text:p>267541</text:p>
              </table:table-cell>
              <table:table-cell office:value-type="float" office:value="95.2">
                <text:p>95.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267845">
                <text:p>267845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268146">
                <text:p>268146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268448">
                <text:p>268448</text:p>
              </table:table-cell>
              <table:table-cell office:value-type="float" office:value="95">
                <text:p>9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268748">
                <text:p>268748</text:p>
              </table:table-cell>
              <table:table-cell office:value-type="float" office:value="99.9">
                <text:p>99.9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269058">
                <text:p>269058</text:p>
              </table:table-cell>
              <table:table-cell office:value-type="float" office:value="99.9">
                <text:p>99.9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269365">
                <text:p>269365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269665">
                <text:p>269665</text:p>
              </table:table-cell>
              <table:table-cell office:value-type="float" office:value="99.9">
                <text:p>99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269970">
                <text:p>269970</text:p>
              </table:table-cell>
              <table:table-cell office:value-type="float" office:value="95.2">
                <text:p>95.2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70273">
                <text:p>270273</text:p>
              </table:table-cell>
              <table:table-cell office:value-type="float" office:value="99.9">
                <text:p>99.9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270581">
                <text:p>270581</text:p>
              </table:table-cell>
              <table:table-cell office:value-type="float" office:value="95.2">
                <text:p>95.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70889">
                <text:p>270889</text:p>
              </table:table-cell>
              <table:table-cell office:value-type="float" office:value="99.9">
                <text:p>99.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271192">
                <text:p>271192</text:p>
              </table:table-cell>
              <table:table-cell office:value-type="float" office:value="95">
                <text:p>95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271497">
                <text:p>271497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271801">
                <text:p>271801</text:p>
              </table:table-cell>
              <table:table-cell office:value-type="float" office:value="95.2">
                <text:p>95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272109">
                <text:p>272109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272412">
                <text:p>272412</text:p>
              </table:table-cell>
              <table:table-cell office:value-type="float" office:value="95.2">
                <text:p>95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272713">
                <text:p>272713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273003">
                <text:p>273003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273302">
                <text:p>273302</text:p>
              </table:table-cell>
              <table:table-cell office:value-type="float" office:value="95.2">
                <text:p>95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273597">
                <text:p>273597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273904">
                <text:p>273904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274200">
                <text:p>274200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274498">
                <text:p>274498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274795">
                <text:p>274795</text:p>
              </table:table-cell>
              <table:table-cell office:value-type="float" office:value="95">
                <text:p>95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275094">
                <text:p>275094</text:p>
              </table:table-cell>
              <table:table-cell office:value-type="float" office:value="99.9">
                <text:p>99.9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275397">
                <text:p>275397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275701">
                <text:p>275701</text:p>
              </table:table-cell>
              <table:table-cell office:value-type="float" office:value="99.9">
                <text:p>99.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276005">
                <text:p>276005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76310">
                <text:p>276310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76614">
                <text:p>276614</text:p>
              </table:table-cell>
              <table:table-cell office:value-type="float" office:value="99.9">
                <text:p>99.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276913">
                <text:p>276913</text:p>
              </table:table-cell>
              <table:table-cell office:value-type="float" office:value="95.2">
                <text:p>95.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77211">
                <text:p>277211</text:p>
              </table:table-cell>
              <table:table-cell office:value-type="float" office:value="95.2">
                <text:p>95.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277516">
                <text:p>277516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77819">
                <text:p>277819</text:p>
              </table:table-cell>
              <table:table-cell office:value-type="float" office:value="95">
                <text:p>95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278119">
                <text:p>278119</text:p>
              </table:table-cell>
              <table:table-cell office:value-type="float" office:value="99.9">
                <text:p>99.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278420">
                <text:p>278420</text:p>
              </table:table-cell>
              <table:table-cell office:value-type="float" office:value="99.9">
                <text:p>99.9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float" office:value="278717">
                <text:p>278717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79019">
                <text:p>279019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79317">
                <text:p>279317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279620">
                <text:p>279620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279923">
                <text:p>279923</text:p>
              </table:table-cell>
              <table:table-cell office:value-type="float" office:value="99.9">
                <text:p>99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80220">
                <text:p>280220</text:p>
              </table:table-cell>
              <table:table-cell office:value-type="float" office:value="99.9">
                <text:p>99.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80518">
                <text:p>280518</text:p>
              </table:table-cell>
              <table:table-cell office:value-type="float" office:value="99.9">
                <text:p>99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280827">
                <text:p>280827</text:p>
              </table:table-cell>
              <table:table-cell office:value-type="float" office:value="95.2">
                <text:p>95.2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281134">
                <text:p>281134</text:p>
              </table:table-cell>
              <table:table-cell office:value-type="float" office:value="99.9">
                <text:p>99.9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281437">
                <text:p>281437</text:p>
              </table:table-cell>
              <table:table-cell office:value-type="float" office:value="99.9">
                <text:p>99.9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281735">
                <text:p>281735</text:p>
              </table:table-cell>
              <table:table-cell office:value-type="float" office:value="99.9">
                <text:p>99.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282037">
                <text:p>282037</text:p>
              </table:table-cell>
              <table:table-cell office:value-type="float" office:value="95">
                <text:p>95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282336">
                <text:p>282336</text:p>
              </table:table-cell>
              <table:table-cell office:value-type="float" office:value="99.9">
                <text:p>99.9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float" office:value="282641">
                <text:p>282641</text:p>
              </table:table-cell>
              <table:table-cell office:value-type="float" office:value="95.2">
                <text:p>95.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282945">
                <text:p>282945</text:p>
              </table:table-cell>
              <table:table-cell office:value-type="float" office:value="99.9">
                <text:p>99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283248">
                <text:p>283248</text:p>
              </table:table-cell>
              <table:table-cell office:value-type="float" office:value="99.9">
                <text:p>99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283556">
                <text:p>283556</text:p>
              </table:table-cell>
              <table:table-cell office:value-type="float" office:value="99.9">
                <text:p>99.9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283855">
                <text:p>283855</text:p>
              </table:table-cell>
              <table:table-cell office:value-type="float" office:value="99.9">
                <text:p>99.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284156">
                <text:p>284156</text:p>
              </table:table-cell>
              <table:table-cell office:value-type="float" office:value="99.9">
                <text:p>99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284458">
                <text:p>284458</text:p>
              </table:table-cell>
              <table:table-cell office:value-type="float" office:value="99.9">
                <text:p>99.9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284767">
                <text:p>284767</text:p>
              </table:table-cell>
              <table:table-cell office:value-type="float" office:value="99.9">
                <text:p>99.9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285081">
                <text:p>285081</text:p>
              </table:table-cell>
              <table:table-cell office:value-type="float" office:value="99.9">
                <text:p>99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float" office:value="285389">
                <text:p>285389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5696">
                <text:p>285696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5995">
                <text:p>285995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6295">
                <text:p>286295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6605">
                <text:p>286605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6911">
                <text:p>286911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7213">
                <text:p>287213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7521">
                <text:p>287521</text:p>
              </table:table-cell>
              <table:table-cell office:value-type="float" office:value="95.2">
                <text:p>95.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287825">
                <text:p>287825</text:p>
              </table:table-cell>
              <table:table-cell office:value-type="float" office:value="99.9">
                <text:p>99.9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288131">
                <text:p>288131</text:p>
              </table:table-cell>
              <table:table-cell office:value-type="float" office:value="95.2">
                <text:p>95.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288436">
                <text:p>288436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288737">
                <text:p>288737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289038">
                <text:p>289038</text:p>
              </table:table-cell>
              <table:table-cell office:value-type="float" office:value="99.9">
                <text:p>99.9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289343">
                <text:p>289343</text:p>
              </table:table-cell>
              <table:table-cell office:value-type="float" office:value="99.9">
                <text:p>99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289646">
                <text:p>289646</text:p>
              </table:table-cell>
              <table:table-cell office:value-type="float" office:value="99.9">
                <text:p>99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289952">
                <text:p>289952</text:p>
              </table:table-cell>
              <table:table-cell office:value-type="float" office:value="99.9">
                <text:p>99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290253">
                <text:p>290253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290561">
                <text:p>290561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290871">
                <text:p>290871</text:p>
              </table:table-cell>
              <table:table-cell office:value-type="float" office:value="95.2">
                <text:p>95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291172">
                <text:p>291172</text:p>
              </table:table-cell>
              <table:table-cell office:value-type="float" office:value="99.9">
                <text:p>99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291475">
                <text:p>291475</text:p>
              </table:table-cell>
              <table:table-cell office:value-type="float" office:value="99.9">
                <text:p>99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291781">
                <text:p>291781</text:p>
              </table:table-cell>
              <table:table-cell office:value-type="float" office:value="99.9">
                <text:p>99.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292089">
                <text:p>292089</text:p>
              </table:table-cell>
              <table:table-cell office:value-type="float" office:value="99.9">
                <text:p>99.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292401">
                <text:p>292401</text:p>
              </table:table-cell>
              <table:table-cell office:value-type="float" office:value="95.2">
                <text:p>95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2701">
                <text:p>292701</text:p>
              </table:table-cell>
              <table:table-cell office:value-type="float" office:value="95.2">
                <text:p>95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3005">
                <text:p>293005</text:p>
              </table:table-cell>
              <table:table-cell office:value-type="float" office:value="99.9">
                <text:p>99.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3316">
                <text:p>293316</text:p>
              </table:table-cell>
              <table:table-cell office:value-type="float" office:value="99.9">
                <text:p>99.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3619">
                <text:p>293619</text:p>
              </table:table-cell>
              <table:table-cell office:value-type="float" office:value="99.9">
                <text:p>99.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3930">
                <text:p>293930</text:p>
              </table:table-cell>
              <table:table-cell office:value-type="float" office:value="95.2">
                <text:p>95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4232">
                <text:p>294232</text:p>
              </table:table-cell>
              <table:table-cell office:value-type="float" office:value="99.9">
                <text:p>99.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4540">
                <text:p>294540</text:p>
              </table:table-cell>
              <table:table-cell office:value-type="float" office:value="99.9">
                <text:p>99.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4844">
                <text:p>294844</text:p>
              </table:table-cell>
              <table:table-cell office:value-type="float" office:value="99.9">
                <text:p>99.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5148">
                <text:p>295148</text:p>
              </table:table-cell>
              <table:table-cell office:value-type="float" office:value="99.9">
                <text:p>99.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5450">
                <text:p>295450</text:p>
              </table:table-cell>
              <table:table-cell office:value-type="float" office:value="95.2">
                <text:p>95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5751">
                <text:p>295751</text:p>
              </table:table-cell>
              <table:table-cell office:value-type="float" office:value="99.9">
                <text:p>99.9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float" office:value="296051">
                <text:p>296051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6364">
                <text:p>296364</text:p>
              </table:table-cell>
              <table:table-cell office:value-type="float" office:value="99.9">
                <text:p>99.9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296670">
                <text:p>296670</text:p>
              </table:table-cell>
              <table:table-cell office:value-type="float" office:value="95.2">
                <text:p>95.2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296976">
                <text:p>296976</text:p>
              </table:table-cell>
              <table:table-cell office:value-type="float" office:value="95">
                <text:p>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7279">
                <text:p>297279</text:p>
              </table:table-cell>
              <table:table-cell office:value-type="float" office:value="99.9">
                <text:p>99.9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297592">
                <text:p>297592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97896">
                <text:p>297896</text:p>
              </table:table-cell>
              <table:table-cell office:value-type="float" office:value="95">
                <text:p>95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298201">
                <text:p>298201</text:p>
              </table:table-cell>
              <table:table-cell office:value-type="float" office:value="95.2">
                <text:p>95.2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298504">
                <text:p>298504</text:p>
              </table:table-cell>
              <table:table-cell office:value-type="float" office:value="99.9">
                <text:p>99.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298806">
                <text:p>298806</text:p>
              </table:table-cell>
              <table:table-cell office:value-type="float" office:value="99.9">
                <text:p>99.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299118">
                <text:p>299118</text:p>
              </table:table-cell>
              <table:table-cell office:value-type="float" office:value="99.9">
                <text:p>99.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299418">
                <text:p>299418</text:p>
              </table:table-cell>
              <table:table-cell office:value-type="float" office:value="99.9">
                <text:p>99.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299720">
                <text:p>299720</text:p>
              </table:table-cell>
              <table:table-cell office:value-type="float" office:value="99.9">
                <text:p>99.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300020">
                <text:p>300020</text:p>
              </table:table-cell>
              <table:table-cell office:value-type="float" office:value="99.9">
                <text:p>99.9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300324">
                <text:p>300324</text:p>
              </table:table-cell>
              <table:table-cell office:value-type="float" office:value="99.9">
                <text:p>99.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300632">
                <text:p>300632</text:p>
              </table:table-cell>
              <table:table-cell office:value-type="float" office:value="95.2">
                <text:p>95.2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300938">
                <text:p>300938</text:p>
              </table:table-cell>
              <table:table-cell office:value-type="float" office:value="95.2">
                <text:p>95.2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301249">
                <text:p>301249</text:p>
              </table:table-cell>
              <table:table-cell office:value-type="float" office:value="99.9">
                <text:p>99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01548">
                <text:p>301548</text:p>
              </table:table-cell>
              <table:table-cell office:value-type="float" office:value="99.9">
                <text:p>99.9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301853">
                <text:p>301853</text:p>
              </table:table-cell>
              <table:table-cell office:value-type="float" office:value="95.2">
                <text:p>95.2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float" office:value="302159">
                <text:p>302159</text:p>
              </table:table-cell>
              <table:table-cell office:value-type="float" office:value="99.9">
                <text:p>99.9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float" office:value="302460">
                <text:p>302460</text:p>
              </table:table-cell>
              <table:table-cell office:value-type="float" office:value="99.9">
                <text:p>99.9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302759">
                <text:p>302759</text:p>
              </table:table-cell>
              <table:table-cell office:value-type="float" office:value="99.9">
                <text:p>99.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303064">
                <text:p>303064</text:p>
              </table:table-cell>
              <table:table-cell office:value-type="float" office:value="99.9">
                <text:p>99.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303364">
                <text:p>303364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03665">
                <text:p>303665</text:p>
              </table:table-cell>
              <table:table-cell office:value-type="float" office:value="99.9">
                <text:p>99.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3971">
                <text:p>303971</text:p>
              </table:table-cell>
              <table:table-cell office:value-type="float" office:value="99.9">
                <text:p>99.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304272">
                <text:p>304272</text:p>
              </table:table-cell>
              <table:table-cell office:value-type="float" office:value="95.2">
                <text:p>95.2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304572">
                <text:p>304572</text:p>
              </table:table-cell>
              <table:table-cell office:value-type="float" office:value="95.2">
                <text:p>95.2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304872">
                <text:p>304872</text:p>
              </table:table-cell>
              <table:table-cell office:value-type="float" office:value="99.9">
                <text:p>99.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305175">
                <text:p>305175</text:p>
              </table:table-cell>
              <table:table-cell office:value-type="float" office:value="99.9">
                <text:p>99.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305478">
                <text:p>305478</text:p>
              </table:table-cell>
              <table:table-cell office:value-type="float" office:value="99.9">
                <text:p>99.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305778">
                <text:p>305778</text:p>
              </table:table-cell>
              <table:table-cell office:value-type="float" office:value="99.9">
                <text:p>99.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306080">
                <text:p>306080</text:p>
              </table:table-cell>
              <table:table-cell office:value-type="float" office:value="99.9">
                <text:p>99.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306382">
                <text:p>306382</text:p>
              </table:table-cell>
              <table:table-cell office:value-type="float" office:value="95.2">
                <text:p>95.2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306683">
                <text:p>306683</text:p>
              </table:table-cell>
              <table:table-cell office:value-type="float" office:value="99.9">
                <text:p>99.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306978">
                <text:p>306978</text:p>
              </table:table-cell>
              <table:table-cell office:value-type="float" office:value="99.9">
                <text:p>99.9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307282">
                <text:p>307282</text:p>
              </table:table-cell>
              <table:table-cell office:value-type="float" office:value="99.9">
                <text:p>99.9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float" office:value="307585">
                <text:p>307585</text:p>
              </table:table-cell>
              <table:table-cell office:value-type="float" office:value="99.9">
                <text:p>99.9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307890">
                <text:p>307890</text:p>
              </table:table-cell>
              <table:table-cell office:value-type="float" office:value="99.9">
                <text:p>99.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308192">
                <text:p>308192</text:p>
              </table:table-cell>
              <table:table-cell office:value-type="float" office:value="95.2">
                <text:p>95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8494">
                <text:p>308494</text:p>
              </table:table-cell>
              <table:table-cell office:value-type="float" office:value="99.9">
                <text:p>99.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8794">
                <text:p>308794</text:p>
              </table:table-cell>
              <table:table-cell office:value-type="float" office:value="99.9">
                <text:p>99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float" office:value="309097">
                <text:p>309097</text:p>
              </table:table-cell>
              <table:table-cell office:value-type="float" office:value="99.9">
                <text:p>99.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309393">
                <text:p>309393</text:p>
              </table:table-cell>
              <table:table-cell office:value-type="float" office:value="95">
                <text:p>95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309695">
                <text:p>309695</text:p>
              </table:table-cell>
              <table:table-cell office:value-type="float" office:value="99.9">
                <text:p>99.9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float" office:value="309999">
                <text:p>309999</text:p>
              </table:table-cell>
              <table:table-cell office:value-type="float" office:value="99.9">
                <text:p>99.9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310298">
                <text:p>310298</text:p>
              </table:table-cell>
              <table:table-cell office:value-type="float" office:value="99.9">
                <text:p>99.9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310595">
                <text:p>310595</text:p>
              </table:table-cell>
              <table:table-cell office:value-type="float" office:value="99.9">
                <text:p>99.9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310893">
                <text:p>310893</text:p>
              </table:table-cell>
              <table:table-cell office:value-type="float" office:value="99.9">
                <text:p>99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311198">
                <text:p>311198</text:p>
              </table:table-cell>
              <table:table-cell office:value-type="float" office:value="99.9">
                <text:p>99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311496">
                <text:p>311496</text:p>
              </table:table-cell>
              <table:table-cell office:value-type="float" office:value="95">
                <text:p>9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311796">
                <text:p>311796</text:p>
              </table:table-cell>
              <table:table-cell office:value-type="float" office:value="99.9">
                <text:p>99.9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312094">
                <text:p>312094</text:p>
              </table:table-cell>
              <table:table-cell office:value-type="float" office:value="99.9">
                <text:p>99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312395">
                <text:p>312395</text:p>
              </table:table-cell>
              <table:table-cell office:value-type="float" office:value="99.9">
                <text:p>99.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312697">
                <text:p>312697</text:p>
              </table:table-cell>
              <table:table-cell office:value-type="float" office:value="99.9">
                <text:p>99.9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313001">
                <text:p>313001</text:p>
              </table:table-cell>
              <table:table-cell office:value-type="float" office:value="99.9">
                <text:p>99.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313308">
                <text:p>313308</text:p>
              </table:table-cell>
              <table:table-cell office:value-type="float" office:value="99.9">
                <text:p>99.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313610">
                <text:p>313610</text:p>
              </table:table-cell>
              <table:table-cell office:value-type="float" office:value="99.9">
                <text:p>99.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313912">
                <text:p>313912</text:p>
              </table:table-cell>
              <table:table-cell office:value-type="float" office:value="99.9">
                <text:p>99.9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314214">
                <text:p>314214</text:p>
              </table:table-cell>
              <table:table-cell office:value-type="float" office:value="99.9">
                <text:p>99.9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float" office:value="314528">
                <text:p>314528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14826">
                <text:p>314826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315126">
                <text:p>315126</text:p>
              </table:table-cell>
              <table:table-cell office:value-type="float" office:value="99.9">
                <text:p>99.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315419">
                <text:p>315419</text:p>
              </table:table-cell>
              <table:table-cell office:value-type="float" office:value="99.9">
                <text:p>99.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315719">
                <text:p>315719</text:p>
              </table:table-cell>
              <table:table-cell office:value-type="float" office:value="99.9">
                <text:p>99.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316017">
                <text:p>316017</text:p>
              </table:table-cell>
              <table:table-cell office:value-type="float" office:value="99.9">
                <text:p>99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16317">
                <text:p>316317</text:p>
              </table:table-cell>
              <table:table-cell office:value-type="float" office:value="99.9">
                <text:p>99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316626">
                <text:p>316626</text:p>
              </table:table-cell>
              <table:table-cell office:value-type="float" office:value="99.9">
                <text:p>99.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316933">
                <text:p>316933</text:p>
              </table:table-cell>
              <table:table-cell office:value-type="float" office:value="95.2">
                <text:p>95.2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317236">
                <text:p>317236</text:p>
              </table:table-cell>
              <table:table-cell office:value-type="float" office:value="99.9">
                <text:p>99.9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317551">
                <text:p>317551</text:p>
              </table:table-cell>
              <table:table-cell office:value-type="float" office:value="95.2">
                <text:p>95.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317857">
                <text:p>317857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318161">
                <text:p>318161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318461">
                <text:p>318461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318763">
                <text:p>318763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319065">
                <text:p>319065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319369">
                <text:p>319369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319674">
                <text:p>319674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319975">
                <text:p>319975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320277">
                <text:p>320277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320581">
                <text:p>320581</text:p>
              </table:table-cell>
              <table:table-cell office:value-type="float" office:value="99.9">
                <text:p>99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320882">
                <text:p>320882</text:p>
              </table:table-cell>
              <table:table-cell office:value-type="float" office:value="99.9">
                <text:p>99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321185">
                <text:p>321185</text:p>
              </table:table-cell>
              <table:table-cell office:value-type="float" office:value="99.9">
                <text:p>99.9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321484">
                <text:p>321484</text:p>
              </table:table-cell>
              <table:table-cell office:value-type="float" office:value="99.9">
                <text:p>99.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321780">
                <text:p>321780</text:p>
              </table:table-cell>
              <table:table-cell office:value-type="float" office:value="99.9">
                <text:p>99.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322077">
                <text:p>322077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322376">
                <text:p>322376</text:p>
              </table:table-cell>
              <table:table-cell office:value-type="float" office:value="99.9">
                <text:p>99.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322676">
                <text:p>322676</text:p>
              </table:table-cell>
              <table:table-cell office:value-type="float" office:value="99.9">
                <text:p>99.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322977">
                <text:p>322977</text:p>
              </table:table-cell>
              <table:table-cell office:value-type="float" office:value="99.9">
                <text:p>99.9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323273">
                <text:p>323273</text:p>
              </table:table-cell>
              <table:table-cell office:value-type="float" office:value="99.9">
                <text:p>99.9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323573">
                <text:p>323573</text:p>
              </table:table-cell>
              <table:table-cell office:value-type="float" office:value="99.9">
                <text:p>99.9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323876">
                <text:p>323876</text:p>
              </table:table-cell>
              <table:table-cell office:value-type="float" office:value="99.9">
                <text:p>99.9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324182">
                <text:p>324182</text:p>
              </table:table-cell>
              <table:table-cell office:value-type="float" office:value="95.2">
                <text:p>95.2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324486">
                <text:p>324486</text:p>
              </table:table-cell>
              <table:table-cell office:value-type="float" office:value="99.9">
                <text:p>99.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324787">
                <text:p>324787</text:p>
              </table:table-cell>
              <table:table-cell office:value-type="float" office:value="90.5">
                <text:p>90.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325096">
                <text:p>325096</text:p>
              </table:table-cell>
              <table:table-cell office:value-type="float" office:value="99.9">
                <text:p>99.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325408">
                <text:p>325408</text:p>
              </table:table-cell>
              <table:table-cell office:value-type="float" office:value="99.9">
                <text:p>99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325708">
                <text:p>325708</text:p>
              </table:table-cell>
              <table:table-cell office:value-type="float" office:value="95.2">
                <text:p>95.2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326014">
                <text:p>326014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6316">
                <text:p>326316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6616">
                <text:p>326616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6912">
                <text:p>326912</text:p>
              </table:table-cell>
              <table:table-cell office:value-type="float" office:value="90.5">
                <text:p>90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7209">
                <text:p>327209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7530">
                <text:p>327530</text:p>
              </table:table-cell>
              <table:table-cell office:value-type="float" office:value="95.2">
                <text:p>95.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7835">
                <text:p>327835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8143">
                <text:p>328143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8447">
                <text:p>328447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8747">
                <text:p>328747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9044">
                <text:p>329044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9348">
                <text:p>329348</text:p>
              </table:table-cell>
              <table:table-cell office:value-type="float" office:value="99.9">
                <text:p>99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329651">
                <text:p>329651</text:p>
              </table:table-cell>
              <table:table-cell office:value-type="float" office:value="95.2">
                <text:p>95.2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329957">
                <text:p>329957</text:p>
              </table:table-cell>
              <table:table-cell office:value-type="float" office:value="99.9">
                <text:p>99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330261">
                <text:p>330261</text:p>
              </table:table-cell>
              <table:table-cell office:value-type="float" office:value="95.5">
                <text:p>95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30581">
                <text:p>330581</text:p>
              </table:table-cell>
              <table:table-cell office:value-type="float" office:value="99.9">
                <text:p>99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30880">
                <text:p>330880</text:p>
              </table:table-cell>
              <table:table-cell office:value-type="float" office:value="95.2">
                <text:p>95.2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331186">
                <text:p>331186</text:p>
              </table:table-cell>
              <table:table-cell office:value-type="float" office:value="99.9">
                <text:p>99.9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float" office:value="331492">
                <text:p>331492</text:p>
              </table:table-cell>
              <table:table-cell office:value-type="float" office:value="95.2">
                <text:p>95.2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331795">
                <text:p>331795</text:p>
              </table:table-cell>
              <table:table-cell office:value-type="float" office:value="95.2">
                <text:p>95.2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float" office:value="332104">
                <text:p>332104</text:p>
              </table:table-cell>
              <table:table-cell office:value-type="float" office:value="99.9">
                <text:p>99.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332402">
                <text:p>332402</text:p>
              </table:table-cell>
              <table:table-cell office:value-type="float" office:value="99.9">
                <text:p>99.9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332701">
                <text:p>332701</text:p>
              </table:table-cell>
              <table:table-cell office:value-type="float" office:value="95.2">
                <text:p>95.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33004">
                <text:p>333004</text:p>
              </table:table-cell>
              <table:table-cell office:value-type="float" office:value="99.9">
                <text:p>99.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333308">
                <text:p>333308</text:p>
              </table:table-cell>
              <table:table-cell office:value-type="float" office:value="99.9">
                <text:p>99.9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333616">
                <text:p>333616</text:p>
              </table:table-cell>
              <table:table-cell office:value-type="float" office:value="99.9">
                <text:p>99.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333920">
                <text:p>333920</text:p>
              </table:table-cell>
              <table:table-cell office:value-type="float" office:value="99.9">
                <text:p>99.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334219">
                <text:p>334219</text:p>
              </table:table-cell>
              <table:table-cell office:value-type="float" office:value="99.9">
                <text:p>99.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334528">
                <text:p>334528</text:p>
              </table:table-cell>
              <table:table-cell office:value-type="float" office:value="99.9">
                <text:p>99.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334828">
                <text:p>334828</text:p>
              </table:table-cell>
              <table:table-cell office:value-type="float" office:value="99.9">
                <text:p>99.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35132">
                <text:p>335132</text:p>
              </table:table-cell>
              <table:table-cell office:value-type="float" office:value="90.5">
                <text:p>90.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35433">
                <text:p>335433</text:p>
              </table:table-cell>
              <table:table-cell office:value-type="float" office:value="99.9">
                <text:p>99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35734">
                <text:p>335734</text:p>
              </table:table-cell>
              <table:table-cell office:value-type="float" office:value="99.9">
                <text:p>99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36036">
                <text:p>336036</text:p>
              </table:table-cell>
              <table:table-cell office:value-type="float" office:value="99.9">
                <text:p>99.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36342">
                <text:p>336342</text:p>
              </table:table-cell>
              <table:table-cell office:value-type="float" office:value="90.5">
                <text:p>90.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336654">
                <text:p>336654</text:p>
              </table:table-cell>
              <table:table-cell office:value-type="float" office:value="99.9">
                <text:p>99.9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336955">
                <text:p>336955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337255">
                <text:p>337255</text:p>
              </table:table-cell>
              <table:table-cell office:value-type="float" office:value="99.9">
                <text:p>99.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337555">
                <text:p>337555</text:p>
              </table:table-cell>
              <table:table-cell office:value-type="float" office:value="99.9">
                <text:p>99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37860">
                <text:p>337860</text:p>
              </table:table-cell>
              <table:table-cell office:value-type="float" office:value="99.9">
                <text:p>99.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338183">
                <text:p>338183</text:p>
              </table:table-cell>
              <table:table-cell office:value-type="float" office:value="99.9">
                <text:p>99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338485">
                <text:p>338485</text:p>
              </table:table-cell>
              <table:table-cell office:value-type="float" office:value="99.9">
                <text:p>99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338789">
                <text:p>338789</text:p>
              </table:table-cell>
              <table:table-cell office:value-type="float" office:value="99.9">
                <text:p>99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339092">
                <text:p>339092</text:p>
              </table:table-cell>
              <table:table-cell office:value-type="float" office:value="95.2">
                <text:p>95.2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339396">
                <text:p>339396</text:p>
              </table:table-cell>
              <table:table-cell office:value-type="float" office:value="99.9">
                <text:p>99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339696">
                <text:p>339696</text:p>
              </table:table-cell>
              <table:table-cell office:value-type="float" office:value="99.9">
                <text:p>99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339997">
                <text:p>339997</text:p>
              </table:table-cell>
              <table:table-cell office:value-type="float" office:value="99.9">
                <text:p>99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340298">
                <text:p>340298</text:p>
              </table:table-cell>
              <table:table-cell office:value-type="float" office:value="99.9">
                <text:p>99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340603">
                <text:p>340603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340906">
                <text:p>340906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341211">
                <text:p>341211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341508">
                <text:p>341508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341802">
                <text:p>341802</text:p>
              </table:table-cell>
              <table:table-cell office:value-type="float" office:value="95.2">
                <text:p>95.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342099">
                <text:p>342099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342398">
                <text:p>342398</text:p>
              </table:table-cell>
              <table:table-cell office:value-type="float" office:value="95">
                <text:p>95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342700">
                <text:p>342700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342996">
                <text:p>342996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343295">
                <text:p>343295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343593">
                <text:p>343593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343893">
                <text:p>343893</text:p>
              </table:table-cell>
              <table:table-cell office:value-type="float" office:value="99.9">
                <text:p>99.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344195">
                <text:p>344195</text:p>
              </table:table-cell>
              <table:table-cell office:value-type="float" office:value="95">
                <text:p>95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344500">
                <text:p>344500</text:p>
              </table:table-cell>
              <table:table-cell office:value-type="float" office:value="95">
                <text:p>95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344796">
                <text:p>344796</text:p>
              </table:table-cell>
              <table:table-cell office:value-type="float" office:value="99.9">
                <text:p>99.9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345092">
                <text:p>345092</text:p>
              </table:table-cell>
              <table:table-cell office:value-type="float" office:value="95.2">
                <text:p>95.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345393">
                <text:p>345393</text:p>
              </table:table-cell>
              <table:table-cell office:value-type="float" office:value="95.2">
                <text:p>95.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345689">
                <text:p>345689</text:p>
              </table:table-cell>
              <table:table-cell office:value-type="float" office:value="99.9">
                <text:p>99.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345988">
                <text:p>345988</text:p>
              </table:table-cell>
              <table:table-cell office:value-type="float" office:value="99.9">
                <text:p>99.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346288">
                <text:p>346288</text:p>
              </table:table-cell>
              <table:table-cell office:value-type="float" office:value="99.9">
                <text:p>99.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346585">
                <text:p>346585</text:p>
              </table:table-cell>
              <table:table-cell office:value-type="float" office:value="99.9">
                <text:p>99.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346887">
                <text:p>346887</text:p>
              </table:table-cell>
              <table:table-cell office:value-type="float" office:value="99.9">
                <text:p>99.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347188">
                <text:p>347188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347490">
                <text:p>347490</text:p>
              </table:table-cell>
              <table:table-cell office:value-type="float" office:value="99.9">
                <text:p>99.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347793">
                <text:p>347793</text:p>
              </table:table-cell>
              <table:table-cell office:value-type="float" office:value="99.9">
                <text:p>99.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48097">
                <text:p>348097</text:p>
              </table:table-cell>
              <table:table-cell office:value-type="float" office:value="99.9">
                <text:p>99.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48395">
                <text:p>348395</text:p>
              </table:table-cell>
              <table:table-cell office:value-type="float" office:value="99.9">
                <text:p>99.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48700">
                <text:p>348700</text:p>
              </table:table-cell>
              <table:table-cell office:value-type="float" office:value="95.2">
                <text:p>95.2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349006">
                <text:p>349006</text:p>
              </table:table-cell>
              <table:table-cell office:value-type="float" office:value="99.9">
                <text:p>99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49312">
                <text:p>349312</text:p>
              </table:table-cell>
              <table:table-cell office:value-type="float" office:value="99.9">
                <text:p>99.9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349611">
                <text:p>349611</text:p>
              </table:table-cell>
              <table:table-cell office:value-type="float" office:value="95.2">
                <text:p>95.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349916">
                <text:p>349916</text:p>
              </table:table-cell>
              <table:table-cell office:value-type="float" office:value="99.9">
                <text:p>99.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350218">
                <text:p>350218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350524">
                <text:p>350524</text:p>
              </table:table-cell>
              <table:table-cell office:value-type="float" office:value="99.9">
                <text:p>99.9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350827">
                <text:p>350827</text:p>
              </table:table-cell>
              <table:table-cell office:value-type="float" office:value="99.9">
                <text:p>99.9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351133">
                <text:p>351133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51434">
                <text:p>351434</text:p>
              </table:table-cell>
              <table:table-cell office:value-type="float" office:value="99.9">
                <text:p>99.9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351728">
                <text:p>351728</text:p>
              </table:table-cell>
              <table:table-cell office:value-type="float" office:value="99.9">
                <text:p>99.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52035">
                <text:p>352035</text:p>
              </table:table-cell>
              <table:table-cell office:value-type="float" office:value="99.9">
                <text:p>99.9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352339">
                <text:p>352339</text:p>
              </table:table-cell>
              <table:table-cell office:value-type="float" office:value="99.9">
                <text:p>99.9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352632">
                <text:p>352632</text:p>
              </table:table-cell>
              <table:table-cell office:value-type="float" office:value="99.9">
                <text:p>99.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52930">
                <text:p>352930</text:p>
              </table:table-cell>
              <table:table-cell office:value-type="float" office:value="99.9">
                <text:p>99.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53232">
                <text:p>353232</text:p>
              </table:table-cell>
              <table:table-cell office:value-type="float" office:value="99.9">
                <text:p>99.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53539">
                <text:p>353539</text:p>
              </table:table-cell>
              <table:table-cell office:value-type="float" office:value="99.9">
                <text:p>99.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53840">
                <text:p>353840</text:p>
              </table:table-cell>
              <table:table-cell office:value-type="float" office:value="99.9">
                <text:p>99.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54138">
                <text:p>354138</text:p>
              </table:table-cell>
              <table:table-cell office:value-type="float" office:value="99.9">
                <text:p>99.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54439">
                <text:p>354439</text:p>
              </table:table-cell>
              <table:table-cell office:value-type="float" office:value="95">
                <text:p>9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54737">
                <text:p>354737</text:p>
              </table:table-cell>
              <table:table-cell office:value-type="float" office:value="95">
                <text:p>95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355041">
                <text:p>355041</text:p>
              </table:table-cell>
              <table:table-cell office:value-type="float" office:value="95.2">
                <text:p>95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355355">
                <text:p>355355</text:p>
              </table:table-cell>
              <table:table-cell office:value-type="float" office:value="99.9">
                <text:p>99.9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355656">
                <text:p>355656</text:p>
              </table:table-cell>
              <table:table-cell office:value-type="float" office:value="99.9">
                <text:p>99.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355957">
                <text:p>355957</text:p>
              </table:table-cell>
              <table:table-cell office:value-type="float" office:value="99.9">
                <text:p>99.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356264">
                <text:p>356264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356566">
                <text:p>356566</text:p>
              </table:table-cell>
              <table:table-cell office:value-type="float" office:value="95.2">
                <text:p>95.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56874">
                <text:p>356874</text:p>
              </table:table-cell>
              <table:table-cell office:value-type="float" office:value="95">
                <text:p>9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357176">
                <text:p>357176</text:p>
              </table:table-cell>
              <table:table-cell office:value-type="float" office:value="99.9">
                <text:p>99.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357476">
                <text:p>357476</text:p>
              </table:table-cell>
              <table:table-cell office:value-type="float" office:value="99.9">
                <text:p>99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57781">
                <text:p>357781</text:p>
              </table:table-cell>
              <table:table-cell office:value-type="float" office:value="99.9">
                <text:p>99.9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358087">
                <text:p>358087</text:p>
              </table:table-cell>
              <table:table-cell office:value-type="float" office:value="95.2">
                <text:p>95.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float" office:value="358398">
                <text:p>358398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58703">
                <text:p>358703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59001">
                <text:p>359001</text:p>
              </table:table-cell>
              <table:table-cell office:value-type="float" office:value="95.2">
                <text:p>95.2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359304">
                <text:p>359304</text:p>
              </table:table-cell>
              <table:table-cell office:value-type="float" office:value="99.9">
                <text:p>99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359601">
                <text:p>359601</text:p>
              </table:table-cell>
              <table:table-cell office:value-type="float" office:value="99.9">
                <text:p>99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float" office:value="359905">
                <text:p>359905</text:p>
              </table:table-cell>
              <table:table-cell office:value-type="float" office:value="99.9">
                <text:p>99.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360214">
                <text:p>360214</text:p>
              </table:table-cell>
              <table:table-cell office:value-type="float" office:value="99.9">
                <text:p>99.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360516">
                <text:p>360516</text:p>
              </table:table-cell>
              <table:table-cell office:value-type="float" office:value="95.2">
                <text:p>95.2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360829">
                <text:p>360829</text:p>
              </table:table-cell>
              <table:table-cell office:value-type="float" office:value="95.2">
                <text:p>95.2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361140">
                <text:p>361140</text:p>
              </table:table-cell>
              <table:table-cell office:value-type="float" office:value="95.2">
                <text:p>95.2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361444">
                <text:p>361444</text:p>
              </table:table-cell>
              <table:table-cell office:value-type="float" office:value="99.9">
                <text:p>99.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361747">
                <text:p>361747</text:p>
              </table:table-cell>
              <table:table-cell office:value-type="float" office:value="99.9">
                <text:p>99.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362051">
                <text:p>362051</text:p>
              </table:table-cell>
              <table:table-cell office:value-type="float" office:value="99.9">
                <text:p>99.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362360">
                <text:p>362360</text:p>
              </table:table-cell>
              <table:table-cell office:value-type="float" office:value="99.9">
                <text:p>99.9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362666">
                <text:p>362666</text:p>
              </table:table-cell>
              <table:table-cell office:value-type="float" office:value="99.9">
                <text:p>99.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62971">
                <text:p>362971</text:p>
              </table:table-cell>
              <table:table-cell office:value-type="float" office:value="95.2">
                <text:p>95.2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363267">
                <text:p>363267</text:p>
              </table:table-cell>
              <table:table-cell office:value-type="float" office:value="99.9">
                <text:p>99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363566">
                <text:p>363566</text:p>
              </table:table-cell>
              <table:table-cell office:value-type="float" office:value="99.9">
                <text:p>99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363867">
                <text:p>363867</text:p>
              </table:table-cell>
              <table:table-cell office:value-type="float" office:value="99.9">
                <text:p>99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364182">
                <text:p>364182</text:p>
              </table:table-cell>
              <table:table-cell office:value-type="float" office:value="95.2">
                <text:p>95.2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364485">
                <text:p>364485</text:p>
              </table:table-cell>
              <table:table-cell office:value-type="float" office:value="99.9">
                <text:p>99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364796">
                <text:p>364796</text:p>
              </table:table-cell>
              <table:table-cell office:value-type="float" office:value="99.9">
                <text:p>99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365097">
                <text:p>365097</text:p>
              </table:table-cell>
              <table:table-cell office:value-type="float" office:value="99.9">
                <text:p>99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365405">
                <text:p>365405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65705">
                <text:p>365705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66004">
                <text:p>366004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66305">
                <text:p>366305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66603">
                <text:p>366603</text:p>
              </table:table-cell>
              <table:table-cell office:value-type="float" office:value="95.2">
                <text:p>95.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66903">
                <text:p>366903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67205">
                <text:p>367205</text:p>
              </table:table-cell>
              <table:table-cell office:value-type="float" office:value="95">
                <text:p>9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67507">
                <text:p>367507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67818">
                <text:p>367818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68120">
                <text:p>368120</text:p>
              </table:table-cell>
              <table:table-cell office:value-type="float" office:value="95.2">
                <text:p>95.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68422">
                <text:p>368422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68725">
                <text:p>368725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69036">
                <text:p>369036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69338">
                <text:p>369338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69640">
                <text:p>369640</text:p>
              </table:table-cell>
              <table:table-cell office:value-type="float" office:value="95.2">
                <text:p>95.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69945">
                <text:p>369945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0244">
                <text:p>370244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0555">
                <text:p>370555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0863">
                <text:p>370863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1172">
                <text:p>371172</text:p>
              </table:table-cell>
              <table:table-cell office:value-type="float" office:value="90.5">
                <text:p>90.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1478">
                <text:p>371478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1787">
                <text:p>371787</text:p>
              </table:table-cell>
              <table:table-cell office:value-type="float" office:value="95">
                <text:p>9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2084">
                <text:p>372084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2388">
                <text:p>372388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2685">
                <text:p>372685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2991">
                <text:p>372991</text:p>
              </table:table-cell>
              <table:table-cell office:value-type="float" office:value="95.2">
                <text:p>95.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3296">
                <text:p>373296</text:p>
              </table:table-cell>
              <table:table-cell office:value-type="float" office:value="95">
                <text:p>9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3610">
                <text:p>373610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3913">
                <text:p>373913</text:p>
              </table:table-cell>
              <table:table-cell office:value-type="float" office:value="90.5">
                <text:p>90.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4216">
                <text:p>374216</text:p>
              </table:table-cell>
              <table:table-cell office:value-type="float" office:value="90">
                <text:p>9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4525">
                <text:p>374525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4823">
                <text:p>374823</text:p>
              </table:table-cell>
              <table:table-cell office:value-type="float" office:value="42.9">
                <text:p>42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5125">
                <text:p>375125</text:p>
              </table:table-cell>
              <table:table-cell office:value-type="float" office:value="10">
                <text:p>1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5430">
                <text:p>375430</text:p>
              </table:table-cell>
              <table:table-cell office:value-type="float" office:value="5">
                <text:p>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5761">
                <text:p>375761</text:p>
              </table:table-cell>
              <table:table-cell office:value-type="float" office:value="4.8">
                <text:p>4.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6067">
                <text:p>376067</text:p>
              </table:table-cell>
              <table:table-cell office:value-type="float" office:value="5">
                <text:p>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6373">
                <text:p>376373</text:p>
              </table:table-cell>
              <table:table-cell office:value-type="float" office:value="4.8">
                <text:p>4.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6676">
                <text:p>376676</text:p>
              </table:table-cell>
              <table:table-cell office:value-type="float" office:value="5">
                <text:p>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6985">
                <text:p>376985</text:p>
              </table:table-cell>
              <table:table-cell office:value-type="float" office:value="5">
                <text:p>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7289">
                <text:p>377289</text:p>
              </table:table-cell>
              <table:table-cell office:value-type="float" office:value="0">
                <text:p>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7594">
                <text:p>377594</text:p>
              </table:table-cell>
              <table:table-cell office:value-type="float" office:value="0">
                <text:p>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7899">
                <text:p>377899</text:p>
              </table:table-cell>
              <table:table-cell office:value-type="float" office:value="5">
                <text:p>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8206">
                <text:p>378206</text:p>
              </table:table-cell>
              <table:table-cell office:value-type="float" office:value="4.8">
                <text:p>4.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8513">
                <text:p>378513</text:p>
              </table:table-cell>
              <table:table-cell office:value-type="float" office:value="5">
                <text:p>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8819">
                <text:p>378819</text:p>
              </table:table-cell>
              <table:table-cell office:value-type="float" office:value="5">
                <text:p>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9121">
                <text:p>379121</text:p>
              </table:table-cell>
              <table:table-cell office:value-type="float" office:value="4.8">
                <text:p>4.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9425">
                <text:p>379425</text:p>
              </table:table-cell>
              <table:table-cell office:value-type="float" office:value="5">
                <text:p>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9735">
                <text:p>379735</text:p>
              </table:table-cell>
              <table:table-cell office:value-type="float" office:value="0">
                <text:p>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80064">
                <text:p>380064</text:p>
              </table:table-cell>
              <table:table-cell office:value-type="float" office:value="5">
                <text:p>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80375">
                <text:p>380375</text:p>
              </table:table-cell>
              <table:table-cell office:value-type="float" office:value="10">
                <text:p>1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80677">
                <text:p>380677</text:p>
              </table:table-cell>
              <table:table-cell office:value-type="float" office:value="0">
                <text:p>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80977">
                <text:p>380977</text:p>
              </table:table-cell>
              <table:table-cell office:value-type="float" office:value="5">
                <text:p>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81274">
                <text:p>381274</text:p>
              </table:table-cell>
              <table:table-cell office:value-type="float" office:value="5">
                <text:p>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81575">
                <text:p>381575</text:p>
              </table:table-cell>
              <table:table-cell office:value-type="float" office:value="10">
                <text:p>1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81889">
                <text:p>381889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82190">
                <text:p>382190</text:p>
              </table:table-cell>
              <table:table-cell office:value-type="float" office:value="90.5">
                <text:p>90.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82492">
                <text:p>382492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82791">
                <text:p>382791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83094">
                <text:p>383094</text:p>
              </table:table-cell>
              <table:table-cell office:value-type="float" office:value="95">
                <text:p>9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83403">
                <text:p>383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